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inherit" svg:font-family="inherit"/>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cm" fo:margin-right="0cm" fo:margin-top="0cm" fo:margin-bottom="0.499cm" fo:line-height="150%" fo:text-align="start" style:justify-single-word="false" fo:orphans="2" fo:widows="2" fo:text-indent="0cm" style:auto-text-indent="false" fo:background-color="#2d2d2d">
        <style:background-image/>
      </style:paragraph-properties>
    </style:style>
    <style:style style:name="P2" style:family="paragraph" style:parent-style-name="Text_20_body">
      <style:paragraph-properties fo:margin-left="0cm" fo:margin-right="0cm" fo:margin-top="0cm" fo:margin-bottom="0.212cm" fo:orphans="2" fo:widows="2" fo:text-indent="0cm" style:auto-text-indent="false"/>
    </style:style>
    <style:style style:name="P3" style:family="paragraph" style:parent-style-name="Text_20_body">
      <style:paragraph-properties fo:margin-left="0cm" fo:margin-right="0cm" fo:margin-top="0cm" fo:margin-bottom="0.212cm" fo:orphans="2" fo:widows="2" fo:text-indent="0cm" style:auto-text-indent="false"/>
      <style:text-properties fo:font-variant="normal" fo:text-transform="none" fo:color="#131516" style:font-name="Verdana" fo:font-size="13pt" fo:letter-spacing="normal" fo:font-style="normal" fo:font-weight="normal" style:font-size-asian="13pt" style:font-size-complex="13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Verdana" fo:font-size="13pt" style:font-size-asian="13pt" style:font-size-complex="13pt"/>
    </style:style>
    <style:style style:name="P6" style:family="paragraph" style:parent-style-name="Standard">
      <style:paragraph-properties fo:margin-left="0cm" fo:margin-right="0cm" fo:text-indent="0cm" style:auto-text-indent="false"/>
      <style:text-properties fo:color="#cc7832" style:font-name="Verdana" fo:font-size="13pt" fo:background-color="#ffffff" style:font-size-asian="13pt" style:font-size-complex="13pt"/>
    </style:style>
    <style:style style:name="P7"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style>
    <style:style style:name="P8" style:family="paragraph" style:parent-style-name="Preformatted_20_Text">
      <style:paragraph-properties fo:margin-left="0cm" fo:margin-right="0cm" fo:margin-top="0cm" fo:margin-bottom="0cm" fo:text-indent="0cm" style:auto-text-indent="false" fo:padding="0cm" fo:border="none"/>
      <style:text-properties style:font-name="Verdana" fo:font-size="13pt" style:font-size-asian="13pt" style:font-size-complex="13pt"/>
    </style:style>
    <style:style style:name="P9" style:family="paragraph" style:parent-style-name="Preformatted_20_Text">
      <style:paragraph-properties fo:margin-left="0cm" fo:margin-right="0cm" fo:margin-top="0cm" fo:margin-bottom="0cm" fo:text-indent="0cm" style:auto-text-indent="false" fo:padding="0cm" fo:border="none"/>
      <style:text-properties style:font-name="Verdana" fo:font-size="13pt" fo:font-weight="bold" style:font-size-asian="13pt" style:font-weight-asian="bold" style:font-size-complex="13pt" style:font-weight-complex="bold"/>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1a1816" style:font-name="Verdana" fo:font-size="13pt" fo:letter-spacing="normal" fo:font-style="normal" fo:font-weight="normal" style:font-size-asian="13pt" style:font-size-complex="13pt"/>
    </style:style>
    <style:style style:name="P11" style:family="paragraph" style:parent-style-name="Preformatted_20_Text">
      <style:paragraph-properties fo:margin-left="0cm" fo:margin-right="0cm" fo:text-indent="0cm" style:auto-text-indent="false"/>
      <style:text-properties style:font-name="Verdana" fo:font-size="13pt" style:font-size-asian="13pt" style:font-size-complex="13pt"/>
    </style:style>
    <style:style style:name="P12" style:family="paragraph" style:parent-style-name="Preformatted_20_Text">
      <style:paragraph-properties fo:margin-left="0cm" fo:margin-right="0cm" fo:text-indent="0cm" style:auto-text-indent="false"/>
      <style:text-properties style:font-name="Verdana" fo:font-size="13pt" fo:background-color="#ffffff" style:font-size-asian="13pt" style:font-size-complex="13pt"/>
    </style:style>
    <style:style style:name="P13" style:family="paragraph" style:parent-style-name="Preformatted_20_Text">
      <style:paragraph-properties fo:margin-left="0cm" fo:margin-right="0cm" fo:text-indent="0cm" style:auto-text-indent="false"/>
      <style:text-properties fo:color="#cc7832" style:font-name="Verdana" fo:font-size="13pt" fo:background-color="#ffffff" style:font-size-asian="13pt" style:font-size-complex="13pt"/>
    </style:style>
    <style:style style:name="P14" style:family="paragraph" style:parent-style-name="Preformatted_20_Text">
      <style:paragraph-properties fo:margin-left="0cm" fo:margin-right="0cm" fo:text-indent="0cm" style:auto-text-indent="false"/>
      <style:text-properties fo:font-variant="normal" fo:text-transform="none" fo:color="#000066" style:font-name="Verdana" fo:font-size="13pt" fo:letter-spacing="normal" fo:font-style="normal" fo:font-weight="bold" style:font-size-asian="13pt" style:font-weight-asian="bold" style:font-size-complex="13pt" style:font-weight-complex="bold"/>
    </style:style>
    <style:style style:name="P15" style:family="paragraph" style:parent-style-name="Heading_20_2">
      <style:paragraph-properties fo:margin-left="0cm" fo:margin-right="0cm" style:line-height-at-least="0.635cm" fo:orphans="2" fo:widows="2" fo:text-indent="0cm" style:auto-text-indent="false"/>
      <style:text-properties fo:font-variant="normal" fo:text-transform="none" fo:color="#000099" style:font-name="Verdana" fo:font-size="13pt" fo:letter-spacing="normal" fo:font-style="normal" fo:font-weight="bold" style:font-size-asian="13pt" style:font-size-complex="13pt"/>
    </style:style>
    <style:style style:name="P16" style:family="paragraph" style:parent-style-name="List_20_Heading">
      <style:paragraph-properties fo:margin-left="0cm" fo:margin-right="0cm" fo:margin-top="0.265cm" fo:margin-bottom="0cm" fo:text-align="start" style:justify-single-word="false" fo:orphans="2" fo:widows="2" fo:text-indent="0cm" style:auto-text-indent="false"/>
      <style:text-properties fo:font-variant="normal" fo:text-transform="none" fo:color="#353833" style:font-name="Verdana" fo:font-size="13pt" fo:letter-spacing="normal" fo:font-style="normal" fo:font-weight="bold" style:font-size-asian="13pt" style:font-size-complex="13pt"/>
    </style:style>
    <style:style style:name="P17" style:family="paragraph" style:parent-style-name="Heading_20_3">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font-variant="normal" fo:text-transform="none" fo:color="#1a1816" style:font-name="Verdana" fo:font-size="13pt" fo:letter-spacing="normal" fo:font-style="normal" fo:font-weight="bold" style:font-size-asian="13pt" style:font-size-complex="13pt"/>
    </style:style>
    <style:style style:name="P1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a1816" style:font-name="Verdana" fo:font-size="13pt" fo:letter-spacing="normal" fo:font-style="normal" fo:font-weight="normal" style:font-size-asian="13pt" style:font-size-complex="13pt"/>
    </style:style>
    <style:style style:name="P20" style:family="paragraph" style:parent-style-name="Text_20_body">
      <style:paragraph-properties fo:margin-left="0cm" fo:margin-right="0cm" fo:text-indent="0cm" style:auto-text-indent="false"/>
      <style:text-properties fo:font-variant="normal" fo:text-transform="none" fo:color="#000000" style:font-name="Verdana" fo:font-size="13pt" fo:letter-spacing="normal" fo:font-style="normal" fo:font-weight="normal" style:font-size-asian="13pt" style:font-size-complex="13pt"/>
    </style:style>
    <style:style style:name="P21" style:family="paragraph" style:parent-style-name="Text_20_body">
      <style:paragraph-properties fo:margin-left="0cm" fo:margin-right="0cm" fo:text-indent="0cm" style:auto-text-indent="false"/>
      <style:text-properties style:font-name="Verdana" fo:font-size="13pt" style:font-size-asian="13pt" style:font-size-complex="13pt"/>
    </style:style>
    <style:style style:name="P22" style:family="paragraph" style:parent-style-name="Text_20_body">
      <style:paragraph-properties fo:margin-left="0cm" fo:margin-right="0cm" fo:orphans="2" fo:widows="2" fo:text-indent="0cm" style:auto-text-indent="false"/>
      <style:text-properties style:font-name="Verdana" fo:font-size="13pt" style:font-size-asian="13pt" style:font-size-complex="13pt"/>
    </style:style>
    <style:style style:name="P23" style:family="paragraph" style:parent-style-name="Text_20_body">
      <style:paragraph-properties fo:margin-left="0cm" fo:margin-right="0cm" fo:text-indent="0cm" style:auto-text-indent="false"/>
      <style:text-properties fo:color="#000099" style:font-name="Verdana" fo:font-size="13pt" fo:font-weight="bold" style:font-size-asian="13pt" style:font-weight-asian="bold" style:font-size-complex="13pt" style:font-weight-complex="bold"/>
    </style:style>
    <style:style style:name="P24" style:family="paragraph" style:parent-style-name="Text_20_body">
      <style:paragraph-properties fo:margin-left="0cm" fo:margin-right="0cm" fo:text-indent="0cm" style:auto-text-indent="false" fo:break-before="page"/>
      <style:text-properties style:font-name="Verdana" fo:font-size="13pt" style:font-size-asian="13pt" style:font-size-complex="13pt"/>
    </style:style>
    <style:style style:name="P25" style:family="paragraph" style:parent-style-name="Text_20_body">
      <style:paragraph-properties fo:margin-left="0cm" fo:margin-right="0cm" fo:margin-top="0cm" fo:margin-bottom="0.265cm" fo:text-align="start" style:justify-single-word="false" fo:orphans="2" fo:widows="2" fo:text-indent="0cm" style:auto-text-indent="false" fo:padding="0cm" fo:border="none"/>
      <style:text-properties fo:font-variant="normal" fo:text-transform="none" fo:color="#273239" style:font-name="Verdana" fo:font-size="13pt" fo:letter-spacing="normal" fo:font-style="normal" fo:font-weight="normal" style:font-size-asian="13pt" style:font-size-complex="13pt"/>
    </style:style>
    <style:style style:name="P26" style:family="paragraph" style:parent-style-name="Preformatted_20_Text">
      <style:paragraph-properties fo:margin-left="0cm" fo:margin-right="0cm" fo:text-indent="0cm" style:auto-text-indent="false" fo:background-color="#ffffff">
        <style:background-image/>
      </style:paragraph-properties>
      <style:text-properties fo:color="#cc7832" style:font-name="Verdana" fo:font-size="13pt" fo:background-color="#2b2b2b" style:font-size-asian="13pt" style:font-size-complex="13pt"/>
    </style:style>
    <style:style style:name="P27" style:family="paragraph" style:parent-style-name="Preformatted_20_Text">
      <style:paragraph-properties fo:margin-left="0cm" fo:margin-right="0cm" fo:text-indent="0cm" style:auto-text-indent="false" fo:background-color="transparent">
        <style:background-image/>
      </style:paragraph-properties>
      <style:text-properties fo:color="#cc7832" style:font-name="Verdana" fo:font-size="13pt" fo:background-color="#2b2b2b" style:font-size-asian="13pt" style:font-size-complex="13pt"/>
    </style:style>
    <style:style style:name="P28" style:family="paragraph" style:parent-style-name="Text_20_body">
      <style:paragraph-properties fo:margin-left="0cm" fo:margin-right="0cm" fo:orphans="2" fo:widows="2" fo:text-indent="0cm" style:auto-text-indent="false" fo:padding="0cm" fo:border="none"/>
    </style:style>
    <style:style style:name="P29" style:family="paragraph" style:parent-style-name="Standard">
      <style:text-properties style:font-name="Verdana" fo:font-size="13pt"/>
    </style:style>
    <style:style style:name="P30" style:family="paragraph" style:parent-style-name="Standard">
      <style:text-properties style:font-name="Verdana" fo:font-size="13pt" style:font-size-asian="13pt" style:font-size-complex="13pt"/>
    </style:style>
    <style:style style:name="P31" style:family="paragraph" style:parent-style-name="Standard">
      <style:text-properties style:font-name="Verdana" fo:font-size="13pt" fo:font-weight="bold" style:font-size-asian="13pt" style:font-weight-asian="bold" style:font-size-complex="13pt" style:font-weight-complex="bold"/>
    </style:style>
    <style:style style:name="P32" style:family="paragraph" style:parent-style-name="Standard">
      <style:text-properties style:font-name="Verdana" fo:font-size="13pt" style:text-underline-style="solid" style:text-underline-width="auto" style:text-underline-color="font-color" fo:font-weight="bold" style:font-size-asian="13pt" style:font-weight-asian="bold" style:font-size-complex="13pt" style:font-weight-complex="bold"/>
    </style:style>
    <style:style style:name="P33" style:family="paragraph" style:parent-style-name="Standard">
      <style:text-properties fo:font-variant="normal" fo:text-transform="none" fo:color="#273239" style:font-name="Verdana" fo:font-size="13pt" fo:letter-spacing="normal" fo:font-style="normal" style:font-size-asian="13pt" style:font-size-complex="13pt"/>
    </style:style>
    <style:style style:name="P34" style:family="paragraph" style:parent-style-name="Standard">
      <style:text-properties fo:font-variant="normal" fo:text-transform="none" fo:color="#1a1816" style:font-name="Verdana" fo:font-size="13pt" fo:letter-spacing="normal" fo:font-style="normal" fo:font-weight="normal" style:font-size-asian="13pt" style:font-size-complex="13pt"/>
    </style:style>
    <style:style style:name="P35" style:family="paragraph" style:parent-style-name="Standard">
      <style:text-properties fo:font-variant="normal" fo:text-transform="none" fo:color="#242424" style:font-name="Verdana" fo:font-size="13pt" fo:letter-spacing="normal" fo:font-style="normal" fo:font-weight="normal" style:font-size-asian="13pt" style:font-size-complex="13pt"/>
    </style:style>
    <style:style style:name="P36" style:family="paragraph" style:parent-style-name="Standard">
      <style:text-properties fo:font-variant="normal" fo:text-transform="none" fo:color="#000099" style:font-name="Verdana" fo:font-size="13pt" fo:letter-spacing="normal" fo:font-style="normal" fo:font-weight="bold" style:font-size-asian="13pt" style:font-weight-asian="bold" style:font-size-complex="13pt" style:font-weight-complex="bold"/>
    </style:style>
    <style:style style:name="P37" style:family="paragraph" style:parent-style-name="Standard">
      <style:text-properties fo:color="#000099" style:font-name="Verdana" fo:font-size="13pt" fo:font-weight="bold" style:font-size-asian="13pt" style:font-weight-asian="bold" style:font-size-complex="13pt" style:font-weight-complex="bold"/>
    </style:style>
    <style:style style:name="P38" style:family="paragraph" style:parent-style-name="Standard">
      <style:text-properties fo:color="#0000cc" style:font-name="Verdana" fo:font-size="13pt" style:text-underline-style="none" fo:font-weight="bold" style:font-size-asian="13pt" style:font-weight-asian="bold" style:font-size-complex="13pt" style:font-weight-complex="bold"/>
    </style:style>
    <style:style style:name="P39" style:family="paragraph" style:parent-style-name="Standard">
      <style:text-properties fo:color="#0000cc" style:font-name="Verdana" fo:font-size="13pt" fo:font-weight="bold" style:font-size-asian="13pt" style:font-weight-asian="bold" style:font-size-complex="13pt" style:font-weight-complex="bold"/>
    </style:style>
    <style:style style:name="P40" style:family="paragraph" style:parent-style-name="Standard">
      <style:text-properties fo:color="#333366" style:font-name="Verdana" fo:font-size="13pt" fo:font-weight="bold" style:font-size-asian="13pt" style:font-weight-asian="bold" style:font-size-complex="13pt" style:font-weight-complex="bold"/>
    </style:style>
    <style:style style:name="P41" style:family="paragraph" style:parent-style-name="Standard">
      <style:text-properties fo:color="#333366" style:font-name="Verdana" fo:font-size="13pt" style:text-underline-style="none" fo:font-weight="bold" style:font-size-asian="13pt" style:font-weight-asian="bold" style:font-size-complex="13pt" style:font-weight-complex="bold"/>
    </style:style>
    <style:style style:name="P42" style:family="paragraph" style:parent-style-name="Standard">
      <style:text-properties fo:color="#000000" style:font-name="Verdana" fo:font-size="13pt" fo:font-weight="normal" style:font-size-asian="13pt" style:font-weight-asian="normal" style:font-size-complex="13pt" style:font-weight-complex="normal"/>
    </style:style>
    <style:style style:name="P43" style:family="paragraph" style:parent-style-name="Standard">
      <style:text-properties fo:color="#000000" style:font-name="Verdana" fo:font-size="13pt" fo:font-weight="bold" style:font-size-asian="13pt" style:font-weight-asian="bold" style:font-size-complex="13pt" style:font-weight-complex="bold"/>
    </style:style>
    <style:style style:name="P44" style:family="paragraph" style:parent-style-name="Standard">
      <style:text-properties fo:color="#000000" style:font-name="Verdana" fo:font-size="13pt" style:text-underline-style="none" fo:font-weight="bold" style:font-size-asian="13pt" style:font-weight-asian="bold" style:font-size-complex="13pt" style:font-weight-complex="bold"/>
    </style:style>
    <style:style style:name="P45" style:family="paragraph" style:parent-style-name="Standard">
      <style:text-properties fo:color="#000000" style:font-name="Verdana" fo:font-size="13pt" style:text-underline-style="none" fo:font-weight="normal" style:font-size-asian="13pt" style:font-weight-asian="normal" style:font-size-complex="13pt" style:font-weight-complex="normal"/>
    </style:style>
    <style:style style:name="P46" style:family="paragraph" style:parent-style-name="Standard">
      <style:text-properties fo:color="#800000" style:font-name="Verdana" fo:font-size="13pt" style:font-size-asian="13pt" style:font-size-complex="13pt"/>
    </style:style>
    <style:style style:name="P47" style:family="paragraph" style:parent-style-name="Standard">
      <style:text-properties fo:color="#990000" style:font-name="Verdana" fo:font-size="13pt" fo:font-weight="bold" style:font-size-asian="13pt" style:font-weight-asian="bold" style:font-size-complex="13pt" style:font-weight-complex="bold"/>
    </style:style>
    <style:style style:name="P48" style:family="paragraph" style:parent-style-name="Standard">
      <style:text-properties fo:color="#990066" style:font-name="Verdana" fo:font-size="13pt" fo:font-weight="bold" style:font-size-asian="13pt" style:font-weight-asian="bold" style:font-size-complex="13pt" style:font-weight-complex="bold"/>
    </style:style>
    <style:style style:name="P49" style:family="paragraph" style:parent-style-name="Standard">
      <style:paragraph-properties fo:margin-left="0cm" fo:margin-right="0.265cm" fo:margin-top="0cm" fo:margin-bottom="0.132cm" fo:text-align="start" style:justify-single-word="false" fo:orphans="2" fo:widows="2" fo:text-indent="0cm" style:auto-text-indent="false"/>
    </style:style>
    <style:style style:name="P50" style:family="paragraph" style:parent-style-name="Text_20_body">
      <style:paragraph-properties fo:margin-left="0cm" fo:margin-right="0.265cm" fo:margin-top="0cm" fo:margin-bottom="0.132cm" fo:text-align="start" style:justify-single-word="false" fo:orphans="2" fo:widows="2" fo:text-indent="0cm" style:auto-text-indent="false"/>
    </style:style>
    <style:style style:name="P51" style:family="paragraph" style:parent-style-name="Text_20_body">
      <style:text-properties style:font-name="Verdana" fo:font-size="13pt"/>
    </style:style>
    <style:style style:name="P52" style:family="paragraph" style:parent-style-name="Text_20_body">
      <style:text-properties style:font-name="Verdana" fo:font-size="13pt" style:font-size-asian="13pt" style:font-size-complex="13pt"/>
    </style:style>
    <style:style style:name="P53" style:family="paragraph" style:parent-style-name="Text_20_body">
      <style:text-properties fo:font-variant="normal" fo:text-transform="none" fo:color="#1a1816" style:font-name="Verdana" fo:font-size="13pt" fo:letter-spacing="normal" fo:font-style="normal" fo:font-weight="normal" style:font-size-asian="13pt" style:font-size-complex="13pt"/>
    </style:style>
    <style:style style:name="P54" style:family="paragraph" style:parent-style-name="Text_20_body">
      <style:text-properties fo:font-variant="normal" fo:text-transform="none" fo:color="#1a1816" style:font-name="Verdana" fo:font-size="13pt" fo:letter-spacing="normal" fo:font-style="normal" fo:font-weight="bold" style:font-size-asian="13pt" style:font-size-complex="13pt"/>
    </style:style>
    <style:style style:name="P55" style:family="paragraph" style:parent-style-name="Text_20_body">
      <style:text-properties fo:font-variant="normal" fo:text-transform="none" fo:color="#000099" style:font-name="Verdana" fo:font-size="13pt" fo:letter-spacing="normal" fo:font-style="normal" fo:font-weight="bold" style:font-size-asian="13pt" style:font-weight-asian="bold" style:font-size-complex="13pt" style:font-weight-complex="bold"/>
    </style:style>
    <style:style style:name="P56" style:family="paragraph" style:parent-style-name="Text_20_body">
      <style:text-properties fo:color="#000099" style:font-name="Verdana" fo:font-size="13pt" fo:font-weight="bold" style:font-size-asian="13pt" style:font-weight-asian="bold" style:font-size-complex="13pt" style:font-weight-complex="bold"/>
    </style:style>
    <style:style style:name="P57" style:family="paragraph" style:parent-style-name="Text_20_body">
      <style:text-properties fo:color="#990066" style:font-name="Verdana" fo:font-size="13pt" fo:font-weight="bold" style:font-size-asian="13pt" style:font-weight-asian="bold" style:font-size-complex="13pt" style:font-weight-complex="bold"/>
    </style:style>
    <style:style style:name="P58" style:family="paragraph" style:parent-style-name="List_20_Contents">
      <style:paragraph-properties fo:margin-left="1.397cm" fo:margin-right="0.265cm" fo:margin-top="0.132cm" fo:margin-bottom="0.265cm" fo:text-align="start" style:justify-single-word="false" fo:orphans="2" fo:widows="2" fo:text-indent="0cm" style:auto-text-indent="false"/>
    </style:style>
    <style:style style:name="P59" style:family="paragraph" style:parent-style-name="List_20_Contents">
      <style:paragraph-properties fo:margin-left="1.397cm" fo:margin-right="0.265cm" fo:margin-top="0.132cm" fo:margin-bottom="0.265cm" fo:text-align="start" style:justify-single-word="false" fo:orphans="2" fo:widows="2" fo:text-indent="0cm" style:auto-text-indent="false"/>
      <style:text-properties fo:font-variant="normal" fo:text-transform="none" fo:color="#353833" style:font-name="Verdana" fo:font-size="13pt" fo:letter-spacing="normal" fo:font-style="normal" fo:font-weight="normal" style:font-size-asian="13pt" style:font-size-complex="13pt"/>
    </style:style>
    <style:style style:name="P60" style:family="paragraph" style:parent-style-name="Preformatted_20_Text">
      <style:text-properties style:font-name="Verdana" fo:font-size="13pt" style:font-size-asian="13pt" style:font-size-complex="13pt"/>
    </style:style>
    <style:style style:name="P61" style:family="paragraph" style:parent-style-name="Preformatted_20_Text">
      <style:text-properties fo:color="#000099" style:font-name="Verdana" fo:font-size="13pt" fo:font-weight="bold" style:font-size-asian="13pt" style:font-weight-asian="bold" style:font-size-complex="13pt" style:font-weight-complex="bold"/>
    </style:style>
    <style:style style:name="P62" style:family="paragraph" style:parent-style-name="Preformatted_20_Text">
      <style:text-properties fo:color="#a9b7c6" style:font-name="Verdana" fo:font-size="13pt" fo:background-color="#2b2b2b" style:font-size-asian="13pt" style:font-size-complex="13pt"/>
    </style:style>
    <style:style style:name="P63" style:family="paragraph" style:parent-style-name="Preformatted_20_Text">
      <style:text-properties fo:color="#000000" style:font-name="Verdana" fo:font-size="13pt" fo:font-weight="normal" style:font-size-asian="13pt" style:font-weight-asian="normal" style:font-size-complex="13pt" style:font-weight-complex="normal"/>
    </style:style>
    <style:style style:name="P64" style:family="paragraph" style:parent-style-name="Preformatted_20_Text">
      <style:text-properties fo:font-variant="normal" fo:text-transform="none" fo:color="#1a1816" style:font-name="Verdana" fo:font-size="13pt" fo:letter-spacing="normal" fo:font-style="normal" fo:font-weight="normal" style:font-size-asian="13pt" style:font-size-complex="13pt"/>
    </style:style>
    <style:style style:name="P65" style:family="paragraph" style:parent-style-name="Preformatted_20_Text">
      <style:paragraph-properties fo:margin-top="0cm" fo:margin-bottom="0.499cm"/>
      <style:text-properties fo:color="#a9b7c6" style:font-name="Verdana" fo:font-size="13pt" fo:background-color="#2b2b2b" style:font-size-asian="13pt" style:font-size-complex="13pt"/>
    </style:style>
    <style:style style:name="P66" style:family="paragraph" style:parent-style-name="Preformatted_20_Text">
      <style:paragraph-properties fo:margin-left="1.058cm" fo:margin-right="0cm" fo:margin-top="0cm" fo:margin-bottom="0.499cm" fo:orphans="2" fo:widows="2" fo:text-indent="0cm" style:auto-text-indent="false" fo:padding-left="0.053cm" fo:padding-right="0cm" fo:padding-top="0cm" fo:padding-bottom="0cm" fo:border-left="0.002cm solid #bbbbbb" fo:border-right="none" fo:border-top="none" fo:border-bottom="none"/>
    </style:style>
    <style:style style:name="P67" style:family="paragraph" style:parent-style-name="Preformatted_20_Text">
      <style:paragraph-properties fo:margin-left="1.058cm" fo:margin-right="0cm" fo:orphans="2" fo:widows="2" fo:text-indent="0cm" style:auto-text-indent="false" fo:padding-left="0.053cm" fo:padding-right="0cm" fo:padding-top="0cm" fo:padding-bottom="0cm" fo:border-left="0.002cm solid #bbbbbb" fo:border-right="none" fo:border-top="none" fo:border-bottom="none"/>
    </style:style>
    <style:style style:name="P68" style:family="paragraph" style:parent-style-name="Heading_20_2">
      <style:text-properties fo:font-variant="normal" fo:text-transform="none" fo:color="#131516" style:font-name="Verdana" fo:font-size="13pt" fo:letter-spacing="normal" fo:font-style="normal" fo:font-weight="bold" style:font-size-asian="13pt" style:font-size-complex="13pt"/>
    </style:style>
    <style:style style:name="P69" style:family="paragraph" style:parent-style-name="Heading_20_2">
      <style:text-properties fo:font-variant="normal" fo:text-transform="none" fo:color="#000099" style:font-name="Verdana" fo:font-size="13pt" fo:letter-spacing="normal" fo:font-style="normal" fo:font-weight="bold" style:font-size-asian="13pt" style:font-weight-asian="bold" style:font-size-complex="13pt" style:font-weight-complex="bold"/>
    </style:style>
    <style:style style:name="P70" style:family="paragraph" style:parent-style-name="Heading_20_2">
      <style:text-properties fo:font-variant="normal" fo:text-transform="none" fo:color="#242424" style:font-name="sohne" fo:font-size="15pt" fo:letter-spacing="normal" fo:font-style="normal" style:text-underline-style="none" fo:font-weight="bold" style:font-size-asian="13pt" style:font-weight-asian="bold" style:font-size-complex="13pt" style:font-weight-complex="bold"/>
    </style:style>
    <style:style style:name="P71" style:family="paragraph" style:parent-style-name="Heading_20_2">
      <style:text-properties style:font-name="Verdana" fo:font-size="13pt" style:font-size-asian="13pt" style:font-size-complex="13pt"/>
    </style:style>
    <style:style style:name="P72" style:family="paragraph" style:parent-style-name="Heading_20_2">
      <style:text-properties fo:color="#000099" style:font-name="Verdana" fo:font-size="13pt" style:font-size-asian="13pt" style:font-size-complex="13pt"/>
    </style:style>
    <style:style style:name="P73" style:family="paragraph" style:parent-style-name="Heading_20_2">
      <style:text-properties fo:color="#990066" style:font-name="Verdana" fo:font-size="13pt" style:font-size-asian="13pt" style:font-size-complex="13pt"/>
    </style:style>
    <style:style style:name="P74" style:family="paragraph" style:parent-style-name="Heading_20_3">
      <style:text-properties style:font-name="Verdana" fo:font-size="13pt" style:font-size-asian="13pt" style:font-size-complex="13pt"/>
    </style:style>
    <style:style style:name="P75" style:family="paragraph" style:parent-style-name="Heading_20_1">
      <style:text-properties style:font-name="Verdana" fo:font-size="13pt" style:font-size-asian="13pt" style:font-size-complex="13pt"/>
    </style:style>
    <style:style style:name="P76" style:family="paragraph" style:parent-style-name="Heading_20_1">
      <style:text-properties fo:color="#000099"/>
    </style:style>
    <style:style style:name="P77" style:family="paragraph" style:parent-style-name="Heading_20_1">
      <style:text-properties fo:color="#000099" style:font-name="Verdana" fo:font-size="13pt" fo:font-weight="bold" style:font-size-asian="13pt" style:font-weight-asian="bold" style:font-size-complex="13pt" style:font-weight-complex="bold"/>
    </style:style>
    <style:style style:name="P78" style:family="paragraph" style:parent-style-name="Heading_20_1">
      <style:text-properties fo:font-variant="normal" fo:text-transform="none" fo:color="#006600" style:font-name="Verdana" fo:font-size="13pt" fo:letter-spacing="normal" fo:font-style="normal" fo:font-weight="bold" style:font-size-asian="13pt" style:font-weight-asian="bold" style:font-size-complex="13pt" style:font-weight-complex="bold"/>
    </style:style>
    <style:style style:name="P79" style:family="paragraph" style:parent-style-name="Heading_20_1">
      <style:text-properties fo:font-variant="normal" fo:text-transform="none" fo:color="#242424" style:font-name="sohne" fo:font-size="18pt" fo:font-style="normal" style:text-underline-style="none" fo:font-weight="bold" style:font-size-asian="13pt" style:font-weight-asian="bold" style:font-size-complex="13pt" style:font-weight-complex="bold"/>
    </style:style>
    <style:style style:name="P80" style:family="paragraph" style:parent-style-name="Text_20_body">
      <style:paragraph-properties style:border-line-width-bottom="0.002cm 0.035cm 0.002cm" fo:padding="0.074cm" fo:border-left="none" fo:border-right="none" fo:border-top="none" fo:border-bottom="0.039cm double #000000" style:join-border="false"/>
      <style:text-properties style:font-name="Verdana" fo:font-size="13pt" style:font-size-asian="13pt" style:font-size-complex="13pt"/>
    </style:style>
    <style:style style:name="P81" style:family="paragraph" style:parent-style-name="Standard">
      <style:text-properties fo:font-variant="normal" fo:text-transform="none" fo:color="#242424" style:font-name="source-serif-pro" fo:font-size="15pt" fo:font-style="normal" fo:font-weight="normal"/>
    </style:style>
    <style:style style:name="P82" style:family="paragraph" style:parent-style-name="Standard" style:list-style-name="L9">
      <style:text-properties style:font-name="Verdana" fo:font-size="13pt" style:font-size-asian="13pt" style:font-size-complex="13pt"/>
    </style:style>
    <style:style style:name="P83" style:family="paragraph" style:parent-style-name="Standard" style:list-style-name="L10">
      <style:text-properties style:font-name="Verdana" fo:font-size="13pt" style:font-size-asian="13pt" style:font-size-complex="13pt"/>
    </style:style>
    <style:style style:name="P84" style:family="paragraph" style:parent-style-name="Standard" style:list-style-name="L11">
      <style:text-properties style:font-name="Verdana" fo:font-size="13pt" style:font-size-asian="13pt" style:font-size-complex="13pt"/>
    </style:style>
    <style:style style:name="P85" style:family="paragraph" style:parent-style-name="Standard" style:list-style-name="L12">
      <style:text-properties style:font-name="Verdana" fo:font-size="13pt" style:font-size-asian="13pt" style:font-size-complex="13pt"/>
    </style:style>
    <style:style style:name="P86" style:family="paragraph" style:parent-style-name="Standard" style:list-style-name="L14">
      <style:text-properties style:font-name="Verdana" fo:font-size="13pt" style:font-size-asian="13pt" style:font-size-complex="13pt"/>
    </style:style>
    <style:style style:name="P87" style:family="paragraph" style:parent-style-name="Standard" style:list-style-name="L15">
      <style:text-properties style:font-name="Verdana" fo:font-size="13pt" style:font-size-asian="13pt" style:font-size-complex="13pt"/>
    </style:style>
    <style:style style:name="P88" style:family="paragraph" style:parent-style-name="Standard" style:list-style-name="L19">
      <style:text-properties style:font-name="Verdana" fo:font-size="13pt" style:font-size-asian="13pt" style:font-size-complex="13pt"/>
    </style:style>
    <style:style style:name="P89" style:family="paragraph" style:parent-style-name="Standard" style:list-style-name="L21">
      <style:text-properties style:font-name="Verdana" fo:font-size="13pt" style:font-size-asian="13pt" style:font-size-complex="13pt"/>
    </style:style>
    <style:style style:name="P90" style:family="paragraph" style:parent-style-name="Standard" style:list-style-name="L10"/>
    <style:style style:name="P91" style:family="paragraph" style:parent-style-name="Standard" style:list-style-name="L13"/>
    <style:style style:name="P92" style:family="paragraph" style:parent-style-name="Standard" style:list-style-name="L15">
      <style:text-properties fo:color="#006600" style:font-name="Verdana" fo:font-size="13pt" fo:font-weight="bold" style:font-size-asian="13pt" style:font-weight-asian="bold" style:font-size-complex="13pt" style:font-weight-complex="bold"/>
    </style:style>
    <style:style style:name="P93" style:family="paragraph" style:parent-style-name="Standard" style:list-style-name="L15">
      <style:text-properties fo:color="#000099" style:font-name="Verdana" fo:font-size="13pt" fo:font-weight="bold" style:font-size-asian="13pt" style:font-weight-asian="bold" style:font-size-complex="13pt" style:font-weight-complex="bold"/>
    </style:style>
    <style:style style:name="P94" style:family="paragraph" style:parent-style-name="Standard" style:list-style-name="L19">
      <style:text-properties fo:color="#990099" style:font-name="Verdana" fo:font-size="13pt" fo:font-weight="normal" style:font-size-asian="13pt" style:font-weight-asian="normal" style:font-size-complex="13pt" style:font-weight-complex="normal"/>
    </style:style>
    <style:style style:name="P95" style:family="paragraph" style:parent-style-name="Standard" style:list-style-name="L20">
      <style:text-properties fo:color="#990099" style:font-name="Verdana" fo:font-size="13pt" style:font-size-asian="13pt" style:font-size-complex="13pt"/>
    </style:style>
    <style:style style:name="P96" style:family="paragraph" style:parent-style-name="Standard" style:list-style-name="L21"/>
    <style:style style:name="P97" style:family="paragraph" style:parent-style-name="Standard" style:list-style-name="L22"/>
    <style:style style:name="P98" style:family="paragraph" style:parent-style-name="Standard" style:list-style-name="L3">
      <style:paragraph-properties fo:margin-left="0cm" fo:margin-right="0cm" fo:text-indent="0cm" style:auto-text-indent="false"/>
    </style:style>
    <style:style style:name="P99" style:family="paragraph" style:parent-style-name="Standard" style:list-style-name="L4">
      <style:paragraph-properties fo:margin-left="0cm" fo:margin-right="0cm" fo:text-indent="0cm" style:auto-text-indent="false"/>
    </style:style>
    <style:style style:name="P100" style:family="paragraph" style:parent-style-name="Standard" style:list-style-name="L5">
      <style:paragraph-properties fo:margin-left="0cm" fo:margin-right="0cm" fo:text-indent="0cm" style:auto-text-indent="false"/>
    </style:style>
    <style:style style:name="P101" style:family="paragraph" style:parent-style-name="Standard" style:list-style-name="L6">
      <style:paragraph-properties fo:margin-left="0cm" fo:margin-right="0cm" fo:text-indent="0cm" style:auto-text-indent="false"/>
      <style:text-properties fo:color="#990000" style:font-name="Verdana" fo:font-size="13pt" fo:font-weight="bold" style:font-size-asian="13pt" style:font-weight-asian="bold" style:font-size-complex="13pt" style:font-weight-complex="bold"/>
    </style:style>
    <style:style style:name="P102" style:family="paragraph" style:parent-style-name="Standard" style:list-style-name="L6">
      <style:paragraph-properties fo:margin-left="0cm" fo:margin-right="0cm" fo:text-indent="0cm" style:auto-text-indent="false"/>
      <style:text-properties style:font-name="Verdana" fo:font-size="13pt" style:font-size-asian="13pt" style:font-size-complex="13pt"/>
    </style:style>
    <style:style style:name="P103" style:family="paragraph" style:parent-style-name="Standard" style:list-style-name="L6">
      <style:paragraph-properties fo:margin-left="0cm" fo:margin-right="0cm" fo:text-indent="0cm" style:auto-text-indent="false"/>
    </style:style>
    <style:style style:name="P104" style:family="paragraph" style:parent-style-name="Standard" style:list-style-name="L7">
      <style:paragraph-properties fo:margin-left="0cm" fo:margin-right="0cm" fo:text-indent="0cm" style:auto-text-indent="false"/>
    </style:style>
    <style:style style:name="P105" style:family="paragraph" style:parent-style-name="Standard" style:list-style-name="L8">
      <style:paragraph-properties fo:margin-left="0cm" fo:margin-right="0cm" fo:text-indent="0cm" style:auto-text-indent="false"/>
    </style:style>
    <style:style style:name="P106" style:family="paragraph" style:parent-style-name="Standard" style:list-style-name="L18">
      <style:paragraph-properties fo:margin-top="0cm" fo:margin-bottom="0.499cm"/>
      <style:text-properties style:font-name="Verdana" fo:font-size="13pt" style:font-size-asian="13pt" style:font-size-complex="13pt"/>
    </style:style>
    <style:style style:name="P107" style:family="paragraph" style:parent-style-name="Standard" style:list-style-name="L18">
      <style:paragraph-properties fo:margin-top="0cm" fo:margin-bottom="0.499cm"/>
    </style:style>
    <style:style style:name="P108" style:family="paragraph" style:parent-style-name="Text_20_body" style:list-style-name="L1"/>
    <style:style style:name="P109" style:family="paragraph" style:parent-style-name="Text_20_body" style:list-style-name="L1">
      <style:text-properties fo:font-variant="normal" fo:text-transform="none" fo:color="#242424" style:font-name="sohne" fo:font-size="15pt" fo:letter-spacing="normal" fo:font-style="normal" fo:font-weight="bold"/>
    </style:style>
    <style:style style:name="P110" style:family="paragraph" style:parent-style-name="Text_20_body">
      <style:text-properties fo:font-variant="normal" fo:text-transform="none" fo:color="#242424" style:font-name="sohne" fo:font-size="15pt" fo:letter-spacing="normal" fo:font-style="normal" style:text-underline-style="none" fo:font-weight="bold" style:font-size-asian="13pt" style:font-weight-asian="bold" style:font-size-complex="13pt" style:font-weight-complex="bold"/>
    </style:style>
    <style:style style:name="P111" style:family="paragraph" style:parent-style-name="Text_20_body" style:list-style-name="L15">
      <style:text-properties fo:font-variant="normal" fo:text-transform="none" fo:color="#131516" style:font-name="Verdana" fo:font-size="13pt" fo:letter-spacing="normal" fo:font-style="normal" fo:font-weight="normal" style:font-size-asian="13pt" style:font-size-complex="13pt"/>
    </style:style>
    <style:style style:name="P112" style:family="paragraph" style:parent-style-name="Text_20_body" style:list-style-name="L2">
      <style:text-properties style:font-name="Verdana" fo:font-size="13pt" style:font-size-asian="13pt" style:font-size-complex="13pt"/>
    </style:style>
    <style:style style:name="P113" style:family="paragraph" style:parent-style-name="Text_20_body" style:list-style-name="L14"/>
    <style:style style:name="P114" style:family="paragraph" style:parent-style-name="Text_20_body">
      <style:paragraph-properties fo:margin-left="0cm" fo:margin-right="0cm" fo:orphans="2" fo:widows="2" fo:text-indent="0cm" style:auto-text-indent="false" fo:padding="0cm" fo:border="none"/>
      <style:text-properties fo:font-weight="normal" style:font-weight-asian="normal" style:font-weight-complex="normal"/>
    </style:style>
    <style:style style:name="P115" style:family="paragraph" style:parent-style-name="Text_20_body" style:list-style-name="L2">
      <style:paragraph-properties fo:margin-top="0cm" fo:margin-bottom="0cm"/>
    </style:style>
    <style:style style:name="P116" style:family="paragraph" style:parent-style-name="Text_20_body" style:list-style-name="L2">
      <style:paragraph-properties fo:margin-top="0cm" fo:margin-bottom="0cm"/>
      <style:text-properties style:font-name="Verdana" fo:font-size="13pt" style:font-size-asian="13pt" style:font-size-complex="13pt"/>
    </style:style>
    <style:style style:name="P117" style:family="paragraph" style:parent-style-name="Text_20_body" style:list-style-name="L16">
      <style:paragraph-properties fo:margin-top="0.265cm" fo:margin-bottom="0.212cm" fo:orphans="2" fo:widows="2"/>
    </style:style>
    <style:style style:name="P118" style:family="paragraph" style:parent-style-name="Text_20_body" style:list-style-name="L16">
      <style:paragraph-properties fo:margin-top="0.265cm" fo:margin-bottom="0.212cm" fo:orphans="2" fo:widows="2"/>
      <style:text-properties fo:font-variant="normal" fo:text-transform="none" fo:color="#131516" style:font-name="Verdana" fo:font-size="13pt" fo:letter-spacing="normal" fo:font-style="normal" fo:font-weight="normal" style:font-size-asian="13pt" style:font-size-complex="13pt"/>
    </style:style>
    <style:style style:name="P119" style:family="paragraph" style:parent-style-name="Text_20_body" style:list-style-name="L17">
      <style:paragraph-properties fo:margin-top="0.265cm" fo:margin-bottom="0.212cm" fo:orphans="2" fo:widows="2"/>
      <style:text-properties fo:font-variant="normal" fo:text-transform="none" fo:color="#131516" style:font-name="Verdana" fo:font-size="13pt" fo:letter-spacing="normal" fo:font-style="normal" fo:font-weight="normal" style:font-size-asian="13pt" style:font-size-complex="13pt"/>
    </style:style>
    <style:style style:name="P120" style:family="paragraph" style:parent-style-name="Text_20_body" style:list-style-name="L18">
      <style:paragraph-properties fo:margin-top="0cm" fo:margin-bottom="0.499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800000"/>
    </style:style>
    <style:style style:name="T3" style:family="text">
      <style:text-properties fo:color="#800000" fo:font-weight="bold" style:font-weight-asian="bold" style:font-weight-complex="bold"/>
    </style:style>
    <style:style style:name="T4" style:family="text">
      <style:text-properties fo:color="#800000" style:font-name="Verdana" fo:font-size="13pt" fo:font-weight="bold" style:font-size-asian="13pt" style:font-weight-asian="bold" style:font-size-complex="13pt" style:font-weight-complex="bold"/>
    </style:style>
    <style:style style:name="T5" style:family="text">
      <style:text-properties fo:color="#800000" style:font-name="Verdana" fo:font-weight="bold" style:font-weight-asian="bold" style:font-weight-complex="bold"/>
    </style:style>
    <style:style style:name="T6" style:family="text">
      <style:text-properties fo:color="#990066"/>
    </style:style>
    <style:style style:name="T7" style:family="text">
      <style:text-properties fo:color="#990066" fo:font-weight="bold" style:font-weight-asian="bold" style:font-weight-complex="bold"/>
    </style:style>
    <style:style style:name="T8" style:family="text">
      <style:text-properties fo:font-variant="normal" fo:text-transform="none" fo:color="#131516" fo:letter-spacing="normal" fo:font-style="normal" fo:font-weight="normal"/>
    </style:style>
    <style:style style:name="T9" style:family="text">
      <style:text-properties fo:font-variant="normal" fo:text-transform="none" fo:color="#131516" style:font-name="Verdana" fo:font-size="13pt" fo:letter-spacing="normal" fo:font-style="normal" fo:font-weight="normal" style:font-size-asian="13pt" style:font-size-complex="13pt"/>
    </style:style>
    <style:style style:name="T10" style:family="text">
      <style:text-properties fo:font-variant="normal" fo:text-transform="none" fo:color="#131516" style:font-name="Verdana" fo:font-size="13pt" fo:letter-spacing="normal" fo:font-style="normal" style:text-underline-style="solid" style:text-underline-width="auto" style:text-underline-color="font-color" fo:font-weight="normal" style:font-size-asian="13pt" style:font-size-complex="13pt"/>
    </style:style>
    <style:style style:name="T11" style:family="text">
      <style:text-properties fo:font-variant="normal" fo:text-transform="none" fo:color="#131516" style:font-name="Verdana" fo:font-size="13pt" fo:letter-spacing="normal" fo:font-style="normal" fo:font-weight="bold" style:font-size-asian="13pt" style:font-weight-asian="bold" style:font-size-complex="13pt" style:font-weight-complex="bold"/>
    </style:style>
    <style:style style:name="T12" style:family="text">
      <style:text-properties fo:font-variant="normal" fo:text-transform="none" fo:color="#cc99cd" style:font-name="Verdana" fo:font-size="13pt" fo:letter-spacing="normal" fo:font-style="normal" fo:font-weight="normal" style:font-size-asian="13pt" style:font-size-complex="13pt"/>
    </style:style>
    <style:style style:name="T13" style:family="text">
      <style:text-properties fo:font-variant="normal" fo:text-transform="none" fo:color="#cccccc" style:font-name="Verdana" fo:font-size="13pt" fo:letter-spacing="normal" fo:font-style="normal" fo:font-weight="normal" style:font-size-asian="13pt" style:font-size-complex="13pt"/>
    </style:style>
    <style:style style:name="T14" style:family="text">
      <style:text-properties fo:font-variant="normal" fo:text-transform="none" fo:color="#f8c555" style:font-name="Verdana" fo:font-size="13pt" fo:letter-spacing="normal" fo:font-style="normal" fo:font-weight="normal" style:font-size-asian="13pt" style:font-size-complex="13pt"/>
    </style:style>
    <style:style style:name="T15" style:family="text">
      <style:text-properties fo:font-variant="normal" fo:text-transform="none" fo:color="#474747" style:text-line-through-style="none" style:font-name="Verdana" fo:font-size="13pt" fo:letter-spacing="normal" fo:font-style="normal" style:text-underline-style="none" fo:font-weight="normal" style:text-blinking="false" style:font-size-asian="13pt" style:font-size-complex="13pt"/>
    </style:style>
    <style:style style:name="T16" style:family="text">
      <style:text-properties fo:font-variant="normal" fo:text-transform="none" fo:color="#474747" style:font-name="Verdana" fo:font-size="13pt" fo:letter-spacing="normal" fo:font-style="normal" fo:font-weight="normal" style:font-size-asian="13pt" style:font-size-complex="13pt"/>
    </style:style>
    <style:style style:name="T17" style:family="text">
      <style:text-properties fo:font-variant="normal" fo:text-transform="none" style:text-line-through-style="none" style:font-name="Verdana" fo:font-size="13pt" fo:letter-spacing="normal" fo:font-style="normal" style:text-underline-style="none" fo:font-weight="normal" style:text-blinking="false" style:font-size-asian="13pt" style:font-size-complex="13pt"/>
    </style:style>
    <style:style style:name="T18" style:family="text">
      <style:text-properties fo:font-variant="normal" fo:text-transform="none" fo:color="#353833" style:text-line-through-style="none" style:font-name="Verdana" fo:font-size="13pt" fo:letter-spacing="normal" fo:font-style="normal" style:text-underline-style="none" fo:font-weight="normal" style:text-blinking="false" style:font-size-asian="13pt" style:font-size-complex="13pt"/>
    </style:style>
    <style:style style:name="T19" style:family="text">
      <style:text-properties fo:font-variant="normal" fo:text-transform="none" fo:color="#353833" style:font-name="Verdana" fo:font-size="13pt" fo:letter-spacing="normal" fo:font-style="normal" fo:font-weight="normal" style:font-size-asian="13pt" style:font-size-complex="13pt"/>
    </style:style>
    <style:style style:name="T20" style:family="text">
      <style:text-properties fo:font-variant="normal" fo:text-transform="none" fo:color="#353833" style:font-name="Verdana" fo:font-size="13pt" fo:letter-spacing="normal" style:font-size-asian="13pt" style:font-size-complex="13pt"/>
    </style:style>
    <style:style style:name="T21" style:family="text">
      <style:text-properties fo:font-variant="normal" fo:text-transform="none" fo:color="#000099" fo:letter-spacing="normal" fo:font-style="normal" fo:font-weight="bold" style:font-weight-asian="bold" style:font-weight-complex="bold"/>
    </style:style>
    <style:style style:name="T22" style:family="text">
      <style:text-properties fo:font-variant="normal" fo:text-transform="none" fo:color="#000099" fo:letter-spacing="normal" fo:font-style="normal" fo:font-weight="normal"/>
    </style:style>
    <style:style style:name="T23" style:family="text">
      <style:text-properties fo:font-variant="normal" fo:text-transform="none" fo:color="#000099" style:font-name="Verdana" fo:font-size="13pt" fo:letter-spacing="normal" fo:font-style="normal" fo:font-weight="bold" style:font-size-asian="13pt" style:font-weight-asian="bold" style:font-size-complex="13pt" style:font-weight-complex="bold"/>
    </style:style>
    <style:style style:name="T24" style:family="text">
      <style:text-properties fo:font-variant="normal" fo:text-transform="none" fo:color="#000099" style:font-name="source-serif-pro" fo:font-size="15pt" fo:letter-spacing="normal" fo:font-style="normal" fo:font-weight="bold" style:font-weight-asian="bold" style:font-weight-complex="bold"/>
    </style:style>
    <style:style style:name="T25" style:family="text">
      <style:text-properties fo:font-variant="normal" fo:text-transform="none" fo:color="#273239" style:font-name="Verdana" fo:letter-spacing="normal" fo:font-style="normal" style:text-underline-style="solid" style:text-underline-width="auto" style:text-underline-color="font-color" fo:font-weight="bold" style:font-size-asian="13pt" style:font-size-complex="13pt"/>
    </style:style>
    <style:style style:name="T26" style:family="text">
      <style:text-properties fo:font-variant="normal" fo:text-transform="none" fo:color="#273239" style:font-name="Verdana" fo:letter-spacing="normal" fo:font-style="normal" style:text-underline-style="solid" style:text-underline-width="auto" style:text-underline-color="font-color" fo:font-weight="bold" style:font-size-asian="13pt" style:font-weight-asian="bold" style:font-size-complex="13pt" style:font-weight-complex="bold"/>
    </style:style>
    <style:style style:name="T27" style:family="text">
      <style:text-properties fo:font-variant="normal" fo:text-transform="none" fo:color="#273239" style:font-name="Verdana" fo:letter-spacing="normal" fo:font-style="normal" fo:font-weight="normal" style:font-size-asian="13pt" style:font-size-complex="13pt"/>
    </style:style>
    <style:style style:name="T28" style:family="text">
      <style:text-properties fo:font-variant="normal" fo:text-transform="none" fo:color="#273239" style:font-name="Verdana" fo:letter-spacing="normal" fo:font-style="normal" style:font-size-asian="13pt" style:font-size-complex="13pt"/>
    </style:style>
    <style:style style:name="T29" style:family="text">
      <style:text-properties fo:font-variant="normal" fo:text-transform="none" fo:color="#273239" style:font-name="Verdana" fo:letter-spacing="normal" fo:font-style="normal" fo:font-weight="bold" style:font-size-asian="13pt" style:font-weight-asian="bold" style:font-size-complex="13pt" style:font-weight-complex="bold"/>
    </style:style>
    <style:style style:name="T30" style:family="text">
      <style:text-properties fo:font-variant="normal" fo:text-transform="none" fo:color="#273239" style:font-name="Verdana" fo:font-size="13pt" fo:letter-spacing="normal" fo:font-style="normal" fo:font-weight="normal" style:font-size-asian="13pt" style:font-size-complex="13pt"/>
    </style:style>
    <style:style style:name="T31" style:family="text">
      <style:text-properties fo:font-variant="normal" fo:text-transform="none" fo:color="#273239" style:font-name="Verdana" fo:font-size="13pt" fo:letter-spacing="normal" fo:font-style="normal" fo:font-weight="normal" style:font-size-asian="13pt" style:font-weight-asian="normal" style:font-size-complex="13pt" style:font-weight-complex="normal"/>
    </style:style>
    <style:style style:name="T32" style:family="text">
      <style:text-properties fo:font-variant="normal" fo:text-transform="none" fo:color="#273239" style:font-name="Verdana" fo:font-size="13pt" fo:letter-spacing="normal" fo:font-style="normal" fo:font-weight="normal" fo:background-color="#ffffff" style:font-size-asian="13pt" style:font-size-complex="13pt"/>
    </style:style>
    <style:style style:name="T33" style:family="text">
      <style:text-properties fo:font-variant="normal" fo:text-transform="none" fo:color="#273239" style:font-name="Verdana" fo:font-size="13pt" fo:letter-spacing="normal" fo:font-style="normal" style:font-size-asian="13pt" style:font-size-complex="13pt"/>
    </style:style>
    <style:style style:name="T34" style:family="text">
      <style:text-properties fo:font-variant="normal" fo:text-transform="none" fo:color="#273239" style:font-name="Verdana" fo:font-size="13pt" fo:letter-spacing="normal" fo:background-color="#ffffff" style:font-size-asian="13pt" style:font-size-complex="13pt"/>
    </style:style>
    <style:style style:name="T35" style:family="text">
      <style:text-properties fo:font-variant="normal" fo:text-transform="none" fo:color="#000000" fo:letter-spacing="normal" fo:font-style="normal"/>
    </style:style>
    <style:style style:name="T36" style:family="text">
      <style:text-properties fo:font-variant="normal" fo:text-transform="none" fo:color="#000000" fo:letter-spacing="normal" fo:font-style="normal" fo:font-weight="normal"/>
    </style:style>
    <style:style style:name="T37" style:family="text">
      <style:text-properties fo:font-variant="normal" fo:text-transform="none" fo:color="#000000" style:font-name="Verdana" fo:letter-spacing="normal" fo:font-style="normal" fo:font-weight="normal" style:font-size-asian="13pt" style:font-size-complex="13pt"/>
    </style:style>
    <style:style style:name="T38" style:family="text">
      <style:text-properties fo:font-variant="normal" fo:text-transform="none" fo:color="#000000" style:font-name="Verdana" fo:font-size="13pt" fo:letter-spacing="normal" fo:font-style="normal" fo:font-weight="normal" fo:background-color="#ffffff" style:font-size-asian="13pt" style:font-size-complex="13pt"/>
    </style:style>
    <style:style style:name="T39" style:family="text">
      <style:text-properties fo:font-variant="normal" fo:text-transform="none" fo:color="#006699" style:font-name="Verdana" fo:letter-spacing="normal" fo:font-style="normal" fo:font-weight="bold" style:font-size-asian="13pt" style:font-size-complex="13pt"/>
    </style:style>
    <style:style style:name="T40" style:family="text">
      <style:text-properties fo:font-variant="normal" fo:text-transform="none" fo:color="#006699" style:font-name="Verdana" fo:font-size="13pt" fo:letter-spacing="normal" fo:font-style="normal" fo:font-weight="bold" fo:background-color="#ffffff" style:font-size-asian="13pt" style:font-size-complex="13pt"/>
    </style:style>
    <style:style style:name="T41" style:family="text">
      <style:text-properties fo:font-variant="normal" fo:text-transform="none" fo:color="#0000ff" style:font-name="Verdana" fo:font-size="13pt" fo:letter-spacing="normal" fo:font-style="normal" fo:font-weight="normal" fo:background-color="#ffffff" style:font-size-asian="13pt" style:font-size-complex="13pt"/>
    </style:style>
    <style:style style:name="T42" style:family="text">
      <style:text-properties fo:font-variant="normal" fo:text-transform="none" fo:color="#008200" style:font-name="Verdana" fo:font-size="13pt" fo:letter-spacing="normal" fo:font-style="normal" fo:font-weight="normal" fo:background-color="#ffffff" style:font-size-asian="13pt" style:font-size-complex="13pt"/>
    </style:style>
    <style:style style:name="T43" style:family="text">
      <style:text-properties fo:font-variant="normal" fo:text-transform="none" fo:color="#009900" style:font-name="Verdana" fo:font-size="13pt" fo:letter-spacing="normal" fo:font-style="normal" fo:font-weight="normal" fo:background-color="#ffffff" style:font-size-asian="13pt" style:font-size-complex="13pt"/>
    </style:style>
    <style:style style:name="T44" style:family="text">
      <style:text-properties fo:font-variant="normal" fo:text-transform="none" fo:color="#990000" style:font-name="Verdana" fo:font-size="13pt" fo:letter-spacing="normal" fo:font-style="normal" fo:font-weight="bold" fo:background-color="#ffffff" style:font-size-asian="13pt" style:font-weight-asian="bold" style:font-size-complex="13pt" style:font-weight-complex="bold"/>
    </style:style>
    <style:style style:name="T45" style:family="text">
      <style:text-properties fo:font-variant="normal" fo:text-transform="none" fo:color="#990000" fo:letter-spacing="normal" fo:font-style="normal" fo:font-weight="bold" style:font-weight-asian="bold" style:font-weight-complex="bold"/>
    </style:style>
    <style:style style:name="T46" style:family="text">
      <style:text-properties fo:font-variant="normal" fo:text-transform="none" fo:color="#990000" fo:letter-spacing="normal" fo:font-style="normal" fo:font-weight="normal"/>
    </style:style>
    <style:style style:name="T47" style:family="text">
      <style:text-properties fo:font-variant="normal" fo:text-transform="none" fo:letter-spacing="normal" fo:font-style="normal"/>
    </style:style>
    <style:style style:name="T48" style:family="text">
      <style:text-properties fo:font-variant="normal" fo:text-transform="none" fo:color="#1a1816" fo:letter-spacing="normal" fo:font-style="normal" fo:font-weight="normal"/>
    </style:style>
    <style:style style:name="T49" style:family="text">
      <style:text-properties fo:font-variant="normal" fo:text-transform="none" fo:color="#1a1816" fo:letter-spacing="normal" fo:font-style="normal" fo:font-weight="bold" fo:background-color="#44ff93"/>
    </style:style>
    <style:style style:name="T50" style:family="text">
      <style:text-properties fo:font-variant="normal" fo:text-transform="none" style:font-name="Verdana" fo:font-size="13pt" fo:letter-spacing="normal" fo:font-style="normal" fo:font-weight="normal" style:font-size-asian="13pt" style:font-size-complex="13pt"/>
    </style:style>
    <style:style style:name="T51" style:family="text">
      <style:text-properties fo:font-variant="normal" fo:text-transform="none" fo:color="#666666" style:font-name="Verdana" fo:font-size="13pt" fo:letter-spacing="normal" fo:font-style="normal" fo:font-weight="normal" style:font-size-asian="13pt" style:font-size-complex="13pt"/>
    </style:style>
    <style:style style:name="T52" style:family="text">
      <style:text-properties fo:font-variant="normal" fo:text-transform="none" fo:color="#666666" style:font-name="Verdana" fo:font-size="13pt" fo:letter-spacing="normal" style:font-size-asian="13pt" style:font-size-complex="13pt"/>
    </style:style>
    <style:style style:name="T53" style:family="text">
      <style:text-properties fo:font-variant="normal" fo:text-transform="none" fo:color="#000066" fo:letter-spacing="normal" fo:font-style="normal" fo:font-weight="bold" style:font-weight-asian="bold" style:font-weight-complex="bold"/>
    </style:style>
    <style:style style:name="T54" style:family="text">
      <style:text-properties fo:font-variant="normal" fo:text-transform="none" fo:color="#aa0d91" fo:letter-spacing="normal" fo:font-style="normal" fo:font-weight="normal"/>
    </style:style>
    <style:style style:name="T55" style:family="text">
      <style:text-properties fo:font-variant="normal" fo:text-transform="none" fo:color="#242424" fo:letter-spacing="normal"/>
    </style:style>
    <style:style style:name="T56" style:family="text">
      <style:text-properties fo:font-variant="normal" fo:text-transform="none" fo:color="#242424" fo:letter-spacing="normal" fo:font-style="normal" fo:font-weight="normal"/>
    </style:style>
    <style:style style:name="T57" style:family="text">
      <style:text-properties fo:font-variant="normal" fo:text-transform="none" fo:color="#242424" style:font-name="Verdana" fo:font-size="13pt" fo:letter-spacing="normal" fo:font-style="normal" fo:font-weight="bold" style:font-size-asian="13pt" style:font-size-complex="13pt"/>
    </style:style>
    <style:style style:name="T58" style:family="text">
      <style:text-properties fo:font-variant="normal" fo:text-transform="none" fo:color="#242424" style:font-name="Verdana" fo:font-size="13pt" fo:letter-spacing="normal" fo:font-style="normal" fo:font-weight="normal" style:font-size-asian="13pt" style:font-size-complex="13pt"/>
    </style:style>
    <style:style style:name="T59" style:family="text">
      <style:text-properties fo:font-variant="normal" fo:text-transform="none" fo:color="#242424" style:font-name="source-serif-pro" fo:font-size="15pt" fo:letter-spacing="normal" fo:font-style="normal" fo:font-weight="normal"/>
    </style:style>
    <style:style style:name="T60" style:family="text">
      <style:text-properties fo:font-variant="normal" fo:text-transform="none" fo:color="#242424" style:font-name="source-serif-pro" fo:font-size="15pt" fo:letter-spacing="normal" fo:font-style="normal" fo:font-weight="normal" style:font-weight-asian="normal" style:font-weight-complex="normal"/>
    </style:style>
    <style:style style:name="T61" style:family="text">
      <style:text-properties fo:font-variant="normal" fo:text-transform="none" fo:color="#242424" style:font-name="source-serif-pro" fo:font-size="15pt" fo:letter-spacing="normal" fo:font-style="normal" fo:font-weight="bold"/>
    </style:style>
    <style:style style:name="T62" style:family="text">
      <style:text-properties fo:font-variant="normal" fo:text-transform="none" fo:color="#242424" style:font-name="source-serif-pro" fo:font-size="15pt" fo:letter-spacing="normal" fo:font-style="normal" fo:font-weight="bold" style:font-weight-asian="bold" style:font-weight-complex="bold"/>
    </style:style>
    <style:style style:name="T63" style:family="text">
      <style:text-properties fo:font-variant="normal" fo:text-transform="none" fo:color="#242424" style:font-name="source-serif-pro" fo:font-size="15pt" fo:font-style="normal" fo:font-weight="normal"/>
    </style:style>
    <style:style style:name="T64" style:family="text">
      <style:text-properties fo:font-variant="normal" fo:text-transform="none" fo:color="#242424" style:font-name="source-code-pro" fo:font-size="11.25pt" fo:letter-spacing="normal" fo:font-style="normal" fo:font-weight="normal" fo:background-color="#f2f2f2"/>
    </style:style>
    <style:style style:name="T65" style:family="text">
      <style:text-properties fo:font-variant="normal" fo:text-transform="none" fo:color="#5c2699" fo:letter-spacing="normal" fo:font-style="normal" fo:font-weight="normal"/>
    </style:style>
    <style:style style:name="T66" style:family="text">
      <style:text-properties fo:font-variant="normal" fo:text-transform="none" fo:color="#c41a16" fo:letter-spacing="normal" fo:font-style="normal" fo:font-weight="normal"/>
    </style:style>
    <style:style style:name="T67" style:family="text">
      <style:text-properties fo:font-variant="normal" fo:text-transform="none" fo:color="#545454" fo:letter-spacing="normal" fo:font-style="normal" fo:font-weight="bold"/>
    </style:style>
    <style:style style:name="T68" style:family="text">
      <style:text-properties fo:font-variant="normal" fo:text-transform="none" fo:color="#545454" fo:letter-spacing="normal" fo:font-style="normal" fo:font-weight="normal"/>
    </style:style>
    <style:style style:name="T69" style:family="text">
      <style:text-properties fo:font-variant="normal" fo:text-transform="none" fo:color="#006600" fo:letter-spacing="normal" fo:font-style="normal"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color="#e8ba36"/>
    </style:style>
    <style:style style:name="T72" style:family="text">
      <style:text-properties fo:color="#6897bb"/>
    </style:style>
    <style:style style:name="T73" style:family="text">
      <style:text-properties fo:color="#cc7832"/>
    </style:style>
    <style:style style:name="T74" style:family="text">
      <style:text-properties fo:color="#9876aa" fo:font-style="italic"/>
    </style:style>
    <style:style style:name="T75" style:family="text">
      <style:text-properties fo:color="#0000cc" fo:font-weight="bold" style:font-weight-asian="bold" style:font-weight-complex="bold"/>
    </style:style>
    <style:style style:name="T76" style:family="text">
      <style:text-properties fo:color="#0000cc" style:font-name="Verdana" fo:font-size="13pt" style:text-underline-style="none" fo:font-weight="bold" style:font-size-asian="13pt" style:font-weight-asian="bold" style:font-size-complex="13pt" style:font-weight-complex="bold"/>
    </style:style>
    <style:style style:name="T77" style:family="text">
      <style:text-properties fo:color="#000099"/>
    </style:style>
    <style:style style:name="T78" style:family="text">
      <style:text-properties fo:color="#000099" fo:font-weight="bold" style:font-weight-asian="bold" style:font-weight-complex="bold"/>
    </style:style>
    <style:style style:name="T79" style:family="text">
      <style:text-properties fo:color="#000099" style:font-name="Verdana" fo:font-size="13pt" fo:font-weight="bold" style:font-size-asian="13pt" style:font-weight-asian="bold" style:font-size-complex="13pt" style:font-weight-complex="bold"/>
    </style:style>
    <style:style style:name="T80" style:family="text">
      <style:text-properties fo:color="#000099" style:font-name="source-serif-pro" fo:font-size="15pt" fo:letter-spacing="normal" fo:font-style="italic" fo:font-weight="bold" style:font-weight-asian="bold" style:font-weight-complex="bold"/>
    </style:style>
    <style:style style:name="T81" style:family="text">
      <style:text-properties fo:color="#000099" style:font-name="inherit" fo:font-size="11.25pt" fo:letter-spacing="normal" fo:font-style="italic" fo:font-weight="bold" fo:background-color="#f2f2f2" style:font-weight-asian="bold" style:font-weight-complex="bold"/>
    </style:style>
    <style:style style:name="T82" style:family="text">
      <style:text-properties fo:color="#990000"/>
    </style:style>
    <style:style style:name="T83" style:family="text">
      <style:text-properties fo:color="#990000" fo:font-weight="bold" style:font-weight-asian="bold" style:font-weight-complex="bold"/>
    </style:style>
    <style:style style:name="T84" style:family="text">
      <style:text-properties fo:color="#6a8759"/>
    </style:style>
    <style:style style:name="T85" style:family="text">
      <style:text-properties fo:color="#000000" fo:font-weight="normal" style:font-weight-asian="normal" style:font-weight-complex="normal"/>
    </style:style>
    <style:style style:name="T86" style:family="text">
      <style:text-properties fo:color="#000000" style:font-name="Verdana" fo:font-size="13pt" fo:font-weight="normal" style:font-size-asian="13pt" style:font-weight-asian="normal" style:font-size-complex="13pt" style:font-weight-complex="normal"/>
    </style:style>
    <style:style style:name="T87" style:family="text">
      <style:text-properties fo:color="#1a1816" fo:letter-spacing="normal" fo:font-style="italic" fo:font-weight="bold"/>
    </style:style>
    <style:style style:name="T88" style:family="text">
      <style:text-properties fo:color="#545454" style:font-name="Verdana"/>
    </style:style>
    <style:style style:name="T89" style:family="text">
      <style:text-properties fo:color="#545454" style:font-name="Verdana" fo:font-style="italic"/>
    </style:style>
    <style:style style:name="T90" style:family="text">
      <style:text-properties fo:color="#cc00cc" fo:font-weight="bold" style:font-weight-asian="bold" style:font-weight-complex="bold"/>
    </style:style>
    <style:style style:name="T91" style:family="text">
      <style:text-properties style:font-name="Verdana"/>
    </style:style>
    <style:style style:name="T92" style:family="text">
      <style:text-properties style:font-name="Verdana" fo:font-size="13pt" style:font-size-asian="13pt" style:font-size-complex="13pt"/>
    </style:style>
    <style:style style:name="T93" style:family="text">
      <style:text-properties style:font-name="Verdana" fo:font-size="13pt" fo:font-weight="bold" style:font-size-asian="13pt" style:font-weight-asian="bold" style:font-size-complex="13pt" style:font-weight-complex="bold"/>
    </style:style>
    <style:style style:name="T94" style:family="text">
      <style:text-properties style:font-name="Verdana" fo:font-size="13pt" fo:font-style="italic" style:font-size-asian="13pt" style:font-size-complex="13pt"/>
    </style:style>
    <style:style style:name="T95" style:family="text">
      <style:text-properties style:font-name="Verdana" style:font-size-asian="13pt" style:font-size-complex="13pt"/>
    </style:style>
    <style:style style:name="T96" style:family="text">
      <style:text-properties fo:color="#990099" style:font-name="Verdana" fo:font-size="13pt" style:font-size-asian="13pt" style:font-size-complex="13pt"/>
    </style:style>
    <style:style style:name="T97" style:family="text">
      <style:text-properties fo:color="#993366" fo:font-weight="bold" style:font-weight-asian="bold" style:font-weight-complex="bold"/>
    </style:style>
    <style:style style:name="T98" style:family="text">
      <style:text-properties fo:color="#006600" fo:font-weight="bold" style:font-weight-asian="bold" style:font-weight-complex="bold"/>
    </style:style>
    <style:style style:name="T99" style:family="text">
      <style:text-properties fo:color="#242424" style:font-name="source-serif-pro" fo:font-size="15pt" fo:letter-spacing="normal" fo:font-style="italic" fo:font-weight="normal"/>
    </style:style>
    <style:style style:name="T100" style:family="text">
      <style:text-properties fo:color="#242424" style:font-name="source-serif-pro" fo:font-size="15pt" fo:letter-spacing="normal" fo:font-style="italic" fo:font-weight="bold" style:font-weight-asian="bold" style:font-weight-complex="bold"/>
    </style:style>
    <style:style style:name="T101" style:family="text">
      <style:text-properties fo:color="#242424" style:font-name="inherit" fo:font-size="11.25pt" fo:letter-spacing="normal" fo:font-style="italic" fo:font-weight="bold" fo:background-color="#f2f2f2"/>
    </style:style>
    <style:style style:name="T102" style:family="text">
      <style:text-properties fo:font-weight="normal" style:font-weight-asian="normal" style:font-weight-complex="normal"/>
    </style:style>
    <style:style style:name="T103" style:family="text">
      <style:text-properties fo:color="#333366"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 text:c="2"/>Summary Explanation :-</text:p>
      <text:p text:style-name="P38"/>
      <text:p text:style-name="P38"><text:a xlink:type="simple" xlink:href="https://medium.com/@vijayaneraye/important-features-java-9-java-10-java-11-java-12-java13-java-14-java-15-java-16-java-17-650420ee7337" text:style-name="Internet_20_link" text:visited-style-name="Visited_20_Internet_20_Link">https://medium.com/@vijayaneraye/important-features-java-9-java-10-java-11-java-12-java13-java-14-java-15-java-16-java-17-650420ee7337</text:a></text:p>
      <text:p text:style-name="P38"/>
      <text:p text:style-name="P38"/>
      <text:h text:style-name="P79" text:outline-level="1"><text:bookmark text:name="9c67"/>Java 9:</text:h>
      <text:list xml:id="list952973580656558774" text:style-name="L1">
        <text:list-item>
          <text:p text:style-name="P109">Factory methods for collections(like List, Map, Set and Map.Entry) :</text:p>
        </text:list-item>
        <text:list-item>
          <text:p text:style-name="P108"/>
        </text:list-item>
      </text:list>
      <text:p text:style-name="Text_20_body"><text:span text:style-name="T59">Factory methods provides a simple way of initializing an </text:span><text:span text:style-name="Strong_20_Emphasis"><text:span text:style-name="T61">immutable</text:span></text:span><text:span text:style-name="Source_20_Text"><text:span text:style-name="T64">Collection&lt;E&gt;</text:span></text:span><text:span text:style-name="T59">.</text:span> </text:p>
      <text:p text:style-name="Text_20_body"/>
      <text:p text:style-name="Text_20_body">Being immutable, <text:span text:style-name="T70">no elements can be added</text:span> to, <text:span text:style-name="T70">removed from</text:span>, <text:span text:style-name="T70">or modified </text:span>inside the Collection&lt;E&gt; after it is initialized.<text:line-break/></text:p>
      <text:p text:style-name="P45">List and Set interfaces have “<text:span text:style-name="T70">of()</text:span>” methods to create <text:span text:style-name="T78">an empty</text:span> or <text:span text:style-name="T78">non-empty Immutable List</text:span> or Set objects as shown below:</text:p>
      <text:p text:style-name="P45"/>
      <text:p text:style-name="P38"/>
      <text:p text:style-name="P38"/>
      <text:p text:style-name="P44">&gt;&gt; Empty List example:</text:p>
      <text:p text:style-name="P38"/>
      <text:p text:style-name="P38">List&lt;Integer&gt; immutableEmptyList = List.of(); <text:s/>=&gt; []</text:p>
      <text:p text:style-name="P38"/>
      <text:p text:style-name="Standard"><text:span text:style-name="T76">&gt;&gt; </text:span><text:span text:style-name="T63">List with values:</text:span></text:p>
      <text:p text:style-name="P81"/>
      <text:p text:style-name="Standard">List&lt;String&gt; immutableList = List.of("Abc", "Def", "Ghi"); <text:s/>=&gt; [Abc, Def, Ghi]</text:p>
      <text:p text:style-name="P38"><text:s/></text:p>
      <text:p text:style-name="P45">&gt;&gt; Empty Set Example :-</text:p>
      <text:p text:style-name="P45"/>
      <text:p text:style-name="P45">Set&lt;Integer&gt; immutableEmtpySet = Set.of(); <text:s/>=&gt; []</text:p>
      <text:p text:style-name="P45"/>
      <text:p text:style-name="P45">&gt;&gt; Set with values</text:p>
      <text:p text:style-name="P45"><text:s/></text:p>
      <text:p text:style-name="P45">Set&lt;Integer&gt; immutableNumSet = Set.of(10,56,8); <text:s/>=&gt; [8, 10, 56]</text:p>
      <text:p text:style-name="P45"/>
      <text:p text:style-name="P45">&gt;&gt; Empty Map Example :-</text:p>
      <text:p text:style-name="P45"/>
      <text:p text:style-name="P45">Map&lt;String, Integer&gt; immutableEmptyMap = Map.of(); <text:s/>=&gt; {}</text:p>
      <text:p text:style-name="P45"><text:soft-page-break/></text:p>
      <text:p text:style-name="P45"/>
      <text:p text:style-name="P41">&gt;&gt; Map with values</text:p>
      <text:p text:style-name="P45">Map&lt;String, Integer&gt; immutableScoresMap = Map.of("Sachin", 100, "Dhoni", 98, "Dravid", 88);</text:p>
      <text:p text:style-name="P45">System.out.println(immutableScoresMap); =&gt; {Dhoni=98, Dravid=88, Sachin=100}</text:p>
      <text:p text:style-name="P45"/>
      <text:p text:style-name="P45"><text:span text:style-name="T103">&gt;&gt; ***Map with entries :-</text:span> </text:p>
      <text:p text:style-name="P45">Map&lt;String, Integer&gt; immutableMarksMap = Map.ofEntries(</text:p>
      <text:p text:style-name="P45"><text:tab/><text:tab/>Map.entry("Google", 1),</text:p>
      <text:p text:style-name="P45"><text:tab/><text:tab/>Map.entry("Microsoft", 2),</text:p>
      <text:p text:style-name="P45"><text:tab/><text:tab/>Map.entry("Amazon", 5)</text:p>
      <text:p text:style-name="P45">);</text:p>
      <text:p text:style-name="P45">System.out.println(immutableMarksMap); =&gt; {Microsoft=2, Amazon=5, Google=1}</text:p>
      <text:p text:style-name="P38"/>
      <text:p text:style-name="P38"/>
      <text:h text:style-name="P70" text:outline-level="2"><text:bookmark text:name="ba18"/>- Private Interface Methods</text:h>
      <text:p text:style-name="Text_20_body"><text:line-break/><text:span text:style-name="T59">From Java 9, we can create private methods inside an interface that help to </text:span><text:span text:style-name="Strong_20_Emphasis"><text:span text:style-name="T61">share </text:span></text:span><text:span text:style-name="T59">common code between </text:span><text:span text:style-name="Strong_20_Emphasis"><text:span text:style-name="T61">non-abstract </text:span></text:span><text:span text:style-name="T59">methods.</text:span> </text:p>
      <text:p text:style-name="P38"/>
      <text:h text:style-name="P79" text:outline-level="1"><text:bookmark text:name="ffa7"/>Java 10:</text:h>
      <text:p text:style-name="P110"><text:bookmark text:name="8aa8"/>- Local variable type inference:</text:p>
      <text:p text:style-name="Text_20_body"><text:line-break/><text:span text:style-name="T59">Type inference is a technique used by statically typed languages, where the </text:span><text:span text:style-name="T24">types of variables</text:span><text:span text:style-name="T59"> may </text:span><text:span text:style-name="T24">be inferred from context</text:span><text:span text:style-name="T59"> by the compiler.</text:span> </text:p>
      <text:p text:style-name="Text_20_body"/>
      <text:p text:style-name="P28"><text:span text:style-name="T99">We can declare </text:span><text:span text:style-name="T80">local variables</text:span><text:span text:style-name="T99"> with </text:span><text:span text:style-name="T100">non-null initializers</text:span><text:span text:style-name="T99"> by using the </text:span><text:span text:style-name="Source_20_Text"><text:span text:style-name="Strong_20_Emphasis"><text:span text:style-name="T81">var</text:span></text:span></text:span><text:span text:style-name="Source_20_Text"><text:span text:style-name="Strong_20_Emphasis"><text:span text:style-name="T101"> </text:span></text:span></text:span><text:span text:style-name="T99">identifier, which can help you to write code that’s easier to read.</text:span> </text:p>
      <text:p text:style-name="P28"/>
      <text:p text:style-name="P28"><text:span text:style-name="Strong_20_Emphasis"><text:span text:style-name="T61">Note: </text:span></text:span><text:span text:style-name="Strong_20_Emphasis"><text:span text:style-name="T60">that this feature is available </text:span></text:span><text:span text:style-name="Strong_20_Emphasis"><text:span text:style-name="T62">only for local variables</text:span></text:span><text:span text:style-name="Strong_20_Emphasis"><text:span text:style-name="T60"> with the initializer.</text:span></text:span><text:span text:style-name="T102"> </text:span></text:p>
      <text:p text:style-name="P114"/>
      <text:p text:style-name="P114"/>
      <text:p text:style-name="P38"/>
      <text:h text:style-name="P76" text:outline-level="1"><text:soft-page-break/>=========Detailed Explanation =========</text:h>
      <text:p text:style-name="P38"/>
      <text:p text:style-name="P38">Java <text:s/>10 changes :-</text:p>
      <text:p text:style-name="P30"/>
      <text:p text:style-name="P30"><text:span text:style-name="T70">copyOf() </text:span>:- copyOf() method was added to List, Set, Map interfaces for creating immutable/unmodifiable list/set/map.</text:p>
      <text:p text:style-name="P30"/>
      <text:p text:style-name="Text_20_body"><text:span text:style-name="T92">The </text:span><text:a xlink:type="simple" xlink:href="https://docs.oracle.com/en/java/javase/23/docs/api/java.base/java/util/List.html#of(E...)" text:style-name="Internet_20_link" text:visited-style-name="Visited_20_Internet_20_Link"><text:span text:style-name="Source_20_Text"><text:span text:style-name="T92">List.of</text:span></text:span></text:a><text:span text:style-name="T92"> and </text:span><text:a xlink:type="simple" xlink:href="https://docs.oracle.com/en/java/javase/23/docs/api/java.base/java/util/List.html#copyOf(java.util.Collection)" text:style-name="Internet_20_link" text:visited-style-name="Visited_20_Internet_20_Link"><text:span text:style-name="Source_20_Text"><text:span text:style-name="T92">List.copyOf</text:span></text:span></text:a><text:span text:style-name="T92"> static factory methods provide a convenient way </text:span><text:span text:style-name="T93">to create unmodifiable lists</text:span><text:span text:style-name="T92">. The </text:span><text:span text:style-name="Source_20_Text"><text:span text:style-name="T92">List</text:span></text:span><text:span text:style-name="T92"> instances created by these methods have the following characteristics: </text:span></text:p>
      <text:list xml:id="list6421034211690066615" text:style-name="L2">
        <text:list-item>
          <text:p text:style-name="P115"><text:span text:style-name="T92">They are </text:span><text:a xlink:type="simple" xlink:href="https://docs.oracle.com/en/java/javase/23/docs/api/java.base/java/util/Collection.html#unmodifiable" text:style-name="Internet_20_link" text:visited-style-name="Visited_20_Internet_20_Link"><text:span text:style-name="T94">unmodifiable</text:span></text:a><text:span text:style-name="T92">. Elements </text:span><text:span text:style-name="T4">cannot be added, removed, or replaced</text:span><text:span text:style-name="T92">. Calling any mutator method on the List will always cause </text:span><text:span text:style-name="Source_20_Text"><text:span text:style-name="T4">UnsupportedOperationException</text:span></text:span><text:span text:style-name="T92"> to be thrown. However, if the contained elements are themselves mutable, this may cause the List's contents to appear to change. </text:span></text:p>
        </text:list-item>
        <text:list-item>
          <text:p text:style-name="P115"><text:span text:style-name="T4">They disallow </text:span><text:span text:style-name="Source_20_Text"><text:span text:style-name="T4">null</text:span></text:span><text:span text:style-name="T4"> elements</text:span><text:span text:style-name="T92">. Attempts to create them with </text:span><text:span text:style-name="Source_20_Text"><text:span text:style-name="T92">null</text:span></text:span><text:span text:style-name="T92"> elements result in </text:span><text:span text:style-name="Source_20_Text"><text:span text:style-name="T92">NullPointerException</text:span></text:span><text:span text:style-name="T92">. </text:span></text:p>
        </text:list-item>
        <text:list-item>
          <text:p text:style-name="P116">They are serializable if all elements are serializable. </text:p>
        </text:list-item>
        <text:list-item>
          <text:p text:style-name="P112">The order of elements in the list is the same as the order of the provided arguments, or of the elements in the provided array. </text:p>
        </text:list-item>
      </text:list>
      <text:p text:style-name="P30"/>
      <text:p text:style-name="P30"/>
      <text:p text:style-name="P30">Eg :-</text:p>
      <text:p text:style-name="P30"/>
      <text:p text:style-name="P30">public static void main(String[] args) {</text:p>
      <text:p text:style-name="P30"><text:s text:c="8"/>List&lt;String&gt; names = new ArrayList&lt;&gt;();</text:p>
      <text:p text:style-name="P30"><text:s text:c="8"/>names.add("desire");</text:p>
      <text:p text:style-name="P30"><text:s text:c="8"/>names.add("practice");</text:p>
      <text:p text:style-name="P30"><text:s text:c="8"/>names.add("apply");</text:p>
      <text:p text:style-name="P30"><text:s text:c="8"/>names.add("repetition");</text:p>
      <text:p text:style-name="P30"><text:s text:c="8"/>System.out.println(names);</text:p>
      <text:p text:style-name="P30"><text:s text:c="8"/>donNotChangeList(<text:span text:style-name="T70">List.copyOf(names)</text:span>);</text:p>
      <text:p text:style-name="P30"><text:s text:c="4"/>}</text:p>
      <text:p text:style-name="P30"/>
      <text:p text:style-name="P30"><text:s text:c="4"/>static void donNotChangeList(List&lt;String&gt; names){</text:p>
      <text:p text:style-name="P30"><text:span text:style-name="T91"><text:s text:c="8"/>names.add("Welcome"); // </text:span><text:span text:style-name="T5">its going to throw </text:span><text:span text:style-name="Source_20_Text"><text:span text:style-name="T5">UnsupportedOperationException</text:span></text:span><text:span text:style-name="T5"> exception.</text:span></text:p>
      <text:p text:style-name="P30"><text:s text:c="8"/>System.out.println(names);</text:p>
      <text:p text:style-name="P30"><text:s text:c="4"/>}</text:p>
      <text:p text:style-name="P30"/>
      <text:p text:style-name="P30"/>
      <text:p text:style-name="P40">&gt;&gt; <text:span text:style-name="T47">Local Variable Type Inference</text:span><text:span text:style-name="T47"> or LVTI in Java 10</text:span></text:p>
      <text:p text:style-name="P33"/>
      <text:p text:style-name="P29"><text:soft-page-break/><text:a xlink:type="simple" xlink:href="https://en.wikipedia.org/wiki/Type_inference" text:style-name="Internet_20_link" text:visited-style-name="Visited_20_Internet_20_Link"><text:span text:style-name="T95">Type inference</text:span></text:a><text:span text:style-name="T25"> </text:span><text:span text:style-name="T27">refers to the automatic detection of the datatype of a variable, done generally at the compiler time.</text:span><text:span text:style-name="T28"> </text:span></text:p>
      <text:p text:style-name="P33"/>
      <text:p text:style-name="P51"><text:span text:style-name="Strong_20_Emphasis"><text:span text:style-name="T29">What is Local Variable type inference?</text:span></text:span></text:p>
      <text:p text:style-name="P25">Local variable type inference is a feature in Java 10 that allows the developer to skip the type declaration associated with local variables (those defined inside method definitions, initialization blocks, for-loops, and other blocks like if-else), and the type is inferred by the JDK. It will, then, be the job of the compiler to figure out the datatype of the variable.</text:p>
      <text:p text:style-name="P33">Eg:- </text:p>
      <text:p text:style-name="P29"><text:span text:style-name="Source_20_Text"><text:span text:style-name="T37">List&lt;Map&gt; data = </text:span></text:span><text:span text:style-name="Source_20_Text"><text:span text:style-name="T39">new</text:span></text:span><text:span text:style-name="T28"> </text:span><text:span text:style-name="Source_20_Text"><text:span text:style-name="T37">ArrayList&lt;&gt;(); </text:span></text:span></text:p>
      <text:p text:style-name="P29"><text:span text:style-name="Source_20_Text"><text:span text:style-name="T27">can be defined as</text:span></text:span></text:p>
      <text:p text:style-name="P29"><text:span text:style-name="Source_20_Text"><text:span text:style-name="T27">var data = new ArrayList&lt;&gt;();</text:span></text:span></text:p>
      <text:p text:style-name="P29"><text:span text:style-name="Source_20_Text"><text:span text:style-name="T30"/></text:span></text:p>
      <text:p text:style-name="P51"><text:span text:style-name="Strong_20_Emphasis"><text:span text:style-name="T26">Use Cases</text:span></text:span></text:p>
      <text:p text:style-name="Text_20_body"><text:span text:style-name="T92"><text:line-break/></text:span><text:span text:style-name="Source_20_Text"><text:span text:style-name="T30">1) </text:span></text:span><text:span text:style-name="Source_20_Text"><text:span text:style-name="Strong_20_Emphasis"><text:span text:style-name="T33">In a static/instance initialization block</text:span></text:span></text:span></text:p>
      <text:p text:style-name="P5"><text:bookmark text:name="copy-code-button"/><text:line-break/></text:p>
      <text:p text:style-name="P4"><text:span text:style-name="Source_20_Text"><text:span text:style-name="T40">class</text:span></text:span><text:span text:style-name="Source_20_Text"><text:span text:style-name="T32"> </text:span></text:span><text:span text:style-name="Source_20_Text"><text:span text:style-name="T38">A { </text:span></text:span></text:p>
      <text:p text:style-name="P7"><text:span text:style-name="Source_20_Text"><text:span text:style-name="T34">    </text:span></text:span><text:span text:style-name="Source_20_Text"><text:span text:style-name="T40">static</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4">        </text:span></text:span><text:span text:style-name="Source_20_Text"><text:span text:style-name="T38">var x = </text:span></text:span><text:span text:style-name="Source_20_Text"><text:span text:style-name="T41">"Hi there"</text:span></text:span><text:span text:style-name="Source_20_Text"><text:span text:style-name="T38">; </text:span></text:span></text:p>
      <text:p text:style-name="P7"><text:span text:style-name="Source_20_Text"><text:span text:style-name="T34">        </text:span></text:span><text:span text:style-name="Source_20_Text"><text:span text:style-name="T38">System.out.println(x)' </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4">    </text:span></text:span><text:span text:style-name="Source_20_Text"><text:span text:style-name="T40">public</text:span></text:span><text:span text:style-name="T32"> </text:span><text:span text:style-name="Source_20_Text"><text:span text:style-name="T40">static</text:span></text:span><text:span text:style-name="T32"> </text:span><text:span text:style-name="Source_20_Text"><text:span text:style-name="T40">void</text:span></text:span><text:span text:style-name="T32"> </text:span><text:span text:style-name="Source_20_Text"><text:span text:style-name="T38">main(String[] ax) </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8">} </text:span></text:span></text:p>
      <text:p text:style-name="P4"><text:span text:style-name="Source_20_Text"><text:span text:style-name="T30"/></text:span></text:p>
      <text:p text:style-name="P4"><text:span text:style-name="Source_20_Text"><text:span text:style-name="T30">2) </text:span></text:span><text:span text:style-name="Source_20_Text"><text:span text:style-name="Strong_20_Emphasis"><text:span text:style-name="T33">As a local variable</text:span></text:span></text:span></text:p>
      <text:p text:style-name="P5"><text:bookmark text:name="copy-code-button1"/><text:line-break/>public static void main(String[] args) {</text:p>
      <text:p text:style-name="P5"><text:s text:c="3"/>var msg = "Read More! Earn More!";</text:p>
      <text:p text:style-name="P5"><text:tab/>System.out.println(msg);</text:p>
      <text:p text:style-name="P5">}</text:p>
      <text:p text:style-name="P5"/>
      <text:list xml:id="list5277314936124685376" text:style-name="L3">
        <text:list-item>
          <text:p text:style-name="P98"><text:span text:style-name="Strong_20_Emphasis"><text:span text:style-name="T33">As iteration variable in enhanced for-loop</text:span></text:span></text:p>
        </text:list-item>
      </text:list>
      <text:p text:style-name="P5">List&lt;String&gt; names = List.of("Practice", "Hardwork", "Desire", "Consistency");</text:p>
      <text:p text:style-name="P5">for (var name : names) {</text:p>
      <text:p text:style-name="P5"><text:tab/>System.out.println(name);</text:p>
      <text:p text:style-name="P5">}</text:p>
      <text:list xml:id="list7295076346050397184" text:style-name="L4">
        <text:list-item>
          <text:p text:style-name="P99"><text:soft-page-break/><text:span text:style-name="Strong_20_Emphasis"><text:span text:style-name="T33">As looping index in for-loop</text:span></text:span></text:p>
          <text:p text:style-name="P99"><text:span text:style-name="Strong_20_Emphasis"><text:span text:style-name="T31">public static void main(String[] args) {</text:span></text:span></text:p>
          <text:p text:style-name="P99"><text:span text:style-name="Strong_20_Emphasis"><text:span text:style-name="T31"><text:tab/>int[] ary = {1, 2, 3};</text:span></text:span></text:p>
          <text:p text:style-name="P99"><text:span text:style-name="Strong_20_Emphasis"><text:span text:style-name="T31"><text:tab/>for (var i = 0; i &lt; ary.length; i++) {</text:span></text:span></text:p>
          <text:p text:style-name="P99"><text:span text:style-name="Strong_20_Emphasis"><text:span text:style-name="T31"><text:tab/><text:tab/>System.out.println(ary[i]);</text:span></text:span></text:p>
          <text:p text:style-name="P99"><text:span text:style-name="Strong_20_Emphasis"><text:span text:style-name="T31"><text:tab/>}</text:span></text:span></text:p>
          <text:p text:style-name="P99"><text:span text:style-name="Strong_20_Emphasis"><text:span text:style-name="T31">}</text:span></text:span></text:p>
        </text:list-item>
        <text:list-item>
          <text:p text:style-name="P99"><text:span text:style-name="Strong_20_Emphasis"><text:span text:style-name="T33">As a return value from another method </text:span></text:span></text:p>
        </text:list-item>
      </text:list>
      <text:p text:style-name="P4"><text:span text:style-name="Strong_20_Emphasis"><text:span text:style-name="T33"/></text:span></text:p>
      <text:p text:style-name="P4"><text:span text:style-name="Strong_20_Emphasis"><text:span text:style-name="T31">class Hello {</text:span></text:span></text:p>
      <text:p text:style-name="P4"><text:span text:style-name="Strong_20_Emphasis"><text:span text:style-name="T31"><text:s text:c="4"/>public String message() {</text:span></text:span></text:p>
      <text:p text:style-name="P4"><text:span text:style-name="Strong_20_Emphasis"><text:span text:style-name="T31"><text:s text:c="8"/>return "Consistency and Desire With TimeBound is important for Goals Achievement";</text:span></text:span></text:p>
      <text:p text:style-name="P4"><text:span text:style-name="Strong_20_Emphasis"><text:span text:style-name="T31"><text:s text:c="4"/>}</text:span></text:span></text:p>
      <text:p text:style-name="P4"><text:span text:style-name="Strong_20_Emphasis"><text:span text:style-name="T31">}</text:span></text:span></text:p>
      <text:p text:style-name="P4"><text:span text:style-name="Strong_20_Emphasis"><text:span text:style-name="T33"/></text:span></text:p>
      <text:p text:style-name="P4"><text:span text:style-name="Strong_20_Emphasis"><text:span text:style-name="T31">public class Ex7 {</text:span></text:span></text:p>
      <text:p text:style-name="P4"><text:span text:style-name="Strong_20_Emphasis"><text:span text:style-name="T31"><text:s text:c="4"/>public static void main(String[] args) {</text:span></text:span></text:p>
      <text:p text:style-name="P4"><text:span text:style-name="Strong_20_Emphasis"><text:span text:style-name="T31"><text:s text:c="8"/>var msg = new Hello().message();</text:span></text:span></text:p>
      <text:p text:style-name="P4"><text:span text:style-name="Strong_20_Emphasis"><text:span text:style-name="T31"><text:s text:c="8"/>System.out.println(msg);</text:span></text:span></text:p>
      <text:p text:style-name="P4"><text:span text:style-name="Strong_20_Emphasis"><text:span text:style-name="T31"><text:s text:c="4"/>}</text:span></text:span></text:p>
      <text:p text:style-name="P4"><text:span text:style-name="Strong_20_Emphasis"><text:span text:style-name="T31">}</text:span></text:span></text:p>
      <text:list xml:id="list142867889885140376" text:style-name="L5">
        <text:list-item>
          <text:p text:style-name="P100"><text:span text:style-name="Strong_20_Emphasis"><text:span text:style-name="T33">As a return value in a method</text:span></text:span></text:p>
        </text:list-item>
      </text:list>
      <text:p text:style-name="P5"/>
      <text:p text:style-name="P5">class Hello {</text:p>
      <text:p text:style-name="P5"><text:s text:c="4"/>public String message() {</text:p>
      <text:p text:style-name="P5"><text:s text:c="8"/>var msg = "Consistency and Desire With TimeBound is important for Goals Achievement";</text:p>
      <text:p text:style-name="P5"><text:s text:c="8"/>return msg;</text:p>
      <text:p text:style-name="P5"><text:s text:c="4"/>}</text:p>
      <text:p text:style-name="P5">}</text:p>
      <text:p text:style-name="P5"/>
      <text:p text:style-name="P5">public class Ex7 {</text:p>
      <text:p text:style-name="P5"><text:s text:c="4"/>public static void main(String[] args) {</text:p>
      <text:p text:style-name="P5"><text:s text:c="8"/>String msg = new Hello().message();</text:p>
      <text:p text:style-name="P5"><text:s text:c="8"/>System.out.println(msg);</text:p>
      <text:p text:style-name="P5"><text:s text:c="4"/>}</text:p>
      <text:p text:style-name="P5">}</text:p>
      <text:p text:style-name="P5"/>
      <text:list xml:id="list4211913112695071656" text:style-name="L6">
        <text:list-header>
          <text:p text:style-name="P101">Restrictions on Local Variable Type Inference :-</text:p>
          <text:p text:style-name="P102"/>
        </text:list-header>
        <text:list-item>
          <text:p text:style-name="P103"><text:span text:style-name="Strong_20_Emphasis"><text:span text:style-name="T33">Not permitted var as instance fields</text:span></text:span><text:span text:style-name="T92"> </text:span></text:p>
          <text:p text:style-name="P103"><text:span text:style-name="Source_20_Text"><text:span text:style-name="T40">class</text:span></text:span><text:span text:style-name="T32"> </text:span><text:span text:style-name="Source_20_Text"><text:span text:style-name="T38">A { </text:span></text:span></text:p>
        </text:list-item>
      </text:list>
      <text:p text:style-name="P7"><text:span text:style-name="Source_20_Text"><text:span text:style-name="T34">    </text:span></text:span><text:span text:style-name="Source_20_Text"><text:span text:style-name="T44">var x;</text:span></text:span><text:span text:style-name="Source_20_Text"><text:span text:style-name="T38"> </text:span></text:span><text:span text:style-name="Source_20_Text"><text:span text:style-name="T42">/* Error: class variables can't be declared </text:span></text:span></text:p>
      <text:p text:style-name="P7"><text:span text:style-name="Source_20_Text"><text:span text:style-name="T34">            </text:span></text:span><text:span text:style-name="Source_20_Text"><text:span text:style-name="T42">using 'var'. Datatype needs </text:span></text:span></text:p>
      <text:p text:style-name="P7"><text:span text:style-name="Source_20_Text"><text:span text:style-name="T34">             </text:span></text:span><text:span text:style-name="Source_20_Text"><text:span text:style-name="T42">to be explicitly mentioned*/</text:span></text:span></text:p>
      <text:p text:style-name="P7"><text:soft-page-break/><text:span text:style-name="Source_20_Text"><text:span text:style-name="T38">} </text:span></text:span></text:p>
      <text:list xml:id="list30489566" text:continue-numbering="true" text:style-name="L6">
        <text:list-item>
          <text:p text:style-name="P103"><text:span text:style-name="Strong_20_Emphasis"><text:span text:style-name="T33">Not permitted var for uninitialized local variables</text:span></text:span><text:span text:style-name="T92"> </text:span></text:p>
        </text:list-item>
      </text:list>
      <text:p text:style-name="P4"><text:span text:style-name="Source_20_Text"><text:span text:style-name="T40">class</text:span></text:span><text:span text:style-name="T32"> </text:span><text:span text:style-name="Source_20_Text"><text:span text:style-name="T38">A { </text:span></text:span></text:p>
      <text:p text:style-name="P7"><text:span text:style-name="Source_20_Text"><text:span text:style-name="T34">    </text:span></text:span><text:span text:style-name="Source_20_Text"><text:span text:style-name="T40">public</text:span></text:span><text:span text:style-name="T32"> </text:span><text:span text:style-name="Source_20_Text"><text:span text:style-name="T40">static</text:span></text:span><text:span text:style-name="T32"> </text:span><text:span text:style-name="Source_20_Text"><text:span text:style-name="T40">void</text:span></text:span><text:span text:style-name="T32"> </text:span><text:span text:style-name="Source_20_Text"><text:span text:style-name="T38">main(String a[]) </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4">        </text:span></text:span><text:span text:style-name="Source_20_Text"><text:span text:style-name="T44">var x</text:span></text:span><text:span text:style-name="Source_20_Text"><text:span text:style-name="T38">; </text:span></text:span><text:span text:style-name="Source_20_Text"><text:span text:style-name="T42">/* error: cannot use 'var'  </text:span></text:span></text:p>
      <text:p text:style-name="P7"><text:span text:style-name="Source_20_Text"><text:span text:style-name="T34">                </text:span></text:span><text:span text:style-name="Source_20_Text"><text:span text:style-name="T42">on variable without initializer*/</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8">} </text:span></text:span></text:p>
      <text:p text:style-name="P5"/>
      <text:list xml:id="list30495892" text:continue-numbering="true" text:style-name="L6">
        <text:list-item>
          <text:p text:style-name="P103"><text:span text:style-name="Strong_20_Emphasis"><text:span text:style-name="T33">Not allowed as parameter for any methods</text:span></text:span><text:span text:style-name="T92"> </text:span></text:p>
        </text:list-item>
      </text:list>
      <text:p text:style-name="P4"><text:span text:style-name="Source_20_Text"><text:span text:style-name="T40">class</text:span></text:span><text:span text:style-name="T32"> </text:span><text:span text:style-name="Source_20_Text"><text:span text:style-name="T38">A { </text:span></text:span></text:p>
      <text:p text:style-name="P7"><text:span text:style-name="Source_20_Text"><text:span text:style-name="T34">    </text:span></text:span><text:span text:style-name="Source_20_Text"><text:span text:style-name="T40">void</text:span></text:span><text:span text:style-name="T32"> </text:span><text:span text:style-name="Source_20_Text"><text:span text:style-name="T38">show(</text:span></text:span><text:span text:style-name="Source_20_Text"><text:span text:style-name="T44">var</text:span></text:span><text:span text:style-name="Source_20_Text"><text:span text:style-name="T38"> a) </text:span></text:span><text:span text:style-name="Source_20_Text"><text:span text:style-name="T42">/*Error: can't use 'var' </text:span></text:span></text:p>
      <text:p text:style-name="P7"><text:span text:style-name="Source_20_Text"><text:span text:style-name="T34">                       </text:span></text:span><text:span text:style-name="Source_20_Text"><text:span text:style-name="T42">on method parameters*/</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8">} </text:span></text:span></text:p>
      <text:p text:style-name="P5"/>
      <text:list xml:id="list6471081639578548134" text:style-name="L7">
        <text:list-item>
          <text:p text:style-name="P104"><text:span text:style-name="Strong_20_Emphasis"><text:span text:style-name="T33">Not permitted in method return type</text:span></text:span></text:p>
        </text:list-item>
      </text:list>
      <text:p text:style-name="P5"/>
      <text:p text:style-name="P4"><text:span text:style-name="Source_20_Text"><text:span text:style-name="T40">class</text:span></text:span><text:span text:style-name="T32"> </text:span><text:span text:style-name="Source_20_Text"><text:span text:style-name="T38">A { </text:span></text:span></text:p>
      <text:p text:style-name="P7"><text:span text:style-name="Source_20_Text"><text:span text:style-name="T34">    </text:span></text:span><text:span text:style-name="Source_20_Text"><text:span text:style-name="T40">public</text:span></text:span><text:span text:style-name="T32"> </text:span><text:span text:style-name="Source_20_Text"><text:span text:style-name="T44">var</text:span></text:span><text:span text:style-name="Source_20_Text"><text:span text:style-name="T38"> show() </text:span></text:span><text:span text:style-name="Source_20_Text"><text:span text:style-name="T42">/* Error: Method return type  </text:span></text:span></text:p>
      <text:p text:style-name="P7"><text:span text:style-name="Source_20_Text"><text:span text:style-name="T34">                                     </text:span></text:span><text:span text:style-name="Source_20_Text"><text:span text:style-name="T42">can't be var*/</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4">        </text:span></text:span><text:span text:style-name="Source_20_Text"><text:span text:style-name="T40">return</text:span></text:span><text:span text:style-name="T32"> </text:span><text:span text:style-name="Source_20_Text"><text:span text:style-name="T43">1</text:span></text:span><text:span text:style-name="Source_20_Text"><text:span text:style-name="T38">; </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8">} </text:span></text:span></text:p>
      <text:p text:style-name="P5"/>
      <text:p text:style-name="P4"><text:span text:style-name="Strong_20_Emphasis"><text:span text:style-name="T33"/></text:span></text:p>
      <text:list xml:id="list6891626306843161845" text:style-name="L8">
        <text:list-item>
          <text:p text:style-name="P105"><text:span text:style-name="Strong_20_Emphasis"><text:span text:style-name="T33">Not permitted with variable initialized with ‘NULL’</text:span></text:span></text:p>
          <text:p text:style-name="P105"><text:span text:style-name="Strong_20_Emphasis"><text:span text:style-name="Source_20_Text"><text:span text:style-name="T40">class</text:span></text:span></text:span><text:span text:style-name="Strong_20_Emphasis"><text:span text:style-name="T32"> </text:span></text:span><text:span text:style-name="Strong_20_Emphasis"><text:span text:style-name="Source_20_Text"><text:span text:style-name="T38">A { </text:span></text:span></text:span></text:p>
        </text:list-item>
      </text:list>
      <text:p text:style-name="P7"><text:span text:style-name="Source_20_Text"><text:span text:style-name="T34">    </text:span></text:span><text:span text:style-name="Source_20_Text"><text:span text:style-name="T40">public</text:span></text:span><text:span text:style-name="T32"> </text:span><text:span text:style-name="Source_20_Text"><text:span text:style-name="T40">static</text:span></text:span><text:span text:style-name="T32"> </text:span><text:span text:style-name="Source_20_Text"><text:span text:style-name="T40">void</text:span></text:span><text:span text:style-name="T32"> </text:span><text:span text:style-name="Source_20_Text"><text:span text:style-name="T38">main(String a[]) </text:span></text:span></text:p>
      <text:p text:style-name="P7"><text:span text:style-name="Source_20_Text"><text:span text:style-name="T34">    </text:span></text:span><text:span text:style-name="Source_20_Text"><text:span text:style-name="T38">{ </text:span></text:span></text:p>
      <text:p text:style-name="P7"><text:span text:style-name="Source_20_Text"><text:span text:style-name="T34">        </text:span></text:span><text:span text:style-name="Source_20_Text"><text:span text:style-name="T38">var x = NULL; </text:span></text:span><text:span text:style-name="Source_20_Text"><text:span text:style-name="T42">// Error: variable initializer is 'null' </text:span></text:span></text:p>
      <text:p text:style-name="P7"><text:span text:style-name="Source_20_Text"><text:span text:style-name="T34">    </text:span></text:span><text:span text:style-name="Source_20_Text"><text:span text:style-name="T38">} </text:span></text:span></text:p>
      <text:list xml:id="list30477366" text:continue-numbering="true" text:style-name="L8">
        <text:list-header>
          <text:p text:style-name="P105"><text:span text:style-name="Strong_20_Emphasis"><text:span text:style-name="T33"/></text:span></text:p>
        </text:list-header>
      </text:list>
      <text:p text:style-name="P30">=============================================</text:p>
      <text:p text:style-name="P30"/>
      <text:p text:style-name="P39">Java 11 Changes :-</text:p>
      <text:p text:style-name="P30"/>
      <text:list xml:id="list1851024692464272365" text:style-name="L9">
        <text:list-item>
          <text:p text:style-name="P82"><text:span text:style-name="T78">Files.readString</text:span>(Path path) throws IOException <text:s/>:-</text:p>
        </text:list-item>
      </text:list>
      <text:p text:style-name="Standard"><text:span text:style-name="T16">Reads all content from a file into a string, decoding from bytes to characters using the </text:span><text:a xlink:type="simple" xlink:href="https://docs.oracle.com/en/java/javase/23/docs/api/java.base/java/nio/charset/StandardCharsets.html#UTF_8" text:style-name="Internet_20_link" text:visited-style-name="Visited_20_Internet_20_Link"><text:span text:style-name="Source_20_Text"><text:span text:style-name="T17">UTF-8</text:span></text:span></text:a><text:span text:style-name="Source_20_Text"><text:span text:style-name="T15"> </text:span></text:span><text:a xlink:type="simple" xlink:href="https://docs.oracle.com/en/java/javase/23/docs/api/java.base/java/nio/charset/Charset.html" text:style-name="Internet_20_link" text:visited-style-name="Visited_20_Internet_20_Link"><text:span text:style-name="Source_20_Text"><text:span text:style-name="T17">charset</text:span></text:span></text:a><text:span text:style-name="T16">. The method ensures that the file is closed when all content have been read or an I/O error, or other runtime exception, is thrown.</text:span><text:span text:style-name="T92"> </text:span></text:p>
      <text:p text:style-name="P30"/>
      <text:list xml:id="list1933261896606830457" text:style-name="L10">
        <text:list-item>
          <text:p text:style-name="P90"><text:soft-page-break/><text:span text:style-name="T23">Files.writeString</text:span><text:span text:style-name="T19">(</text:span><text:a xlink:type="simple" xlink:href="https://docs.oracle.com/en/java/javase/23/docs/api/java.base/java/nio/file/Path.html" text:style-name="Internet_20_link" text:visited-style-name="Visited_20_Internet_20_Link"><text:span text:style-name="T92">Path</text:span></text:a><text:span text:style-name="T18"> </text:span><text:span text:style-name="T19">path, </text:span><text:a xlink:type="simple" xlink:href="https://docs.oracle.com/en/java/javase/23/docs/api/java.base/java/lang/CharSequence.html" text:style-name="Internet_20_link" text:visited-style-name="Visited_20_Internet_20_Link"><text:span text:style-name="T92">CharSequence</text:span></text:a><text:span text:style-name="T18"> </text:span><text:span text:style-name="T19">csq, </text:span><text:a xlink:type="simple" xlink:href="https://docs.oracle.com/en/java/javase/23/docs/api/java.base/java/nio/file/OpenOption.html" text:style-name="Internet_20_link" text:visited-style-name="Visited_20_Internet_20_Link"><text:span text:style-name="T18">OpenOption</text:span></text:a><text:span text:style-name="T19">... options)</text:span><text:span text:style-name="T20"> </text:span><text:span text:style-name="T19">throws </text:span><text:a xlink:type="simple" xlink:href="https://docs.oracle.com/en/java/javase/23/docs/api/java.base/java/io/IOException.html" text:style-name="Internet_20_link" text:visited-style-name="Visited_20_Internet_20_Link"><text:span text:style-name="T18">IOException</text:span></text:a></text:p>
          <text:p text:style-name="P83"/>
        </text:list-item>
      </text:list>
      <text:p text:style-name="P49"><text:span text:style-name="T50">Write a </text:span><text:a xlink:type="simple" xlink:href="https://docs.oracle.com/en/java/javase/23/docs/api/java.base/java/lang/CharSequence.html" text:style-name="Internet_20_link" text:visited-style-name="Visited_20_Internet_20_Link"><text:span text:style-name="T92">CharSequence</text:span></text:a><text:span text:style-name="T17"> </text:span><text:span text:style-name="T50">to a file. Characters are encoded into bytes using the </text:span><text:a xlink:type="simple" xlink:href="https://docs.oracle.com/en/java/javase/23/docs/api/java.base/java/nio/charset/StandardCharsets.html#UTF_8" text:style-name="Internet_20_link" text:visited-style-name="Visited_20_Internet_20_Link"><text:span text:style-name="Source_20_Text"><text:span text:style-name="T92">UTF-8</text:span></text:span></text:a><text:span text:style-name="Source_20_Text"><text:span text:style-name="T17"> </text:span></text:span><text:a xlink:type="simple" xlink:href="https://docs.oracle.com/en/java/javase/23/docs/api/java.base/java/nio/charset/Charset.html" text:style-name="Internet_20_link" text:visited-style-name="Visited_20_Internet_20_Link"><text:span text:style-name="Source_20_Text"><text:span text:style-name="T92">charset</text:span></text:span></text:a><text:span text:style-name="T50">.</text:span></text:p>
      <text:p text:style-name="P50"><text:span text:style-name="T50">This method is equivalent to: </text:span><text:a xlink:type="simple" xlink:href="https://docs.oracle.com/en/java/javase/23/docs/api/java.base/java/nio/file/Files.html#writeString(java.nio.file.Path,java.lang.CharSequence,java.nio.charset.Charset,java.nio.file.OpenOption...)" text:style-name="Internet_20_link" text:visited-style-name="Visited_20_Internet_20_Link"><text:span text:style-name="Source_20_Text"><text:span text:style-name="T17">writeString(path, csq, StandardCharsets.UTF_8, options)</text:span></text:span></text:a><text:span text:style-name="T50">.</text:span></text:p>
      <text:p text:style-name="P16">Parameters:</text:p>
      <text:p text:style-name="P58"><text:span text:style-name="Source_20_Text"><text:span text:style-name="T19">path</text:span></text:span><text:span text:style-name="T19">- the path to the file</text:span></text:p>
      <text:p text:style-name="P58"><text:span text:style-name="Source_20_Text"><text:span text:style-name="T19">csq</text:span></text:span><text:span text:style-name="T19">- the CharSequence to be written</text:span></text:p>
      <text:p text:style-name="P58"><text:span text:style-name="Source_20_Text"><text:span text:style-name="T19">options</text:span></text:span><text:span text:style-name="T19">- options specifying how the file is opened</text:span></text:p>
      <text:p text:style-name="P16">Returns:</text:p>
      <text:p text:style-name="P59">the path</text:p>
      <text:p text:style-name="P30"/>
      <text:p text:style-name="P30">Eg:- </text:p>
      <text:p text:style-name="P30"/>
      <text:p text:style-name="P30"><text:s text:c="4"/>private static void readSmallFile() {</text:p>
      <text:p text:style-name="P30"><text:s text:c="8"/>Path path = Path.of(System.getProperty("user.home"), "myapp", "data", "welcome.txt");</text:p>
      <text:p text:style-name="P30"><text:s text:c="8"/>try {</text:p>
      <text:p text:style-name="P30"><text:s text:c="12"/>String msg = Files.readString(path);</text:p>
      <text:p text:style-name="P30"><text:s text:c="12"/>System.out.println(msg);</text:p>
      <text:p text:style-name="P30"><text:s text:c="8"/>} catch (IOException ioException) {</text:p>
      <text:p text:style-name="P30"><text:s text:c="12"/>ioException.printStackTrace();</text:p>
      <text:p text:style-name="P30"><text:s text:c="8"/>}</text:p>
      <text:p text:style-name="P30"><text:s text:c="4"/>}</text:p>
      <text:p text:style-name="P30"/>
      <text:p text:style-name="P30">** Important Note :- We can use Files.readString(), Files.writeString() methods only for reading/writing small amount of data i.e less than 2 GB. If it is more than 2 GB its better to use <text:s/>below way</text:p>
      <text:p text:style-name="P30"/>
      <text:p text:style-name="P30">static void readLargeFile() throws IOException {</text:p>
      <text:p text:style-name="P30"><text:s text:c="8"/>Path path = Path.of(System.getProperty("user.home"), "myapp", "data", "welcome.txt");</text:p>
      <text:p text:style-name="P30"><text:s text:c="8"/>try {</text:p>
      <text:p text:style-name="P30"><text:s text:c="12"/>BufferedReader reader = new BufferedReader(new FileReader(path.toFile()));</text:p>
      <text:p text:style-name="P30"><text:s text:c="12"/>String line = null;</text:p>
      <text:p text:style-name="P30"><text:s text:c="12"/>while ((line = reader.readLine()) != null) {</text:p>
      <text:p text:style-name="P30"><text:s text:c="16"/>System.out.println(line);</text:p>
      <text:p text:style-name="P30"><text:s text:c="12"/>}</text:p>
      <text:p text:style-name="P30"><text:soft-page-break/><text:s text:c="8"/>} catch (IOException ioException) {</text:p>
      <text:p text:style-name="P30"><text:s text:c="12"/>ioException.printStackTrace();</text:p>
      <text:p text:style-name="P30"><text:s text:c="8"/>}</text:p>
      <text:p text:style-name="P30"><text:s text:c="4"/>}</text:p>
      <text:p text:style-name="P30"/>
      <text:p text:style-name="P30"/>
      <text:list xml:id="list8912647241447734546" text:style-name="L11">
        <text:list-item>
          <text:p text:style-name="P84"><text:span text:style-name="T75">not()</text:span> method was added in predicate :-</text:p>
        </text:list-item>
      </text:list>
      <text:p text:style-name="P30"/>
      <text:p text:style-name="P30"/>
      <text:p text:style-name="P30">As we know negate() method <text:s/>is already there</text:p>
      <text:p text:style-name="P30"/>
      <text:p text:style-name="P30">Eg:- </text:p>
      <text:p text:style-name="P30"/>
      <text:p text:style-name="P30">List&lt;Integer&gt; nums = List.of(2, 5, 3, 4, 7, 9, 10, 11, 19, 27);</text:p>
      <text:p text:style-name="P30"><text:s text:c="8"/>Predicate&lt;Integer&gt; evenNumPredicate = num -&gt; num % 2 == 0;</text:p>
      <text:p text:style-name="P30"/>
      <text:p text:style-name="P30"><text:s text:c="8"/>Predicate&lt;Integer&gt; oddNumPredicate = evenNumPredicate<text:span text:style-name="T75">.negate()</text:span>; // We are using negate() method to get odd numbers.</text:p>
      <text:p text:style-name="P30"/>
      <text:p text:style-name="P30"><text:s text:c="8"/>List&lt;Integer&gt; evenNums = nums.stream().filter(evenNumPredicate).toList();</text:p>
      <text:p text:style-name="P30"><text:s text:c="8"/>List&lt;Integer&gt; oddNums = nums.stream().filter(oddNumPredicate).toList();</text:p>
      <text:p text:style-name="P30"><text:s text:c="8"/>System.out.println(oddNums);</text:p>
      <text:p text:style-name="P30"/>
      <text:p text:style-name="P30">&gt;&gt; negate() method <text:span text:style-name="T7">is not useful</text:span> when we are using method references.</text:p>
      <text:p text:style-name="P30">In this case we need to use <text:span text:style-name="T78">Preicate.not</text:span>(methodReference)</text:p>
      <text:p text:style-name="P30"/>
      <text:p text:style-name="P30">Eg:-</text:p>
      <text:p text:style-name="P30"/>
      <text:p text:style-name="P30">public static boolean isEven(int num) {</text:p>
      <text:p text:style-name="P30"><text:s text:c="8"/>return num % 2 == 0;</text:p>
      <text:p text:style-name="P30">}</text:p>
      <text:p text:style-name="P30"/>
      <text:p text:style-name="P30">List&lt;Integer&gt; evenNums = nums.stream().filter(<text:span text:style-name="T78">Ex6::isEven</text:span>).toList();</text:p>
      <text:p text:style-name="P30">List&lt;Integer&gt; oddNums = nums.stream().filter(<text:span text:style-name="T83">Predicate.not</text:span>(<text:span text:style-name="T78">Ex6::isEven</text:span>)).toList();</text:p>
      <text:p text:style-name="P30"/>
      <text:list xml:id="list270955730778966444" text:style-name="L12">
        <text:list-item>
          <text:p text:style-name="P85"><text:span text:style-name="T78">isBlank(), strip(), stripLeading(), stripTrailing(), lines(), transform()</text:span> <text:s/>String methods in java11 :-</text:p>
        </text:list-item>
      </text:list>
      <text:p text:style-name="P30"/>
      <text:p text:style-name="P30"/>
      <text:p text:style-name="P30">&gt;&gt; <text:span text:style-name="T78">isBlank() </text:span><text:s/>=&gt; </text:p>
      <text:p text:style-name="P30"/>
      <text:p text:style-name="Standard"><text:soft-page-break/><text:span text:style-name="T92">Returns a string whose value is this string, with all leading </text:span><text:a xlink:type="simple" xlink:href="https://docs.oracle.com/en/java/javase/23/docs/api/java.base/java/lang/Character.html#isWhitespace(int)" text:style-name="Internet_20_link" text:visited-style-name="Visited_20_Internet_20_Link"><text:span text:style-name="T92">white space</text:span></text:a><text:span text:style-name="T92"> removed. </text:span></text:p>
      <text:p text:style-name="P30">String str1 = " ";</text:p>
      <text:p text:style-name="P30">System.out.println("isBlank? " + str1.<text:span text:style-name="T78">isBlank()</text:span>);</text:p>
      <text:p text:style-name="P30"/>
      <text:p text:style-name="P30"/>
      <text:p text:style-name="P30"><text:span text:style-name="T78">&gt;&gt; strip()</text:span> :- </text:p>
      <text:p text:style-name="P30"/>
      <text:p text:style-name="Standard"><text:span text:style-name="T92">Returns a string whose value is this string, with all leading and trailing </text:span><text:a xlink:type="simple" xlink:href="https://docs.oracle.com/en/java/javase/23/docs/api/java.base/java/lang/Character.html#isWhitespace(int)" text:style-name="Internet_20_link" text:visited-style-name="Visited_20_Internet_20_Link"><text:span text:style-name="T92">white space</text:span></text:a><text:span text:style-name="T92"> removed.</text:span></text:p>
      <text:p text:style-name="P30"/>
      <text:p text:style-name="P30"><text:span text:style-name="T78">&gt;&gt; stripLeading()</text:span> =&gt; its going to remove all leading white spaces.</text:p>
      <text:p text:style-name="P30"/>
      <text:p text:style-name="P30">&gt;&gt; <text:span text:style-name="T78">stripTrailing()</text:span> =&gt; its going to remove all trailing white spaces.</text:p>
      <text:p text:style-name="P30"/>
      <text:p text:style-name="P30">String str = " LR ";</text:p>
      <text:p text:style-name="P30">System.out.println("Strip() :- " + str.<text:span text:style-name="T78">strip()</text:span>.replace(" ", "@"));</text:p>
      <text:p text:style-name="P30">System.out.println("StripLeading() :- " + str.<text:span text:style-name="T78">stripLeading()</text:span>.replace(" ", "@"));</text:p>
      <text:p text:style-name="P30">System.out.println("StripTrailing() :- " + str.<text:span text:style-name="T78">stripTrailing()</text:span>.replace(" ", "@"));</text:p>
      <text:p text:style-name="P30"/>
      <text:p text:style-name="P37">&gt;&gt; lines() :- <text:s text:c="2"/></text:p>
      <text:p text:style-name="P37"/>
      <text:p text:style-name="P30">Returns a stream of lines extracted from this string, separated by line terminators. </text:p>
      <text:p text:style-name="P30"/>
      <text:p text:style-name="P30">String msg ="Consistency\nPractice\nDesire\nFocus\nFacingMoreIQS\nFearlessness\nReadingMore\nImportantForSuccess";</text:p>
      <text:p text:style-name="P30">msg<text:span text:style-name="T78">.lines()</text:span>.forEach(System.out::println);</text:p>
      <text:p text:style-name="P30"/>
      <text:p text:style-name="P30"/>
      <text:p text:style-name="P30">&gt;&gt; <text:s/><text:span text:style-name="T78">transform() :-</text:span></text:p>
      <text:p text:style-name="P37"/>
      <text:p text:style-name="P42">By using this method we can apply series of functions on input to generate new output.</text:p>
      <text:p text:style-name="P43"/>
      <text:p text:style-name="Standard"><text:span text:style-name="T86">Eg1:- </text:span><text:span text:style-name="Strong_20_Emphasis"><text:span text:style-name="T86">Dynamic Content Generation</text:span></text:span><text:span text:style-name="T86"> <text:s/>:-</text:span></text:p>
      <text:p text:style-name="P37"/>
      <text:p text:style-name="P30">String msg1 = "Sai";</text:p>
      <text:p text:style-name="P30">String msgOutput = msg1.transform(str -&gt; "&lt;h1&gt;Welcome " + str + " !&lt;/h1&gt;");</text:p>
      <text:p text:style-name="P30"/>
      <text:p text:style-name="P30">Eg2:- Pipeline Data Transformation </text:p>
      <text:p text:style-name="P30"/>
      <text:p text:style-name="P30"><text:soft-page-break/>String data = " User input "; </text:p>
      <text:p text:style-name="P30"/>
      <text:p text:style-name="P30">String processedData = data .transform(String::trim) </text:p>
      <text:p text:style-name="P30">.transform(String::toUpperCase) </text:p>
      <text:p text:style-name="P30">.transform(str -&gt; "Processed: " + str); </text:p>
      <text:p text:style-name="P37"/>
      <text:p text:style-name="Standard"><text:span text:style-name="T92">&gt;&gt;</text:span><text:span text:style-name="T79"> formatted()</text:span><text:span text:style-name="T92"> :- The </text:span><text:span text:style-name="Source_20_Text"><text:span text:style-name="T92">String::formatted</text:span></text:span><text:span text:style-name="T92"> method in Java, introduced in Java 15, is a convenient way to replace placeholders (</text:span><text:span text:style-name="Source_20_Text"><text:span text:style-name="T92">%s</text:span></text:span><text:span text:style-name="T92">, </text:span><text:span text:style-name="Source_20_Text"><text:span text:style-name="T92">%d</text:span></text:span><text:span text:style-name="T92">, etc.) in a string with specified values. It's essentially a cleaner and more readable alternative to </text:span><text:span text:style-name="Source_20_Text"><text:span text:style-name="T92">String.format</text:span></text:span><text:span text:style-name="T92">. </text:span></text:p>
      <text:p text:style-name="P30"/>
      <text:p text:style-name="P30"/>
      <text:list xml:id="list5642084225796673548" text:style-name="L13">
        <text:list-item>
          <text:p text:style-name="P91"><text:span text:style-name="Strong_20_Emphasis"><text:span text:style-name="T92">Dynamic Report Generation</text:span></text:span></text:p>
          <text:p text:style-name="P91"><text:span text:style-name="Strong_20_Emphasis"><text:span text:style-name="T92">Use Case</text:span></text:span><text:span text:style-name="T92">: Creating dynamic messages or reports based on user data. </text:span></text:p>
        </text:list-item>
      </text:list>
      <text:p text:style-name="P30">String msgTemplate = "My name is %s. I have desire to crack %s. I am uploading my resume on %s.\n I want to impress myself!";</text:p>
      <text:p text:style-name="P30">System.out.println(msgTemplate.formatted("Sateesh", "Java Interviews", "5th-Jan-2025"));</text:p>
      <text:p text:style-name="P30"/>
      <text:list xml:id="list8544968045975316475" text:style-name="L14">
        <text:list-item>
          <text:p text:style-name="P86">Logging</text:p>
          <text:p text:style-name="P113"><text:span text:style-name="Strong_20_Emphasis"><text:span text:style-name="T92">Use Case</text:span></text:span><text:span text:style-name="T92">: Formatting log messages dynamically.</text:span></text:p>
        </text:list-item>
      </text:list>
      <text:p text:style-name="P60">String logTemplate = "[%s] %s:%s";</text:p>
      <text:p text:style-name="P60">String logMessage = logTemplate.formatted("INFO", "2025-01-03 10:30:00", "Application started successfully.");</text:p>
      <text:p text:style-name="P60">System.out.println(logMessage);</text:p>
      <text:p text:style-name="P60"/>
      <text:h text:style-name="Heading_20_3" text:outline-level="3"><text:span text:style-name="T92">3. </text:span><text:span text:style-name="Strong_20_Emphasis"><text:span text:style-name="T92">Error Handling</text:span></text:span></text:h>
      <text:p text:style-name="Text_20_body"><text:span text:style-name="Strong_20_Emphasis"><text:span text:style-name="T92">Use Case: Generating descriptive error messages.</text:span></text:span></text:p>
      <text:p text:style-name="P60">String errorTemplate = "Error: Invalid input '%s' at position %d";</text:p>
      <text:p text:style-name="P60">String errorMessage = errorTemplate.formatted("abc123", 5);</text:p>
      <text:p text:style-name="P60">System.out.println(errorMessage);</text:p>
      <text:p text:style-name="P60"/>
      <text:h text:style-name="Heading_20_3" text:outline-level="3"><text:span text:style-name="T92">4. </text:span><text:span text:style-name="Strong_20_Emphasis"><text:span text:style-name="T92">Dynamic URLs</text:span></text:span></text:h>
      <text:p text:style-name="Text_20_body"><text:span text:style-name="Strong_20_Emphasis"><text:span text:style-name="T92">Use Case</text:span></text:span><text:span text:style-name="T92">: Constructing URLs with query parameters.</text:span></text:p>
      <text:p text:style-name="P60"/>
      <text:p text:style-name="P60"/>
      <text:p text:style-name="P60">String urlTemplate = "https://example.com/search?query=%s&amp;limit=%d";</text:p>
      <text:p text:style-name="P60">String url = urlTemplate.formatted("javaIq", 100);</text:p>
      <text:p text:style-name="P60">System.out.println(url);</text:p>
      <text:p text:style-name="P60"/>
      <text:h text:style-name="Heading_20_3" text:outline-level="3"><text:soft-page-break/><text:span text:style-name="T92">6. </text:span><text:span text:style-name="Strong_20_Emphasis"><text:span text:style-name="T92">Database Query Building</text:span></text:span></text:h>
      <text:p text:style-name="Text_20_body"><text:span text:style-name="Strong_20_Emphasis"><text:span text:style-name="T92">Use Case</text:span></text:span><text:span text:style-name="T92">: Generating parameterized SQL queries dynamically.</text:span></text:p>
      <text:p text:style-name="P62">String sqlTemplate =<text:span text:style-name="T84">"SELECT * FROM users where username = '%s' and age &gt; %d; "</text:span><text:span text:style-name="T73">;</text:span></text:p>
      <text:p text:style-name="P62">String sqlQuery = sqlTemplate.formatted<text:span text:style-name="T71">(</text:span><text:span text:style-name="T84">"javaIQ"</text:span><text:span text:style-name="T73">, </text:span><text:span text:style-name="T72">34</text:span><text:span text:style-name="T71">)</text:span><text:span text:style-name="T73">;</text:span></text:p>
      <text:p text:style-name="P65">System.<text:span text:style-name="T74">out</text:span>.println<text:span text:style-name="T71">(</text:span>sqlQuery<text:span text:style-name="T71">)</text:span><text:span text:style-name="T73">;</text:span></text:p>
      <text:p text:style-name="P60"/>
      <text:p text:style-name="P60"/>
      <text:p text:style-name="P60">=============================================</text:p>
      <text:p text:style-name="P61">&gt;&gt;&gt;&gt;&gt; Java 14 changes :- &lt;&lt;&lt;&lt;&lt;&lt;&lt;&lt;</text:p>
      <text:p text:style-name="P60"/>
      <text:p text:style-name="P61">1) <text:bookmark text:name="JSLAN-GUID-BA4F63E3-4823-43C6-A5F3-BAA4A2EF3ADC"/><text:span text:style-name="T47">Switch Expressions</text:span></text:p>
      <text:p text:style-name="P64"/>
      <text:p text:style-name="P60"><text:a xlink:type="simple" xlink:href="https://docs.oracle.com/en/java/javase/17/language/switch-expressions-and-statements.html" text:style-name="Internet_20_link" text:visited-style-name="Visited_20_Internet_20_Link"><text:span text:style-name="T48">https://docs.oracle.com/en/java/javase/17/language/switch-expressions-and-statements.html</text:span></text:a></text:p>
      <text:p text:style-name="P64"/>
      <text:p text:style-name="P60">Like all expressions, switch expressions evaluate to a single value and can be used in statements. They may contain <text:span text:style-name="T78">"case L -&gt;"</text:span> labels that <text:span text:style-name="T83">eliminate the need for break statements to prevent fall through</text:span>. You can <text:span text:style-name="T78">use a yield statement</text:span> to specify the value of a switch expression.</text:p>
      <text:p text:style-name="P60"/>
      <text:p text:style-name="P61">"case L -&gt;" Labels</text:p>
      <text:p text:style-name="P60"/>
      <text:p text:style-name="P60">Consider the following switch statement that prints the number of letters of a day of the week:</text:p>
      <text:p text:style-name="P60"/>
      <text:p text:style-name="P60">public enum Day { SUNDAY, MONDAY, TUESDAY,</text:p>
      <text:p text:style-name="P60"><text:s text:c="4"/>WEDNESDAY, THURSDAY, FRIDAY, SATURDAY; }</text:p>
      <text:p text:style-name="P60"/>
      <text:p text:style-name="P60">// ...</text:p>
      <text:p text:style-name="P60"/>
      <text:p text:style-name="P60"><text:s text:c="4"/>int numLetters = 0;</text:p>
      <text:p text:style-name="P60"><text:s text:c="4"/>Day day = Day.WEDNESDAY;</text:p>
      <text:p text:style-name="P60"><text:s text:c="4"/>switch (day) {</text:p>
      <text:p text:style-name="P60"><text:s text:c="8"/>case MONDAY:</text:p>
      <text:p text:style-name="P60"><text:s text:c="8"/>case FRIDAY:</text:p>
      <text:p text:style-name="P60"><text:s text:c="8"/>case SUNDAY:</text:p>
      <text:p text:style-name="P60"><text:s text:c="12"/>numLetters = 6;</text:p>
      <text:p text:style-name="P60"><text:s text:c="12"/>break;</text:p>
      <text:p text:style-name="P60"><text:s text:c="8"/>case TUESDAY:</text:p>
      <text:p text:style-name="P60"><text:s text:c="12"/>numLetters = 7;</text:p>
      <text:p text:style-name="P60"><text:s text:c="12"/>break;</text:p>
      <text:p text:style-name="P60"><text:s text:c="8"/>case THURSDAY:</text:p>
      <text:p text:style-name="P60"><text:soft-page-break/><text:s text:c="8"/>case SATURDAY:</text:p>
      <text:p text:style-name="P60"><text:s text:c="12"/>numLetters = 8;</text:p>
      <text:p text:style-name="P60"><text:s text:c="12"/>break;</text:p>
      <text:p text:style-name="P60"><text:s text:c="8"/>case WEDNESDAY:</text:p>
      <text:p text:style-name="P60"><text:s text:c="12"/>numLetters = 9;</text:p>
      <text:p text:style-name="P60"><text:s text:c="12"/>break;</text:p>
      <text:p text:style-name="P60"><text:s text:c="8"/>default:</text:p>
      <text:p text:style-name="P60"><text:s text:c="12"/>throw new IllegalStateException("Invalid day: " + day);</text:p>
      <text:p text:style-name="P60"><text:s text:c="4"/>}</text:p>
      <text:p text:style-name="P60"><text:s text:c="4"/>System.out.println(numLetters);</text:p>
      <text:p text:style-name="P60"/>
      <text:p text:style-name="P60"/>
      <text:p text:style-name="P60">It would be better if you could "return" the length of the day's name <text:span text:style-name="T83">instead of storing it in the variable numLetters</text:span>; you can do this with a switch expression. Furthermore, it would be better if you didn't <text:span text:style-name="T83">need break statements to prevent fall through</text:span>; they are laborious to write and easy to forget. You can do this with a new kind of case label. The following is a switch expression that uses the new kind of case label to print the number of letters of a day of the week:</text:p>
      <text:p text:style-name="P60"/>
      <text:p text:style-name="P60">&gt;&gt; We can <text:span text:style-name="T70">add multiple conditions </text:span>in the same case statement.</text:p>
      <text:p text:style-name="P60"/>
      <text:p text:style-name="P60">&gt;&gt; We <text:span text:style-name="T78">dont need to mention break statement</text:span> when we are using switch expression i.e "case L -&gt;"</text:p>
      <text:p text:style-name="P60"/>
      <text:p text:style-name="P60">Day day = Day.WEDNESDAY; <text:s text:c="3"/></text:p>
      <text:p text:style-name="P60"><text:s text:c="4"/>System.out.println(</text:p>
      <text:p text:style-name="P60"><text:s text:c="8"/>switch (day) {</text:p>
      <text:p text:style-name="P60"><text:s text:c="12"/>case MONDAY, FRIDAY, SUNDAY -&gt; 6;</text:p>
      <text:p text:style-name="P60"><text:s text:c="12"/>case TUESDAY <text:s text:c="15"/>-&gt; 7;</text:p>
      <text:p text:style-name="P60"><text:s text:c="12"/>case THURSDAY, SATURDAY <text:s text:c="4"/>-&gt; 8;</text:p>
      <text:p text:style-name="P60"><text:s text:c="12"/>case WEDNESDAY <text:s text:c="13"/>-&gt; 9;</text:p>
      <text:p text:style-name="P60"><text:s text:c="12"/>default -&gt; throw new IllegalStateException("Invalid day: " + day);</text:p>
      <text:p text:style-name="P60"><text:s text:c="8"/>}</text:p>
      <text:p text:style-name="P60"><text:s text:c="4"/>); <text:s text:c="2"/></text:p>
      <text:p text:style-name="P60"/>
      <text:p text:style-name="P60">The new kind of case label has the following form:</text:p>
      <text:p text:style-name="P60"/>
      <text:p text:style-name="P60"><text:span text:style-name="Source_20_Text"><text:span text:style-name="T88">case </text:span></text:span><text:span text:style-name="Source_20_Text"><text:span text:style-name="T89">label_1</text:span></text:span><text:span text:style-name="Source_20_Text"><text:span text:style-name="T88">, </text:span></text:span><text:span text:style-name="Source_20_Text"><text:span text:style-name="T89">label_2</text:span></text:span><text:span text:style-name="Source_20_Text"><text:span text:style-name="T88">, ..., </text:span></text:span><text:span text:style-name="Source_20_Text"><text:span text:style-name="T89">label_n</text:span></text:span><text:span text:style-name="Source_20_Text"><text:span text:style-name="T88"> -&gt; </text:span></text:span><text:span text:style-name="Source_20_Text"><text:span text:style-name="T89">expression</text:span></text:span><text:span text:style-name="Source_20_Text"><text:span text:style-name="T88">;|</text:span></text:span><text:span text:style-name="Source_20_Text"><text:span text:style-name="T89">throw-statement</text:span></text:span><text:span text:style-name="Source_20_Text"><text:span text:style-name="T88">;|</text:span></text:span><text:span text:style-name="Source_20_Text"><text:span text:style-name="T89">block</text:span></text:span><text:span text:style-name="Source_20_Text"><text:span text:style-name="T88"> </text:span></text:span></text:p>
      <text:p text:style-name="P21"><text:line-break/>When the <text:span text:style-name="T78">Java runtime matches any of the labels to the left of the arrow,</text:span> <text:span text:style-name="T90">it runs the code to the right of the arrow and does not fall through;</text:span> it does not run any other code in the switch expression (or statement). If the code to the right of the arrow is an expression, then the value of that expression is the value of the switch expression</text:p>
      <text:p text:style-name="P21"><text:soft-page-break/></text:p>
      <text:p text:style-name="P18"><text:bookmark text:name="GUID-BA4F63E3-4823-43C6-A5F3-BAA4A2EF3ADC__GUID-4900EB1C-3832-4CB8-ACAE-A87675260B75"/>"case L:" Statements and the yield Statement</text:p>
      <text:p text:style-name="P52"><text:line-break/></text:p>
      <text:p text:style-name="P52">You can use "case L:" labels in switch expressions; a "case L:" label along with its code to the right is called a switch labeled statement group:</text:p>
      <text:p text:style-name="P52">public static void normalSwitchWithYield() {</text:p>
      <text:p text:style-name="P52"><text:s text:c="8"/>String result = "";</text:p>
      <text:p text:style-name="P52"><text:s text:c="8"/>MyDay day = MyDay.SUNDAY;</text:p>
      <text:p text:style-name="P52"><text:s text:c="8"/>result = switch (day) {</text:p>
      <text:p text:style-name="P52"><text:s text:c="12"/>case MONDAY:</text:p>
      <text:p text:style-name="P52"><text:s text:c="12"/>case TUESDAY:</text:p>
      <text:p text:style-name="P52"><text:s text:c="12"/>case WEDNESDAY:</text:p>
      <text:p text:style-name="P52"><text:s text:c="12"/>case THURSDAY:</text:p>
      <text:p text:style-name="P52"><text:s text:c="12"/>case FRIDAY:</text:p>
      <text:p text:style-name="P52"><text:s text:c="16"/>System.out.println("Hey guys its weekday");</text:p>
      <text:p text:style-name="P52"><text:s text:c="16"/>yield "Weekday!";</text:p>
      <text:p text:style-name="P52"><text:s text:c="12"/>case SUNDAY:</text:p>
      <text:p text:style-name="P52"><text:s text:c="16"/>System.out.println("Hey I got weekend!");</text:p>
      <text:p text:style-name="P52"><text:s text:c="16"/>yield "Weekend";</text:p>
      <text:p text:style-name="P52"><text:s text:c="12"/>default:</text:p>
      <text:p text:style-name="P52"><text:s text:c="16"/>throw new IllegalStateException("InvalidDay! " + day);</text:p>
      <text:p text:style-name="P52"><text:s text:c="8"/>};</text:p>
      <text:p text:style-name="P52"><text:s text:c="8"/>System.out.println("Result is :- " + result);</text:p>
      <text:p text:style-name="P52"><text:s text:c="4"/>}</text:p>
      <text:p text:style-name="P52"/>
      <text:p text:style-name="P21">The yield statement makes it easier for you to differentiate between switch statements and switch expressions. </text:p>
      <text:p text:style-name="P21"/>
      <text:p text:style-name="P21">Note: It's recommended that <text:span text:style-name="T78">you use "case L -&gt;" labels</text:span>. It's easy to forget to insert break or yield statements when using "case L:" labels; if you do, you might introduce unintentional fall through in your code.</text:p>
      <text:p text:style-name="P21"/>
      <text:p text:style-name="P21">&gt;&gt; <text:span text:style-name="T48">case L -&gt;</text:span> <text:s/>multiple statements by using <text:span text:style-name="T70">Yield statement</text:span> :-</text:p>
      <text:p text:style-name="P21"><text:soft-page-break/></text:p>
      <text:p text:style-name="P21">For "case L -&gt;" labels, to specify multiple statements or code that are not expressions or throw statements, enclose them in a block. Specify the value that the case label produces with the yield statement:</text:p>
      <text:p text:style-name="P21"/>
      <text:p text:style-name="P21">public static void switchExpressionWithMultiLineYield() {</text:p>
      <text:p text:style-name="P21"><text:s text:c="8"/>MyDay day = MyDay.WEDNESDAY;</text:p>
      <text:p text:style-name="P21"><text:s text:c="8"/>String result = null;</text:p>
      <text:p text:style-name="P21"><text:s text:c="8"/>result = switch (day) {</text:p>
      <text:p text:style-name="P21"><text:s text:c="12"/>case MONDAY, TUESDAY, WEDNESDAY, THURSDAY, FRIDAY -&gt; {</text:p>
      <text:p text:style-name="P21"><text:s text:c="16"/>System.out.println("its multi line switch expression");</text:p>
      <text:p text:style-name="P21"><text:s text:c="16"/>yield "weekday";</text:p>
      <text:p text:style-name="P21"><text:s text:c="12"/>}</text:p>
      <text:p text:style-name="P21"><text:s text:c="12"/>case SATURDAY, SUNDAY -&gt; {</text:p>
      <text:p text:style-name="P21"><text:s text:c="16"/>System.out.println("Its multi line switch expression");</text:p>
      <text:p text:style-name="P21"><text:s text:c="16"/>yield "weekend";</text:p>
      <text:p text:style-name="P21"><text:s text:c="12"/>}</text:p>
      <text:p text:style-name="P21"><text:s text:c="12"/>default -&gt; {</text:p>
      <text:p text:style-name="P21"><text:s text:c="16"/>System.out.println("its multi line switch expression");</text:p>
      <text:p text:style-name="P21"><text:s text:c="16"/>throw new IllegalStateException("Invalid Day! " + day);</text:p>
      <text:p text:style-name="P21"><text:s text:c="12"/>}</text:p>
      <text:p text:style-name="P21"><text:s text:c="8"/>};</text:p>
      <text:p text:style-name="P21"><text:s text:c="8"/>System.out.println("End result is:- " + result);</text:p>
      <text:p text:style-name="P21"><text:s text:c="4"/>}</text:p>
      <text:p text:style-name="P21"/>
      <text:p text:style-name="P23">&gt;&gt;&gt; Switch Statment Vs Switch Expression :-</text:p>
      <text:p text:style-name="P21">In <text:s/>Switch Statement There is fall through if you wont mention break staement.</text:p>
      <text:p text:style-name="P21"/>
      <text:p text:style-name="P21">In Switch expression there is no fall through.</text:p>
      <text:p text:style-name="P21"/>
      <text:p text:style-name="P21">In Switch Statement we are using break statement to avoid fall throught.</text:p>
      <text:p text:style-name="P21">In case Switch expression we dont need break staement at all.</text:p>
      <text:p text:style-name="P24"/>
      <text:p text:style-name="P60">=============================================</text:p>
      <text:p text:style-name="P61">&gt;&gt;&gt;&gt;&gt; Java 15 changes :- &lt;&lt;&lt;&lt;&lt;&lt;&lt;&lt;</text:p>
      <text:p text:style-name="P61"/>
      <text:p text:style-name="P61"/>
      <text:p text:style-name="P61">&gt;&gt;&gt; TextBlocks :-</text:p>
      <text:p text:style-name="P61"><text:span text:style-name="T85">TextBlocks is a triple quoted string which simplify working with multi-line strings by allowing developers to write them more naturally and with fewer escape sequences.</text:span> </text:p>
      <text:p text:style-name="P61"/>
      <text:p text:style-name="P61"><text:span text:style-name="T36">A text block is an alternative form </text:span><text:span text:style-name="T35">of Java string representation</text:span><text:span text:style-name="T36"> that can be used anywhere a traditional double quoted string literal can be used. For example:</text:span> </text:p>
      <text:p text:style-name="P61"/>
      <text:p text:style-name="P63">String msg1 = "I am applying";</text:p>
      <text:p text:style-name="P63">String msg2 = """</text:p>
      <text:p text:style-name="P63"><text:tab/><text:tab/>I am applying""";</text:p>
      <text:p text:style-name="P63">System.out.println(msg1.equals(msg2)); // true</text:p>
      <text:p text:style-name="P61"/>
      <text:p text:style-name="P63">The object produced from a text block is a java.lang.String with the same characteristics as a traditional double quoted string. </text:p>
      <text:p text:style-name="P11"/>
      <text:p text:style-name="P11">&gt;&gt; its easy to add double quoted strings and multi line strings .</text:p>
      <text:p text:style-name="P11"/>
      <text:p text:style-name="P11">Eg:-</text:p>
      <text:p text:style-name="P11"/>
      <text:p text:style-name="P11">&gt;&gt; <text:span text:style-name="T7">Without textblocks</text:span></text:p>
      <text:p text:style-name="P12"><text:s text:c="3"/><text:span text:style-name="T73">String msg = " \"First Statement\" \n Second Statement \n Third Statement ";</text:span></text:p>
      <text:p text:style-name="P13"/>
      <text:p text:style-name="P12"><text:span text:style-name="T73">&gt;&gt; </text:span><text:span text:style-name="T78">With textblocks :-</text:span></text:p>
      <text:p text:style-name="P13"/>
      <text:p text:style-name="P13">String txtBlockMsg = """</text:p>
      <text:p text:style-name="P13"><text:s text:c="16"/>"First Statement"</text:p>
      <text:p text:style-name="P13"><text:s text:c="16"/>Second Statement</text:p>
      <text:p text:style-name="P13"><text:s text:c="16"/>Third Statement""";</text:p>
      <text:p text:style-name="P26"/>
      <text:p text:style-name="P26">output:-</text:p>
      <text:p text:style-name="P27"/>
      <text:p text:style-name="P27"/>
      <text:p text:style-name="P6">"First Statement"</text:p>
      <text:p text:style-name="P13"><text:s text:c="16"/>Second Statement</text:p>
      <text:p text:style-name="P13"><text:s text:c="16"/>Third Statement</text:p>
      <text:p text:style-name="P11"/>
      <text:p text:style-name="P20">&gt;&gt; Text blocks can be used <text:span text:style-name="T70">anywhere a string literal can be used</text:span>. <text:soft-page-break/>For example, text blocks may be intermixed with string literals in a string concatentation expression:</text:p>
      <text:p text:style-name="P67"><text:span text:style-name="Source_20_Text"><text:span text:style-name="T51">String str = "The old";</text:span></text:span></text:p>
      <text:p text:style-name="P67"><text:span text:style-name="Source_20_Text"><text:span text:style-name="T51">String tb = """</text:span></text:span></text:p>
      <text:p text:style-name="P67"><text:span text:style-name="Source_20_Text"><text:span text:style-name="T52"><text:s text:c="12"/></text:span></text:span><text:span text:style-name="Source_20_Text"><text:span text:style-name="T51">the new""";</text:span></text:span></text:p>
      <text:p text:style-name="P66"><text:span text:style-name="Source_20_Text"><text:span text:style-name="T51">String together = str + " and " + tb + ".";</text:span></text:span></text:p>
      <text:p text:style-name="P66"><text:span text:style-name="Source_20_Text"><text:span text:style-name="T51"/></text:span></text:p>
      <text:p text:style-name="P20">&gt;&gt; Text blocks may be used as a method argument:</text:p>
      <text:p text:style-name="P67"><text:span text:style-name="Source_20_Text"><text:span text:style-name="T51">System.out.println("""</text:span></text:span></text:p>
      <text:p text:style-name="P67"><text:span text:style-name="Source_20_Text"><text:span text:style-name="T52"><text:s text:c="4"/></text:span></text:span><text:span text:style-name="Source_20_Text"><text:span text:style-name="T51">This is the first line</text:span></text:span></text:p>
      <text:p text:style-name="P67"><text:span text:style-name="Source_20_Text"><text:span text:style-name="T52"><text:s text:c="4"/></text:span></text:span><text:span text:style-name="Source_20_Text"><text:span text:style-name="T51">This is the second line</text:span></text:span></text:p>
      <text:p text:style-name="P67"><text:span text:style-name="Source_20_Text"><text:span text:style-name="T52"><text:s text:c="4"/></text:span></text:span><text:span text:style-name="Source_20_Text"><text:span text:style-name="T51">This is the third line</text:span></text:span></text:p>
      <text:p text:style-name="P66"><text:span text:style-name="Source_20_Text"><text:span text:style-name="T52"><text:s text:c="4"/></text:span></text:span><text:span text:style-name="Source_20_Text"><text:span text:style-name="T51">""");</text:span></text:span></text:p>
      <text:p text:style-name="P11"><text:s text:c="5"/>System.out.println("""</text:p>
      <text:p text:style-name="P11"><text:s text:c="16"/>public static void main(String[] args){</text:p>
      <text:p text:style-name="P11"><text:s text:c="18"/>System.out.println("I am learning Text Blocks");</text:p>
      <text:p text:style-name="P11"><text:s text:c="16"/>}</text:p>
      <text:p text:style-name="P11"><text:s text:c="16"/>""");</text:p>
      <text:p text:style-name="P11"/>
      <text:p text:style-name="P11">&gt;&gt; <text:span text:style-name="T36">A text block begins with three double-quote characters followed by a line terminator. </text:span><text:span text:style-name="T45">You can't put a text block on a single line, nor can the contents of the text block follow the three opening double-quotes without an intervening line terminator</text:span><text:span text:style-name="T36">. The reason for this is that text blocks are primarily designed </text:span><text:span text:style-name="T53">to support multi-line strings</text:span></text:p>
      <text:p text:style-name="P14"/>
      <text:p text:style-name="P11">// ERROR</text:p>
      <text:p text:style-name="P11">String name = """Wrong declaration of text blocks""";</text:p>
      <text:p text:style-name="P11"/>
      <text:p text:style-name="P11">// ERROR</text:p>
      <text:p text:style-name="P11">String name = """red</text:p>
      <text:p text:style-name="P11"><text:s text:c="17"/>green</text:p>
      <text:p text:style-name="P11"><text:s text:c="17"/>blue</text:p>
      <text:p text:style-name="P11"><text:s text:c="17"/>""";</text:p>
      <text:p text:style-name="P11"/>
      <text:p text:style-name="P11">// OK</text:p>
      <text:p text:style-name="P11">String name = """</text:p>
      <text:p text:style-name="P11"><text:s text:c="4"/>red</text:p>
      <text:p text:style-name="P11"><text:s text:c="4"/>green</text:p>
      <text:p text:style-name="P11"><text:s text:c="4"/>blue</text:p>
      <text:p text:style-name="P11"><text:s text:c="4"/>""";</text:p>
      <text:p text:style-name="P11"/>
      <text:p text:style-name="P11">&gt;&gt; <text:s/>Leading White spaces are preserved.</text:p>
      <text:p text:style-name="P11"><text:soft-page-break/></text:p>
      <text:p text:style-name="P11">We can add leading white spaces easily.</text:p>
      <text:p text:style-name="P11"/>
      <text:p text:style-name="P11">Eg:-</text:p>
      <text:p text:style-name="P11"/>
      <text:p text:style-name="P11">System.out.println("""</text:p>
      <text:p text:style-name="P11"><text:tab/><text:tab/>Line 1</text:p>
      <text:p text:style-name="P11"><text:tab/><text:tab/> <text:s/>Line 2</text:p>
      <text:p text:style-name="P11"><text:tab/><text:tab/><text:tab/>Line 3</text:p>
      <text:p text:style-name="P11"><text:tab/><text:tab/> <text:s/>Line 4</text:p>
      <text:p text:style-name="P11"><text:tab/><text:tab/>Line 5 <text:s text:c="3"/></text:p>
      <text:p text:style-name="P11"><text:tab/><text:tab/>""");</text:p>
      <text:p text:style-name="P11"/>
      <text:p text:style-name="P11">Output :- </text:p>
      <text:p text:style-name="P11"/>
      <text:p text:style-name="P11">Line 1</text:p>
      <text:p text:style-name="P11"><text:s text:c="2"/>Line 2</text:p>
      <text:p text:style-name="P11"><text:s text:c="4"/>Line 3</text:p>
      <text:p text:style-name="P11"><text:s text:c="2"/>Line 4</text:p>
      <text:p text:style-name="P11">Line 5</text:p>
      <text:p text:style-name="P11"/>
      <text:p text:style-name="P11">&gt;&gt; Trailing white space is stripped.</text:p>
      <text:p text:style-name="P11"><text:s text:c="2"/>Even though if we add trailing white spaces its going to removed.</text:p>
      <text:p text:style-name="P11"/>
      <text:p text:style-name="P11">&gt;&gt; We can apply all string methods on text blocks to generate output</text:p>
      <text:p text:style-name="P11"/>
      <text:p text:style-name="P11">String jsonTemplate = """</text:p>
      <text:p text:style-name="P11"><text:s text:c="16"/>{</text:p>
      <text:p text:style-name="P11"><text:s text:c="16"/>"id": %d,</text:p>
      <text:p text:style-name="P11"><text:s text:c="16"/>"name": %s,</text:p>
      <text:p text:style-name="P11"><text:s text:c="16"/>"age": %d</text:p>
      <text:p text:style-name="P11"><text:s text:c="16"/>}</text:p>
      <text:p text:style-name="P11"><text:s text:c="16"/>""";</text:p>
      <text:p text:style-name="P11">String personJson = jsonTemplate.formatted(person.id(), person.name(), person.age());</text:p>
      <text:p text:style-name="P11">System.out.println(personJson);</text:p>
      <text:p text:style-name="P11"/>
      <text:p text:style-name="P11">output :- </text:p>
      <text:p text:style-name="P11"/>
      <text:p text:style-name="P11">{</text:p>
      <text:p text:style-name="P11">"id": 123,</text:p>
      <text:p text:style-name="P11">"name": Rama,</text:p>
      <text:p text:style-name="P11">"age": 23</text:p>
      <text:p text:style-name="P11">}</text:p>
      <text:p text:style-name="P11"/>
      <text:p text:style-name="P11">&gt;&gt; Usecases :-</text:p>
      <text:p text:style-name="P11"><text:soft-page-break/></text:p>
      <text:p text:style-name="P11"><text:span text:style-name="T70">&gt;&gt; Defining SQL Queries</text:span> </text:p>
      <text:p text:style-name="P11"/>
      <text:p text:style-name="P11">String sqlQuery = """</text:p>
      <text:p text:style-name="P11"><text:s text:c="4"/>SELECT id, name, email</text:p>
      <text:p text:style-name="P11"><text:s text:c="4"/>FROM users</text:p>
      <text:p text:style-name="P11"><text:s text:c="4"/>WHERE status = 'active'</text:p>
      <text:p text:style-name="P11"><text:s text:c="4"/>ORDER BY name ASC</text:p>
      <text:p text:style-name="P11"><text:s text:c="4"/>""";</text:p>
      <text:p text:style-name="P11"/>
      <text:p text:style-name="P11">&gt;&gt;HTML/JSON/XML Templates </text:p>
      <text:p text:style-name="P11">Text blocks can be used to define HTML, JSON, or XML templates for use in APIs, emails, or other applications. </text:p>
      <text:p text:style-name="P11"/>
      <text:p text:style-name="P11">String htmlTemplate = """</text:p>
      <text:p text:style-name="P11"><text:s text:c="4"/>&lt;html&gt;</text:p>
      <text:p text:style-name="P11"><text:s text:c="8"/>&lt;body&gt;</text:p>
      <text:p text:style-name="P11"><text:s text:c="12"/>&lt;h1&gt;Welcome, %s!&lt;/h1&gt;</text:p>
      <text:p text:style-name="P11"><text:s text:c="12"/>&lt;p&gt;Thanks for signing up.&lt;/p&gt;</text:p>
      <text:p text:style-name="P11"><text:s text:c="8"/>&lt;/body&gt;</text:p>
      <text:p text:style-name="P11"><text:s text:c="4"/>&lt;/html&gt;</text:p>
      <text:p text:style-name="P11"><text:s text:c="4"/>""";</text:p>
      <text:p text:style-name="P11"/>
      <text:p text:style-name="P11">Json Example :-</text:p>
      <text:p text:style-name="P11"/>
      <text:p text:style-name="P11">String jsonResponse = """</text:p>
      <text:p text:style-name="P11"><text:s text:c="4"/>{</text:p>
      <text:p text:style-name="P11"><text:s text:c="8"/>"status": "success",</text:p>
      <text:p text:style-name="P11"><text:s text:c="8"/>"data": {</text:p>
      <text:p text:style-name="P11"><text:s text:c="12"/>"id": 101,</text:p>
      <text:p text:style-name="P11"><text:s text:c="12"/>"name": "John Doe"</text:p>
      <text:p text:style-name="P11"><text:s text:c="8"/>}</text:p>
      <text:p text:style-name="P11"><text:s text:c="4"/>}</text:p>
      <text:p text:style-name="P11"><text:s text:c="4"/>""";</text:p>
      <text:p text:style-name="P11"/>
      <text:h text:style-name="P17" text:outline-level="3"><text:span text:style-name="T92">3. </text:span><text:span text:style-name="Strong_20_Emphasis"><text:span text:style-name="T92">Email Templates</text:span></text:span></text:h>
      <text:p text:style-name="P52">Creating email content becomes straightforward and more readable.</text:p>
      <text:p text:style-name="P11">String emailTemplate = """</text:p>
      <text:p text:style-name="P11"><text:s text:c="4"/>Hi %s,</text:p>
      <text:p text:style-name="P11"><text:s text:c="4"/></text:p>
      <text:p text:style-name="P11"><text:s text:c="4"/>Thank you for your interest in our product. </text:p>
      <text:p text:style-name="P11"><text:s text:c="4"/>Please let us know if you have any questions.</text:p>
      <text:p text:style-name="P11"><text:s text:c="4"/></text:p>
      <text:p text:style-name="P11"><text:s text:c="4"/>Regards,</text:p>
      <text:p text:style-name="P11"><text:soft-page-break/><text:s text:c="4"/>The Support Team</text:p>
      <text:p text:style-name="P11"><text:s text:c="4"/>""";</text:p>
      <text:p text:style-name="P11"/>
      <text:h text:style-name="P17" text:outline-level="3"><text:span text:style-name="T92">4. </text:span><text:span text:style-name="Strong_20_Emphasis"><text:span text:style-name="T92">Configuration Files</text:span></text:span></text:h>
      <text:p text:style-name="P52">Text blocks simplify defining configurations like YAML, JSON, or INI formats.</text:p>
      <text:p text:style-name="P11">String yamlConfig = """</text:p>
      <text:p text:style-name="P11"><text:s text:c="4"/>server:</text:p>
      <text:p text:style-name="P11"><text:s text:c="6"/>port: 8080</text:p>
      <text:p text:style-name="P11"><text:s text:c="6"/>context-path: /api</text:p>
      <text:p text:style-name="P11"><text:s text:c="4"/>database:</text:p>
      <text:p text:style-name="P11"><text:s text:c="6"/>url: jdbc:mysql://localhost:3306/app</text:p>
      <text:p text:style-name="P11"><text:s text:c="6"/>username: root</text:p>
      <text:p text:style-name="P11"><text:s text:c="6"/>password: password</text:p>
      <text:p text:style-name="P11"><text:s text:c="4"/>""";</text:p>
      <text:p text:style-name="P11"/>
      <text:h text:style-name="P17" text:outline-level="3"><text:span text:style-name="T92">5. </text:span><text:span text:style-name="Strong_20_Emphasis"><text:span text:style-name="T92">Code Generation/Templating</text:span></text:span></text:h>
      <text:p text:style-name="P52">When generating source code dynamically or creating templates for scripts or configurations.</text:p>
      <text:p text:style-name="Text_20_body"><text:span text:style-name="Strong_20_Emphasis"><text:span text:style-name="T92">Example:</text:span></text:span></text:p>
      <text:p text:style-name="P11"/>
      <text:p text:style-name="P11">String javaClassTemplate = """</text:p>
      <text:p text:style-name="P11"><text:s text:c="4"/>public class %s {</text:p>
      <text:p text:style-name="P11"><text:s text:c="8"/>public static void main(String[] args) {</text:p>
      <text:p text:style-name="P11"><text:s text:c="12"/>System.out.println("Hello, World!");</text:p>
      <text:p text:style-name="P11"><text:s text:c="8"/>}</text:p>
      <text:p text:style-name="P11"><text:s text:c="4"/>}</text:p>
      <text:p text:style-name="P11"><text:s text:c="4"/>""";</text:p>
      <text:p text:style-name="P11"/>
      <text:p text:style-name="P11"/>
      <text:p text:style-name="P30">=============================================</text:p>
      <text:p text:style-name="P61">&gt;&gt;&gt;&gt;&gt; Java 16 changes :- &lt;&lt;&lt;&lt;&lt;&lt;&lt;&lt;</text:p>
      <text:p text:style-name="P61"/>
      <text:p text:style-name="P30"/>
      <text:p text:style-name="P37">&gt;&gt;&gt;&gt; record :-</text:p>
      <text:p text:style-name="P30"/>
      <text:p text:style-name="Standard"><text:a xlink:type="simple" xlink:href="https://www.youtube.com/watch?v=gJ9DYC-jswo" text:style-name="Internet_20_link" text:visited-style-name="Visited_20_Internet_20_Link"><text:span text:style-name="T92">https://www.youtube.com/watch?v=gJ9DYC-jswo</text:span></text:a></text:p>
      <text:p text:style-name="P30"/>
      <text:p text:style-name="Standard"><text:a xlink:type="simple" xlink:href="https://www.youtube.com/watch?v=pmVgs8wOk5o" text:style-name="Internet_20_link" text:visited-style-name="Visited_20_Internet_20_Link"><text:span text:style-name="T92">https://www.youtube.com/watch?v=pmVgs8wOk5o</text:span></text:a></text:p>
      <text:p text:style-name="P30"/>
      <text:p text:style-name="Standard"><text:span text:style-name="T92">*** <text:s/></text:span><text:a xlink:type="simple" xlink:href="https://docs.oracle.com/en/java/javase/17/language/records.html" text:style-name="Internet_20_link" text:visited-style-name="Visited_20_Internet_20_Link"><text:span text:style-name="T92">https://docs.oracle.com/en/java/javase/17/language/records.html</text:span></text:a><text:span text:style-name="T92"> </text:span></text:p>
      <text:p text:style-name="P30"/>
      <text:p text:style-name="P30"><text:soft-page-break/></text:p>
      <text:p text:style-name="Standard"><text:a xlink:type="simple" xlink:href="https://dev.java/learn/records/" text:style-name="Internet_20_link" text:visited-style-name="Visited_20_Internet_20_Link"><text:span text:style-name="T92">https://dev.java/learn/records/</text:span></text:a></text:p>
      <text:p text:style-name="P30"/>
      <text:p text:style-name="P30"/>
      <text:h text:style-name="P68" text:outline-level="2"><text:bookmark text:name="the-class-of-a-record"/>The Class of a Record</text:h>
      <text:p text:style-name="P2"><text:span text:style-name="T9">A record is class declared with the </text:span><text:span text:style-name="Source_20_Text"><text:span text:style-name="T11">record </text:span></text:span><text:span text:style-name="T9">keyword instead of the </text:span><text:span text:style-name="Source_20_Text"><text:span text:style-name="T9">class </text:span></text:span><text:span text:style-name="T9">keyword. Let us declare the following record.</text:span></text:p>
      <text:p text:style-name="P3"/>
      <text:p text:style-name="P1"><text:span text:style-name="Source_20_Text"><text:span text:style-name="T12">public</text:span></text:span><text:span text:style-name="Source_20_Text"><text:span text:style-name="T13"> </text:span></text:span><text:span text:style-name="Source_20_Text"><text:span text:style-name="T12">record</text:span></text:span><text:span text:style-name="Source_20_Text"><text:span text:style-name="T13"> </text:span></text:span><text:span text:style-name="Source_20_Text"><text:span text:style-name="T14">Point</text:span></text:span><text:span text:style-name="Source_20_Text"><text:span text:style-name="T13">(</text:span></text:span><text:span text:style-name="Source_20_Text"><text:span text:style-name="T12">int</text:span></text:span><text:span text:style-name="Source_20_Text"><text:span text:style-name="T13"> x, </text:span></text:span><text:span text:style-name="Source_20_Text"><text:span text:style-name="T12">int</text:span></text:span><text:span text:style-name="Source_20_Text"><text:span text:style-name="T13"> y) {}</text:span></text:span></text:p>
      <text:p text:style-name="P3">The class that the compiler creates for you when you create a record is final.</text:p>
      <text:p text:style-name="P2"><text:span text:style-name="T9">This class extends the </text:span><text:a xlink:type="simple" xlink:href="https://docs.oracle.com/en/java/javase/23/docs/api/java.base/java/lang/Record.html" office:target-frame-name="_blank" xlink:show="new" text:style-name="Internet_20_link" text:visited-style-name="Visited_20_Internet_20_Link"><text:span text:style-name="Source_20_Text"><text:span text:style-name="T92">java.lang.Record</text:span></text:span></text:a><text:span text:style-name="Source_20_Text"><text:span text:style-name="T10"> </text:span></text:span><text:span text:style-name="T9">class. So your record cannot extend any class.</text:span></text:p>
      <text:p text:style-name="P3">A record can implement any number of interfaces.</text:p>
      <text:p text:style-name="P30"/>
      <text:p text:style-name="P30"/>
      <text:list xml:id="list6410806207778226046" text:style-name="L15">
        <text:list-item>
          <text:p text:style-name="P87">Records are immutable. So thats why all record fields are final. We can use records for creating data carrier classes/objects / Data storage objects.</text:p>
        </text:list-item>
        <text:list-item>
          <text:p text:style-name="P87">By default records is going to create </text:p>
          <text:p text:style-name="P87"><text:s text:c="6"/>1) private final fields</text:p>
          <text:p text:style-name="P87"><text:s text:c="5"/>2) canonical/parameterized constructor with all given fields.</text:p>
          <text:p text:style-name="P87"><text:s text:c="5"/>3) Getter methods with same field name by adding paranthesis.</text:p>
          <text:p text:style-name="P87"><text:s text:c="5"/>4) toString(), equals(), hashCode() methods are added .</text:p>
          <text:p text:style-name="P87"/>
        </text:list-item>
        <text:list-item>
          <text:p text:style-name="P92">We can define both instance and static methods in records</text:p>
        </text:list-item>
        <text:list-item>
          <text:p text:style-name="P92">We can define <text:s/>static variables also. <text:span text:style-name="T6">Its not possible to define instance variables.</text:span></text:p>
        </text:list-item>
        <text:list-item>
          <text:p text:style-name="P87">Records can implement interfaces but they <text:span text:style-name="T70">should not extend any other classes/records</text:span>. Why because its already extending java.lang.record class implicitly.</text:p>
        </text:list-item>
        <text:list-item>
          <text:p text:style-name="P87">We can define our own constructors and its possible to override default canonical constructor.</text:p>
        </text:list-item>
        <text:list-item>
          <text:p text:style-name="P87">You can override default constructor to validate incoming data. </text:p>
        </text:list-item>
        <text:list-item>
          <text:p text:style-name="P87">Records are immutable so they <text:s/>have only getter methods. <text:span text:style-name="T83">There is no setter methods.</text:span></text:p>
        </text:list-item>
        <text:list-item>
          <text:p text:style-name="P87"><text:span text:style-name="T78">You can add static fields, static initializers, and static methods</text:span><text:span text:style-name="T83">. But you can not add instance variables or instance initializers.</text:span></text:p>
        </text:list-item>
        <text:list-item>
          <text:p text:style-name="P93">Compact constructors are allowed only in records.</text:p>
        </text:list-item>
        <text:list-item>
          <text:p text:style-name="P87"><text:soft-page-break/>Purpose of records is just carrying the data. So thats why it wont all to change the data.</text:p>
        </text:list-item>
        <text:list-item>
          <text:p text:style-name="P111">This single line of code creates the following elements for you.</text:p>
        </text:list-item>
        <text:list-item text:style-override="L16">
          <text:p text:style-name="P117"><text:span text:style-name="T9">It is an immutable class with two fields: </text:span><text:span text:style-name="Source_20_Text"><text:span text:style-name="T9">x </text:span></text:span><text:span text:style-name="T9">and </text:span><text:span text:style-name="Source_20_Text"><text:span text:style-name="T9">y</text:span></text:span><text:span text:style-name="T9"> of type </text:span><text:span text:style-name="Source_20_Text"><text:span text:style-name="T9">int</text:span></text:span><text:span text:style-name="T9">.</text:span></text:p>
        </text:list-item>
        <text:list-item text:style-override="L16">
          <text:p text:style-name="P118">It has a canonical constructor, to initialize these two fields.</text:p>
        </text:list-item>
        <text:list-item text:style-override="L16">
          <text:p text:style-name="P117"><text:span text:style-name="T9">The </text:span><text:a xlink:type="simple" xlink:href="https://docs.oracle.com/en/java/javase/23/docs/api/java.base/java/lang/Object.html#toString()" office:target-frame-name="_blank" xlink:show="new" text:style-name="Internet_20_link" text:visited-style-name="Visited_20_Internet_20_Link"><text:span text:style-name="Source_20_Text"><text:span text:style-name="T10">toString()</text:span></text:span></text:a><text:span text:style-name="T9">, </text:span><text:a xlink:type="simple" xlink:href="https://docs.oracle.com/en/java/javase/23/docs/api/java.base/java/lang/Object.html#equals(java.lang.Object)" office:target-frame-name="_blank" xlink:show="new" text:style-name="Internet_20_link" text:visited-style-name="Visited_20_Internet_20_Link"><text:span text:style-name="Source_20_Text">equals()</text:span></text:a><text:span text:style-name="Source_20_Text"><text:span text:style-name="T10"> </text:span></text:span><text:span text:style-name="T9">and </text:span><text:a xlink:type="simple" xlink:href="https://docs.oracle.com/en/java/javase/23/docs/api/java.base/java/lang/Object.html#hashCode()" office:target-frame-name="_blank" xlink:show="new" text:style-name="Internet_20_link" text:visited-style-name="Visited_20_Internet_20_Link"><text:span text:style-name="Source_20_Text">hashCode()</text:span></text:a><text:span text:style-name="Source_20_Text"><text:span text:style-name="T10"> </text:span></text:span><text:span text:style-name="T9">methods have been created for you by the compiler with a default behavior that corresponds to what an IDE would have generated. You can modify this behavior if you need, by adding your own implementations of these methods.</text:span></text:p>
        </text:list-item>
        <text:list-item text:style-override="L16">
          <text:p text:style-name="P117"><text:span text:style-name="T9">It can implement the </text:span><text:a xlink:type="simple" xlink:href="https://docs.oracle.com/en/java/javase/23/docs/api/java.base/java/io/Serializable.html" office:target-frame-name="_blank" xlink:show="new" text:style-name="Internet_20_link" text:visited-style-name="Visited_20_Internet_20_Link"><text:span text:style-name="Source_20_Text">Serializable</text:span></text:a><text:span text:style-name="Source_20_Text"><text:span text:style-name="T10"> </text:span></text:span><text:span text:style-name="T9">interface, so that you can send instances of </text:span><text:span text:style-name="Source_20_Text"><text:span text:style-name="T9">Point </text:span></text:span><text:span text:style-name="T9">to other applications over a network or through a file system. The way a record is serialized and deserialized follows some special rules that are covered at the end of this tutorial.</text:span></text:p>
        </text:list-item>
        <text:list-item>
          <text:p text:style-name="P87"/>
        </text:list-item>
      </text:list>
      <text:p text:style-name="P30">Limitations :-</text:p>
      <text:p text:style-name="P30">&gt;&gt; In records we can define only static fields. <text:s/><text:span text:style-name="T2">Its not possible to define instance methods</text:span> in record.</text:p>
      <text:p text:style-name="P30">&gt;&gt; Records <text:span text:style-name="T2">should not extend any other java class</text:span>.<text:tab/>By default all java records extends java.lang.Records class.</text:p>
      <text:p text:style-name="P30">&gt;&gt; <text:span text:style-name="T78">java recors are by default final</text:span>. So records should not be extended by any other records/classes.</text:p>
      <text:p text:style-name="P30"/>
      <text:h text:style-name="P68" text:outline-level="2"><text:bookmark text:name="things-you-cannot-add-to-a-record"/>Things you Cannot Add to a Record</text:h>
      <text:p text:style-name="P52"><text:line-break/><text:span text:style-name="T8">There are three things that you cannot add to a record:</text:span></text:p>
      <text:list xml:id="list8586559945654640876" text:style-name="L17">
        <text:list-item>
          <text:p text:style-name="P119">You cannot declare any instance field in a record. You cannot add any instance field that would not correspond to a component.</text:p>
        </text:list-item>
        <text:list-item>
          <text:p text:style-name="P119">You cannot define any field initializer.</text:p>
        </text:list-item>
        <text:list-item>
          <text:p text:style-name="P119">You cannot add any instance initializer.</text:p>
        </text:list-item>
      </text:list>
      <text:p text:style-name="P3">You can create static fields with initializers and static initializers.</text:p>
      <text:p text:style-name="P52"/>
      <text:p text:style-name="P30"/>
      <text:p text:style-name="P30"><text:s/>Eg:-</text:p>
      <text:p text:style-name="P30"/>
      <text:p text:style-name="P30">package com.iq.okr.java23features.javaLatestFeatures1;</text:p>
      <text:p text:style-name="P30"><text:soft-page-break/></text:p>
      <text:p text:style-name="P30">public record CustomerRecord(String name, int id) {</text:p>
      <text:p text:style-name="P30"/>
      <text:p text:style-name="P30"><text:s text:c="4"/>private static int recordsCount = 0;</text:p>
      <text:p text:style-name="P30"/>
      <text:p text:style-name="P30"><text:s text:c="4"/>public CustomerRecord(int id) {</text:p>
      <text:p text:style-name="P30"><text:s text:c="8"/>this(String.valueOf(id), id);</text:p>
      <text:p text:style-name="P30"><text:s text:c="4"/>}</text:p>
      <text:p text:style-name="P30"/>
      <text:p text:style-name="P30"><text:s text:c="4"/>public CustomerRecord(String name, int id) {</text:p>
      <text:p text:style-name="P30"><text:s text:c="8"/>this.name = name;</text:p>
      <text:p text:style-name="P30"><text:s text:c="8"/>this.id = id;</text:p>
      <text:p text:style-name="P30"><text:s text:c="8"/>recordsCount++;</text:p>
      <text:p text:style-name="P30"><text:s text:c="4"/>}</text:p>
      <text:p text:style-name="P30"/>
      <text:p text:style-name="P30"><text:s text:c="4"/>public String nameInUpperCase() {</text:p>
      <text:p text:style-name="P30"><text:s text:c="8"/>return name.toUpperCase();</text:p>
      <text:p text:style-name="P30"><text:s text:c="4"/>}</text:p>
      <text:p text:style-name="P30"/>
      <text:p text:style-name="P30"><text:s text:c="4"/>public static int recordsCount() {</text:p>
      <text:p text:style-name="P30"><text:s text:c="8"/>return recordsCount;</text:p>
      <text:p text:style-name="P30"><text:s text:c="4"/>}</text:p>
      <text:p text:style-name="P30">}</text:p>
      <text:p text:style-name="P30"/>
      <text:p text:style-name="P30"><text:span text:style-name="T1">Compact canonical constructor</text:span> :-</text:p>
      <text:p text:style-name="P30"/>
      <text:p text:style-name="P30">&gt;&gt; its also possible to create compact canonical constructor with out any fields. So that it can invoke default constructor.</text:p>
      <text:p text:style-name="P30">We dont need to mention constructor arguments.</text:p>
      <text:p text:style-name="P30">We dont need to assign variables inside constructors.</text:p>
      <text:p text:style-name="P30"/>
      <text:p text:style-name="P30">public CustomerRecord(<text:span text:style-name="T3">String name, int id</text:span>) { <text:s/>// red colour code is not required.</text:p>
      <text:p text:style-name="P30"><text:s text:c="8"/>if (id &lt; 0) {</text:p>
      <text:p text:style-name="P30"><text:s text:c="12"/>throw new IllegalArgumentException("id should be greater than zero!");</text:p>
      <text:p text:style-name="P30"><text:s text:c="8"/>}</text:p>
      <text:p text:style-name="P30"><text:s text:c="8"/>recordsCount++;</text:p>
      <text:p text:style-name="P30"/>
      <text:p text:style-name="P30"><text:s text:c="6"/>// <text:s/>below code is not required</text:p>
      <text:p text:style-name="P30"><text:s text:c="8"/><text:span text:style-name="T2">this.name=name;</text:span></text:p>
      <text:p text:style-name="P46"><text:s text:c="8"/>this.id=id;</text:p>
      <text:p text:style-name="P30"><text:s text:c="4"/>}</text:p>
      <text:p text:style-name="P30"/>
      <text:p text:style-name="P30"/>
      <text:p text:style-name="P30">Ex:-</text:p>
      <text:p text:style-name="P30"><text:soft-page-break/></text:p>
      <text:p text:style-name="P30"><text:s text:c="3"/>public CustomerRecord {</text:p>
      <text:p text:style-name="P30"><text:s text:c="8"/>if (id &lt; 0) {</text:p>
      <text:p text:style-name="P30"><text:s text:c="12"/>throw new IllegalArgumentException("id should be greater than zero!");</text:p>
      <text:p text:style-name="P30"><text:s text:c="8"/>}</text:p>
      <text:p text:style-name="P30"><text:s text:c="8"/>recordsCount++;</text:p>
      <text:p text:style-name="P30"><text:s text:c="4"/>}</text:p>
      <text:p text:style-name="P30"/>
      <text:p text:style-name="P32">&gt;&gt; Coding Problems:-</text:p>
      <text:p text:style-name="P30"/>
      <text:list xml:id="list5573630565771182378" text:style-name="L18">
        <text:list-item>
          <text:p text:style-name="P106">Write a record Employee with fields id, name, and salary. Implement a method that calculates a yearly bonus (15% of the salary).</text:p>
        </text:list-item>
        <text:list-item>
          <text:p text:style-name="P120"><text:span text:style-name="Strong_20_Emphasis"><text:span text:style-name="T92">Create a record </text:span></text:span><text:span text:style-name="Strong_20_Emphasis"><text:span text:style-name="Source_20_Text"><text:span text:style-name="T92">Circle</text:span></text:span></text:span><text:span text:style-name="Strong_20_Emphasis"><text:span text:style-name="T92"> with a </text:span></text:span><text:span text:style-name="Strong_20_Emphasis"><text:span text:style-name="Source_20_Text"><text:span text:style-name="T92">radius</text:span></text:span></text:span><text:span text:style-name="Strong_20_Emphasis"><text:span text:style-name="T92">. Add a method to calculate the area of the circle.</text:span></text:span></text:p>
        </text:list-item>
        <text:list-item>
          <text:p text:style-name="P107"><text:span text:style-name="T92">Write a method that takes a list of records (e.g., </text:span><text:span text:style-name="Source_20_Text"><text:span text:style-name="T92">Student</text:span></text:span><text:span text:style-name="T92"> with fields </text:span><text:span text:style-name="Source_20_Text"><text:span text:style-name="T92">name</text:span></text:span><text:span text:style-name="T92"> and </text:span><text:span text:style-name="Source_20_Text"><text:span text:style-name="T92">grade</text:span></text:span><text:span text:style-name="T92">) and returns the list sorted by </text:span><text:span text:style-name="Source_20_Text"><text:span text:style-name="T92">grade</text:span></text:span><text:span text:style-name="T92">. </text:span></text:p>
        </text:list-item>
        <text:list-item>
          <text:p text:style-name="P107"><text:span text:style-name="T92">Design a record </text:span><text:span text:style-name="Source_20_Text"><text:span text:style-name="T92">Book</text:span></text:span><text:span text:style-name="T92"> that includes a nested record </text:span><text:span text:style-name="Source_20_Text"><text:span text:style-name="T92">Author</text:span></text:span><text:span text:style-name="T92">. Demonstrate how to create instances of this record. </text:span></text:p>
        </text:list-item>
        <text:list-item>
          <text:p text:style-name="P107"><text:span text:style-name="T92">Implement a custom </text:span><text:span text:style-name="Source_20_Text"><text:span text:style-name="T92">toString()</text:span></text:span><text:span text:style-name="T92"> method for a record </text:span><text:span text:style-name="Source_20_Text"><text:span text:style-name="T92">Car</text:span></text:span><text:span text:style-name="T92"> that outputs its details in JSON-like format. </text:span></text:p>
        </text:list-item>
      </text:list>
      <text:p text:style-name="P30"/>
      <text:p text:style-name="P30"/>
      <text:p text:style-name="P31">&gt;&gt; Solutions :-</text:p>
      <text:p text:style-name="P30"/>
      <text:list xml:id="list6264860751224239415" text:style-name="L19">
        <text:list-item>
          <text:p text:style-name="P94">Write a record Employee with fields id, name, and salary. Implement a method that calculates a yearly bonus (15% of the salary).</text:p>
          <text:p text:style-name="P88"/>
        </text:list-item>
      </text:list>
      <text:p text:style-name="P30">public record EmployeeRecord(int id, String name, double salary) {</text:p>
      <text:p text:style-name="P30"><text:s text:c="4"/>public double yearlyBonus() {</text:p>
      <text:p text:style-name="P30"><text:s text:c="8"/>return (15 * salary) / 100;</text:p>
      <text:p text:style-name="P30"><text:s text:c="4"/>}</text:p>
      <text:p text:style-name="P30">}</text:p>
      <text:p text:style-name="Standard"><text:span text:style-name="Strong_20_Emphasis"><text:span text:style-name="T92"/></text:span></text:p>
      <text:p text:style-name="Standard"><text:span text:style-name="Strong_20_Emphasis"><text:span text:style-name="T92">2) </text:span></text:span><text:span text:style-name="Strong_20_Emphasis"><text:span text:style-name="T96">Create a record </text:span></text:span><text:span text:style-name="Source_20_Text"><text:span text:style-name="T96">Circle</text:span></text:span><text:span text:style-name="Strong_20_Emphasis"><text:span text:style-name="T96"> with a </text:span></text:span><text:span text:style-name="Source_20_Text"><text:span text:style-name="T96">radius</text:span></text:span><text:span text:style-name="Strong_20_Emphasis"><text:span text:style-name="T96">. Add a method to calculate the area of the circle.</text:span></text:span></text:p>
      <text:p text:style-name="P30"/>
      <text:p text:style-name="P30">package com.iq.okr.java23features.javaLatestFeatures1;</text:p>
      <text:p text:style-name="P30"/>
      <text:p text:style-name="P30"><text:soft-page-break/>public record Circle(double radius) {</text:p>
      <text:p text:style-name="P30"><text:s text:c="4"/>public double area() {</text:p>
      <text:p text:style-name="P30"><text:s text:c="8"/>return Math.PI * radius * radius;</text:p>
      <text:p text:style-name="P30"><text:s text:c="4"/>}</text:p>
      <text:p text:style-name="P30">}</text:p>
      <text:p text:style-name="P30"/>
      <text:p text:style-name="P30"/>
      <text:list xml:id="list872969786418666813" text:style-name="L20">
        <text:list-item>
          <text:p text:style-name="P95">Write a method that takes a list of records (e.g., Student with fields name and grade) and returns the list sorted by grade.</text:p>
        </text:list-item>
      </text:list>
      <text:p text:style-name="P30"/>
      <text:p text:style-name="P30">public record Student(String name, double grade) {</text:p>
      <text:p text:style-name="P30"><text:s text:c="4"/>public static List&lt;Student&gt; sortedByGradeUsingStream(List&lt;Student&gt; students) {</text:p>
      <text:p text:style-name="P30"><text:s text:c="8"/>return students.stream().sorted(Comparator.comparingDouble(Student::grade).reversed()).toList();</text:p>
      <text:p text:style-name="P30"><text:s text:c="4"/>}</text:p>
      <text:p text:style-name="P30"><text:s text:c="4"/>public static List&lt;Student&gt; sortedByGradeUsingList(List&lt;Student&gt; students) {</text:p>
      <text:p text:style-name="P30"><text:s text:c="8"/>List&lt;Student&gt; sortedStudents = new ArrayList&lt;&gt;(students);</text:p>
      <text:p text:style-name="P30"><text:s text:c="8"/>sortedStudents.sort(Comparator.comparingDouble(Student::grade).reversed());</text:p>
      <text:p text:style-name="P30"><text:s text:c="8"/>return sortedStudents;</text:p>
      <text:p text:style-name="P30"><text:s text:c="4"/>}</text:p>
      <text:p text:style-name="P30">}</text:p>
      <text:p text:style-name="P30"/>
      <text:list xml:id="list8844409281691828788" text:style-name="L21">
        <text:list-item>
          <text:p text:style-name="P96"><text:span text:style-name="T96">Design a record </text:span><text:span text:style-name="Source_20_Text"><text:span text:style-name="T96">Book</text:span></text:span><text:span text:style-name="T96"> that includes a nested record </text:span><text:span text:style-name="Source_20_Text"><text:span text:style-name="T96">Author</text:span></text:span><text:span text:style-name="T96">. Demonstrate how to create instances of this record.</text:span></text:p>
          <text:p text:style-name="P89"/>
        </text:list-item>
      </text:list>
      <text:p text:style-name="P30">public record Author(String name) {}</text:p>
      <text:p text:style-name="P30"/>
      <text:p text:style-name="P30">public record Book(String name, LocalDate publishedAt, Author autor) {}</text:p>
      <text:p text:style-name="P30"/>
      <text:p text:style-name="P30">Author author1 = new Author("Ketan");</text:p>
      <text:p text:style-name="P30">Author author2 = new Author("Sing");</text:p>
      <text:p text:style-name="P30">Book book1 = new Book("Learning Hibernate", LocalDate.of(2020, 10, 1), author1);</text:p>
      <text:p text:style-name="P30">Book book2 = new Book("Learning Concurrency and Collections", LocalDate.of(2022, 4, 3), author2);</text:p>
      <text:p text:style-name="P30">System.out.println(book1);</text:p>
      <text:p text:style-name="P30">System.out.println(book2);</text:p>
      <text:p text:style-name="P30"/>
      <text:list xml:id="list217953430624824191" text:style-name="L22">
        <text:list-item>
          <text:p text:style-name="P97"><text:span text:style-name="T96">Implement a custom </text:span><text:span text:style-name="Source_20_Text"><text:span text:style-name="T96">toString()</text:span></text:span><text:span text:style-name="T96"> method for a record </text:span><text:span text:style-name="Source_20_Text"><text:span text:style-name="T96">Car</text:span></text:span><text:span text:style-name="T96"> that outputs its details in JSON-like format.</text:span></text:p>
        </text:list-item>
      </text:list>
      <text:p text:style-name="P30"/>
      <text:p text:style-name="P30"><text:soft-page-break/>public record Car(String make, String model, int year, double price) { </text:p>
      <text:p text:style-name="P30"><text:s text:c="4"/>@Override public String toString() { </text:p>
      <text:p text:style-name="P30"/>
      <text:p text:style-name="P30">return <text:s text:c="2"/>String.format( "{ \"make\": \"%s\", \"model\": \"%s\", </text:p>
      <text:p text:style-name="P30">\"year\": %d, \"price\": %.2f }", make, model, year, price ); </text:p>
      <text:p text:style-name="P30">} </text:p>
      <text:p text:style-name="P30">}</text:p>
      <text:p text:style-name="P30"/>
      <text:h text:style-name="P75" text:outline-level="1"><text:span text:style-name="T98">&gt; </text:span><text:span text:style-name="T69">Pattern Matching with instanceof</text:span><text:span text:style-name="T48"> </text:span></text:h>
      <text:p text:style-name="P34"/>
      <text:p text:style-name="P30"><text:a xlink:type="simple" xlink:href="https://docs.oracle.com/en/java/javase/17/language/pattern-matching-switch.html" text:style-name="Internet_20_link" text:visited-style-name="Visited_20_Internet_20_Link"><text:span text:style-name="T48">https://docs.oracle.com/en/java/javase/17/language/pattern-matching-switch.html</text:span></text:a></text:p>
      <text:p text:style-name="P34"/>
      <text:p text:style-name="P30"><text:span text:style-name="T48">Pattern matching involves testing whether an object has a particular structure, then </text:span><text:span text:style-name="T21">extracting data</text:span><text:span text:style-name="T48"> </text:span><text:span text:style-name="T21">from that object</text:span><text:span text:style-name="T48"> <text:s/>and </text:span><text:span text:style-name="T21">assign it to declared variable</text:span><text:span text:style-name="T48"> <text:s/>if there's a match.</text:span></text:p>
      <text:p text:style-name="P30"/>
      <text:p text:style-name="P30">A pattern describes a test that can be performed on a value. </text:p>
      <text:p text:style-name="P30"/>
      <text:p text:style-name="P30">Eg:- </text:p>
      <text:p text:style-name="P30"/>
      <text:p text:style-name="P30">shape instanceof Rectangle r</text:p>
      <text:p text:style-name="P30"/>
      <text:p text:style-name="P30">A pattern can declare <text:span text:style-name="T70">zero or more pattern variables</text:span>. For example, the pattern Rectangle r declares only one, r.</text:p>
      <text:p text:style-name="P30"/>
      <text:p text:style-name="P30">The process of <text:span text:style-name="T70">testing a value against a pattern</text:span> is called pattern matching. If a value successfully matches a pattern, then the pattern <text:span text:style-name="T78">variables are initialized with data from the target</text:span>. In this example, if s is a Rectangle, then s is converted to a Rectangle and then assigned to r.</text:p>
      <text:p text:style-name="P30"/>
      <text:p text:style-name="P37">Type Pattern :-</text:p>
      <text:p text:style-name="P30"/>
      <text:p text:style-name="P30">A type pattern consists of a type along with a single pattern variable. In this example, Rectangle r is a type pattern.</text:p>
      <text:p text:style-name="P30"/>
      <text:p text:style-name="P30">Eg:- </text:p>
      <text:p text:style-name="P30"/>
      <text:p text:style-name="P30">shape instanceof Rectange r</text:p>
      <text:h text:style-name="P69" text:outline-level="2"><text:bookmark text:name="fe0c"/>&gt;&gt; Before Pattern Matching</text:h>
      <text:p text:style-name="P52"><text:line-break/><text:span text:style-name="T48"> public static void printValue(Object obj) {</text:span></text:p>
      <text:p text:style-name="P53"><text:soft-page-break/><text:tab/>if (obj instanceof String) {</text:p>
      <text:p text:style-name="P53"><text:tab/><text:tab/>String str = (String) obj;</text:p>
      <text:p text:style-name="P53"><text:tab/><text:tab/>System.out.println("String :- " + str);</text:p>
      <text:p text:style-name="P53"><text:tab/>} else if (obj instanceof Integer) {</text:p>
      <text:p text:style-name="P53"><text:tab/><text:tab/>Integer val = (Integer) obj;</text:p>
      <text:p text:style-name="P53"><text:tab/><text:tab/>System.out.println("integer :- " + val);</text:p>
      <text:p text:style-name="P53"><text:tab/>}</text:p>
      <text:p text:style-name="P53">}</text:p>
      <text:p text:style-name="P53"/>
      <text:p text:style-name="P56"><text:span text:style-name="T47">&gt;&gt; </text:span><text:bookmark text:name="a0b8"/><text:span text:style-name="T47">After Pattern Matching (Java 16)</text:span></text:p>
      <text:p text:style-name="P53"/>
      <text:p text:style-name="P52"><text:span text:style-name="T48">In this example, if obj is an instance of String, the pattern String s matches, and s is </text:span><text:span text:style-name="T21">automatically assigned the value of </text:span><text:span text:style-name="T48">obj </text:span><text:span text:style-name="T21">casted to</text:span><text:span text:style-name="T48"> String. This </text:span><text:span text:style-name="T46">eliminates the need for an explicit cast</text:span><text:span text:style-name="T48"> and </text:span><text:span text:style-name="T22">improves code readability</text:span><text:span text:style-name="T48">.</text:span></text:p>
      <text:p text:style-name="P52"/>
      <text:p text:style-name="P52"><text:span text:style-name="T54">public</text:span><text:span text:style-name="T55"> </text:span><text:span text:style-name="T54">static</text:span><text:span text:style-name="T55"> </text:span><text:span text:style-name="T65">void</text:span><text:span text:style-name="T55"> </text:span><text:span text:style-name="T56">printValueUsingPatternMatching(</text:span><text:span text:style-name="T65">Object obj</text:span><text:span text:style-name="T56">) {</text:span><text:line-break/><text:span text:style-name="T54">if</text:span><text:span text:style-name="T55"> </text:span><text:span text:style-name="T56">(obj </text:span><text:span text:style-name="T54">instanceof</text:span><text:span text:style-name="T55"> </text:span><text:span text:style-name="T56">Integer</text:span><text:span text:style-name="T55"> </text:span><text:span text:style-name="T56">i) {</text:span><text:line-break/><text:span text:style-name="T56">System.out.println(</text:span><text:span text:style-name="T66">"Integer: "</text:span><text:span text:style-name="T55"> </text:span><text:span text:style-name="T56">+ i);</text:span><text:line-break/><text:span text:style-name="T56">} </text:span><text:span text:style-name="T54">else</text:span><text:span text:style-name="T55"> </text:span><text:span text:style-name="T54">if</text:span><text:span text:style-name="T55"> </text:span><text:span text:style-name="T56">(obj </text:span><text:span text:style-name="T54">instanceof</text:span><text:span text:style-name="T55"> </text:span><text:span text:style-name="T56">Long</text:span><text:span text:style-name="T55"> </text:span><text:span text:style-name="T56">l) {</text:span><text:line-break/><text:span text:style-name="T56">System.out.println(</text:span><text:span text:style-name="T66">"Long: "</text:span><text:span text:style-name="T55"> </text:span><text:span text:style-name="T56">+ l);</text:span><text:line-break/><text:span text:style-name="T56">} </text:span><text:span text:style-name="T54">else</text:span><text:span text:style-name="T55"> </text:span><text:span text:style-name="T54">if</text:span><text:span text:style-name="T55"> </text:span><text:span text:style-name="T56">(obj </text:span><text:span text:style-name="T54">instanceof</text:span><text:span text:style-name="T55"> </text:span><text:span text:style-name="T56">Double</text:span><text:span text:style-name="T55"> </text:span><text:span text:style-name="T56">d) {</text:span><text:line-break/><text:span text:style-name="T56">System.out.println(</text:span><text:span text:style-name="T66">"Double: "</text:span><text:span text:style-name="T55"> </text:span><text:span text:style-name="T56">+ d);</text:span><text:line-break/><text:span text:style-name="T56">} </text:span><text:span text:style-name="T54">else</text:span><text:span text:style-name="T55"> </text:span><text:span text:style-name="T54">if</text:span><text:span text:style-name="T55"> </text:span><text:span text:style-name="T56">(obj </text:span><text:span text:style-name="T54">instanceof</text:span><text:span text:style-name="T55"> </text:span><text:span text:style-name="T56">String</text:span><text:span text:style-name="T55"> </text:span><text:span text:style-name="T56">s) {</text:span><text:line-break/><text:span text:style-name="T56">System.out.println(</text:span><text:span text:style-name="T66">"String: "</text:span><text:span text:style-name="T55"> </text:span><text:span text:style-name="T56">+ s);</text:span><text:line-break/><text:span text:style-name="T56">}</text:span><text:line-break/><text:span text:style-name="T56">}</text:span> </text:p>
      <text:p text:style-name="P52"/>
      <text:h text:style-name="P15" text:outline-level="2"><text:bookmark text:name="08d1"/>&gt;&gt; Pattern Matching with Switch (Java 17)</text:h>
      <text:p text:style-name="P52"><text:line-break/></text:p>
      <text:p text:style-name="P52"><text:span text:style-name="T56">Pattern matching for instanceof is further enhanced in Java 17 when used with switch expressions for few different types.</text:span> <text:line-break/></text:p>
      <text:p text:style-name="Standard"><text:span text:style-name="T92">Now we can also apply </text:span><text:span text:style-name="T79">pattern matching</text:span><text:span text:style-name="T92"> on switch expressions </text:span><text:span text:style-name="Strong_20_Emphasis"><text:span text:style-name="T57">in case sections, and null handling within cases</text:span></text:span><text:span text:style-name="T58">. Consequently, the lengthy list of if-else statements can now be transformed into beautiful switch expression</text:span></text:p>
      <text:p text:style-name="P35"><text:soft-page-break/></text:p>
      <text:p text:style-name="P36">&gt;&gt;&gt; With if else statements :-</text:p>
      <text:p text:style-name="P35">String msg;</text:p>
      <text:p text:style-name="P35">if (obj instanceof Integer) {</text:p>
      <text:p text:style-name="P35"><text:tab/>Integer intVal = (Integer) obj;</text:p>
      <text:p text:style-name="P35"><text:tab/>msg = String.format("Integer: %d", intVal);</text:p>
      <text:p text:style-name="P35">} else if (obj instanceof Long) {</text:p>
      <text:p text:style-name="P35"><text:tab/>Long longVal = (Long) obj;</text:p>
      <text:p text:style-name="P35"><text:tab/>msg = String.format("Long: %d", longVal);</text:p>
      <text:p text:style-name="P35">} else if (obj instanceof Double) {</text:p>
      <text:p text:style-name="P35"><text:tab/>Double doubleVal = (Double) obj;</text:p>
      <text:p text:style-name="P35"><text:tab/>msg = String.format("Double: %f", doubleVal);</text:p>
      <text:p text:style-name="P35">} else if (obj instanceof String) {</text:p>
      <text:p text:style-name="P35"><text:tab/>String StringVal = (String) obj;</text:p>
      <text:p text:style-name="P35"><text:tab/>msg = String.format("String: %s", StringVal);</text:p>
      <text:p text:style-name="P35">} else {</text:p>
      <text:p text:style-name="P35"><text:tab/>msg = "unknown Object " + obj;</text:p>
      <text:p text:style-name="P35">}</text:p>
      <text:p text:style-name="P30"><text:span text:style-name="T56">System.out.println("object result is " + msg);</text:span> .</text:p>
      <text:p text:style-name="P30"/>
      <text:p text:style-name="P37">&gt;&gt;&gt; with switch expressions :-</text:p>
      <text:p text:style-name="P30"/>
      <text:p text:style-name="P30">Eg1:-</text:p>
      <text:p text:style-name="P30"/>
      <text:p text:style-name="P30">String msg = switch (obj) {</text:p>
      <text:p text:style-name="P30"><text:s text:c="4"/>case Integer intVal -&gt; String.format("Integer: %d", intVal);</text:p>
      <text:p text:style-name="P30"><text:s text:c="4"/>case Long longVal -&gt; String.format("Long: %d", longVal);</text:p>
      <text:p text:style-name="P30"><text:s text:c="4"/>case Double doubleVal -&gt; String.format("Double: %f", doubleVal);</text:p>
      <text:p text:style-name="P30"><text:s text:c="4"/>case String stringVal -&gt; String.format("String: %s", stringVal);</text:p>
      <text:p text:style-name="P30"><text:s text:c="4"/>default -&gt; "unknown Object " + obj;</text:p>
      <text:p text:style-name="P30">};</text:p>
      <text:p text:style-name="P30">System.out.println("object result is " + msg);</text:p>
      <text:p text:style-name="P30"/>
      <text:p text:style-name="P30">The switch expression checks the <text:span text:style-name="T70">type of obj</text:span>. If<text:span text:style-name="T70"> it’s a String</text:span>, the <text:span text:style-name="T78">pattern String s matches</text:span>, and <text:span text:style-name="T78">s is assigned with the value of obj as a String</text:span>, allowing us to directly call methods on s.</text:p>
      <text:p text:style-name="P30"/>
      <text:p text:style-name="P30">Eg2:-</text:p>
      <text:p text:style-name="P30"/>
      <text:p text:style-name="P30">public static double getPerimeter(Shape s) {</text:p>
      <text:p text:style-name="P30"><text:tab/>return switch (s) {</text:p>
      <text:p text:style-name="P30"><text:tab/><text:tab/>case Rectangle r -&gt; (2 * (r.length() + r.width()));</text:p>
      <text:p text:style-name="P30"><text:tab/><text:tab/>case MyCircle c -&gt; 2 * c.radius() * Math.PI;</text:p>
      <text:p text:style-name="P30"><text:tab/><text:tab/>case Square square -&gt; 4 * (square.length());</text:p>
      <text:p text:style-name="P30"><text:tab/><text:tab/>default -&gt; throw new IllegalArgumentException("Invalid Shape " + s);</text:p>
      <text:p text:style-name="P30"><text:soft-page-break/><text:tab/>};</text:p>
      <text:p text:style-name="P30">}</text:p>
      <text:p text:style-name="P30"/>
      <text:p text:style-name="P37">&gt;&gt;&gt; When Clauses</text:p>
      <text:p text:style-name="P30"/>
      <text:p text:style-name="P30">You can add a <text:span text:style-name="T78">Boolean expression</text:span> right after a pattern label with a <text:span text:style-name="T70">when clause. </text:span>This is called <text:span text:style-name="T78">a guarded pattern label</text:span>. The Boolean expression in the when clause is called a guard. A value matches a guarded pattern label if it matches the pattern and, if so, the guard also evaluates to true. Consider the following example:</text:p>
      <text:p text:style-name="P30"/>
      <text:p text:style-name="P47">&gt;&gt; Without when clasue :-</text:p>
      <text:p text:style-name="P30"/>
      <text:p text:style-name="P30">static void test(Object obj) {</text:p>
      <text:p text:style-name="P30"><text:s text:c="8"/>switch (obj) {</text:p>
      <text:p text:style-name="P30"><text:s text:c="12"/>case String s:</text:p>
      <text:p text:style-name="P30"><text:s text:c="16"/>if (s.length() &lt;= 3) {</text:p>
      <text:p text:style-name="P30"><text:s text:c="20"/>System.out.println("String length is too short!");</text:p>
      <text:p text:style-name="P30"><text:s text:c="16"/>} else {</text:p>
      <text:p text:style-name="P30"><text:s text:c="20"/>System.out.println("given string is " + s);</text:p>
      <text:p text:style-name="P30"><text:s text:c="16"/>}</text:p>
      <text:p text:style-name="P30"><text:s text:c="16"/>break;</text:p>
      <text:p text:style-name="P30"><text:s text:c="12"/>default:</text:p>
      <text:p text:style-name="P30"><text:s text:c="16"/>System.out.println("Not a string");</text:p>
      <text:p text:style-name="P30"><text:s text:c="8"/>}</text:p>
      <text:p text:style-name="P30"><text:s text:c="4"/>}}</text:p>
      <text:p text:style-name="P30"/>
      <text:p text:style-name="P37">&gt;&gt; withWhenClause :-</text:p>
      <text:p text:style-name="P30"/>
      <text:p text:style-name="P30">After pattern variable s we are applying when condition in the below code. By using when conditions we can avoid if else statments.</text:p>
      <text:p text:style-name="P30">static void testWithWhenClause(Object obj) {</text:p>
      <text:p text:style-name="P30"/>
      <text:p text:style-name="P30">Eg1 :-</text:p>
      <text:p text:style-name="P30"><text:tab/>switch (obj) {</text:p>
      <text:p text:style-name="P30"><text:tab/><text:tab/>case String s <text:span text:style-name="T78">when s.length() &lt;= 3 </text:span>-&gt; System.out.println("String length is too short!");</text:p>
      <text:p text:style-name="P30"><text:tab/><text:tab/>case String s -&gt; System.out.println("given string is " + s);</text:p>
      <text:p text:style-name="P30"><text:tab/><text:tab/>default -&gt; System.out.println("Not a string");</text:p>
      <text:p text:style-name="P30"><text:tab/>}</text:p>
      <text:p text:style-name="P30">}</text:p>
      <text:p text:style-name="P30"/>
      <text:p text:style-name="P30">The following example uses a long for its selector expression:</text:p>
      <text:p text:style-name="P30"/>
      <text:p text:style-name="P30">Eg2:- </text:p>
      <text:p text:style-name="P30"/>
      <text:p text:style-name="P30"><text:soft-page-break/>static void bigNumber(long num){</text:p>
      <text:p text:style-name="P30"><text:tab/>switch (num){</text:p>
      <text:p text:style-name="P30"><text:tab/><text:tab/>case Long bigNum when bigNum &lt; 1_000_000L -&gt; System.out.println("Less than a million");</text:p>
      <text:p text:style-name="P30"><text:tab/><text:tab/>case Long bigNum when bigNum &lt;1_000_000_000L -&gt; System.out.println("Less than a billion");</text:p>
      <text:p text:style-name="P30"><text:tab/><text:tab/>case Long bigNum when bigNum &lt; 1_000_000_000_000L -&gt; System.out.println("Less than a trillion");</text:p>
      <text:p text:style-name="P30"><text:tab/><text:tab/>case Long bigNum when bigNum &lt; 1_000_000_000_000_000L -&gt; System.out.println("Less than a quadrillion");</text:p>
      <text:p text:style-name="P30"><text:tab/><text:tab/>default -&gt; System.out.println("More than quadrillion");</text:p>
      <text:p text:style-name="P30"><text:tab/>}</text:p>
      <text:p text:style-name="P30">}</text:p>
      <text:p text:style-name="P30"/>
      <text:p text:style-name="P48">&gt;&gt;&gt; <text:bookmark text:name="JSLAN-GUID-08C56E57-B95B-45D8-930D-E3FAFA29B5B7"/><text:span text:style-name="T47">Pattern Label Dominance</text:span></text:p>
      <text:p text:style-name="P10"/>
      <text:p text:style-name="P30">It's possible that many pattern labels could match the value of the selector expression. To help predictability, the labels are tested in the order that they appear in the switch block. In addition, the compiler raises an error if a pattern label can never match because a preceding one will always match first. The following example results in a compile-time error:</text:p>
      <text:p text:style-name="P30"/>
      <text:p text:style-name="P30">static void patternDominanace(Object obj) {</text:p>
      <text:p text:style-name="P30"><text:s text:c="8"/>switch (obj) {</text:p>
      <text:p text:style-name="P30"><text:s text:c="12"/>case CharSequence cs -&gt; System.out.println(" A sequence of length " + cs.length());</text:p>
      <text:p text:style-name="P30"><text:span text:style-name="T45">// error: this case label is dominated by a preceding case label</text:span> </text:p>
      <text:p text:style-name="P30"><text:s text:c="12"/>case String s -&gt; System.out.println(" A string :- " + s);</text:p>
      <text:p text:style-name="P30"><text:s text:c="12"/>default -&gt; System.out.println("Not valid object " + obj);</text:p>
      <text:p text:style-name="P30"><text:s text:c="8"/>}</text:p>
      <text:p text:style-name="P30"><text:s text:c="4"/>}</text:p>
      <text:p text:style-name="P30"/>
      <text:p text:style-name="P30">The first pattern label case CharSequence cs <text:span text:style-name="T83">dominates</text:span> the second pattern label case String s because every value that matches the pattern String s <text:span text:style-name="T83">also matches the pattern CharSequence cs</text:span> but not the other way around. It's because String is a subtype of CharSequence.</text:p>
      <text:p text:style-name="P30"/>
      <text:p text:style-name="P53">&gt;&gt; A pattern label can dominate a constant label. These examples cause compile-time errors:</text:p>
      <text:p text:style-name="P8"/>
      <text:p text:style-name="P30">switch (val) {</text:p>
      <text:p text:style-name="P30"><text:tab/>case Integer i -&gt; System.out.println("Integer value:- " + i);</text:p>
      <text:p text:style-name="P30"><text:span text:style-name="T67">/ Compile-time errors for both cases -1 and 1: // this case label </text:span><text:soft-page-break/><text:span text:style-name="T67">is dominated by a preceding case label</text:span> </text:p>
      <text:p text:style-name="P30"><text:tab/>case -1, 1 -&gt; System.out.println("The constant number is " + val);</text:p>
      <text:p text:style-name="P30"><text:tab/>default -&gt; System.out.println("don't have idea");</text:p>
      <text:p text:style-name="P30">}</text:p>
      <text:p text:style-name="P30"/>
      <text:p text:style-name="P54">Note:</text:p>
      <text:p text:style-name="P19"><text:span text:style-name="T82">Guarded pattern labels don't dominate constant labels</text:span>. For example:</text:p>
      <text:p text:style-name="P9">Wrong Code :-</text:p>
      <text:p text:style-name="P8"/>
      <text:p text:style-name="P30">static void testInteger(Integer value) {</text:p>
      <text:p text:style-name="P30"><text:s text:c="4"/>switch(value) {</text:p>
      <text:p text:style-name="P30"><text:s text:c="8"/>case Integer i when i &gt; 0 -&gt;</text:p>
      <text:p text:style-name="P30"><text:s text:c="12"/>System.out.println("Positive integer");</text:p>
      <text:p text:style-name="P30"><text:s text:c="8"/>case 1 -&gt; </text:p>
      <text:p text:style-name="P30"><text:s text:c="12"/>System.out.println("Value is 1");</text:p>
      <text:p text:style-name="P30"><text:s text:c="8"/>case -1 -&gt; </text:p>
      <text:p text:style-name="P30"><text:s text:c="12"/>System.out.println("Value is -1");</text:p>
      <text:p text:style-name="P30"><text:s text:c="8"/>case Integer i -&gt;</text:p>
      <text:p text:style-name="P30"><text:s text:c="12"/>System.out.println("An integer");</text:p>
      <text:p text:style-name="P30"><text:s text:c="4"/>}</text:p>
      <text:p text:style-name="P30">}</text:p>
      <text:p text:style-name="P30"/>
      <text:p text:style-name="P30">Although the value 1 matches both the guarded pattern label case Integer i when i &gt; 0 and the constant label case 1, the guarded pattern label doesn't dominate the constant label. Guarded <text:span text:style-name="T83">patterns aren't checked for dominance</text:span> <text:span text:style-name="T83">because they're generally undecidable</text:span>. Consequently, <text:span text:style-name="T78">you should order your case labels so that constant labels appear first, followed by guarded pattern labels, and then followed by nonguarded pattern labels</text:span>:</text:p>
      <text:p text:style-name="P30"/>
      <text:p text:style-name="P30">Right Code :-</text:p>
      <text:p text:style-name="P30"/>
      <text:p text:style-name="P30">static void testIntegerBetter(Integer value) {</text:p>
      <text:p text:style-name="P30"><text:s text:c="4"/>switch(value) {</text:p>
      <text:p text:style-name="P30"><text:s text:c="8"/>case 1 -&gt; </text:p>
      <text:p text:style-name="P30"><text:s text:c="12"/>System.out.println("Value is 1");</text:p>
      <text:p text:style-name="P30"><text:s text:c="8"/>case -1 -&gt; </text:p>
      <text:p text:style-name="P30"><text:s text:c="12"/>System.out.println("Value is -1");</text:p>
      <text:p text:style-name="P30"><text:s text:c="8"/>case Integer i when i &gt; 0 -&gt;</text:p>
      <text:p text:style-name="P30"><text:s text:c="12"/>System.out.println("Positive integer");</text:p>
      <text:p text:style-name="P30"><text:s text:c="8"/>case Integer i -&gt;</text:p>
      <text:p text:style-name="P30"><text:s text:c="12"/>System.out.println("An integer");</text:p>
      <text:p text:style-name="P30"><text:s text:c="4"/>}</text:p>
      <text:p text:style-name="P30">}</text:p>
      <text:p text:style-name="P30"/>
      <text:p text:style-name="P37"><text:soft-page-break/>&gt;&gt; <text:bookmark text:name="JSLAN-GUID-5C1E3BBD-B12D-493E-AC19-D27ABC628D76"/><text:span text:style-name="T47">Null case Labels</text:span></text:p>
      <text:p text:style-name="P30"/>
      <text:p text:style-name="P30">switch expressions and switch statements used to throw a <text:span text:style-name="T7">NullPointerException</text:span> if the value of the selector expression <text:span text:style-name="T7">is null</text:span>. Currently, to add more flexibility, a <text:span text:style-name="T78">null case label is available</text:span>:</text:p>
      <text:p text:style-name="P30">static void validate(Object obj) {</text:p>
      <text:p text:style-name="P30"><text:tab/>switch (obj) {</text:p>
      <text:p text:style-name="P30"><text:tab/><text:tab/><text:span text:style-name="T78">case null</text:span> -&gt; System.out.println("null value entered!");</text:p>
      <text:p text:style-name="P30"><text:tab/><text:tab/>case Integer val -&gt; System.out.println("I am integer");</text:p>
      <text:p text:style-name="P30"><text:tab/><text:tab/>case Double val -&gt; System.out.println("I am double");</text:p>
      <text:p text:style-name="P30"><text:tab/><text:tab/>case String string -&gt; System.out.println("I am string");</text:p>
      <text:p text:style-name="P30"><text:tab/><text:tab/>default -&gt; System.out.println("none matching");</text:p>
      <text:p text:style-name="P30"/>
      <text:p text:style-name="P30"><text:tab/>}</text:p>
      <text:p text:style-name="P30">}</text:p>
      <text:p text:style-name="P30"/>
      <text:p text:style-name="P55"><text:bookmark text:name="GUID-E69EEA63-E204-41B4-AA7F-D58B26A3B232__GUID-95797E03-2D6C-40B7-A8CB-CA781258B8FB"/>&gt;&gt; Type Coverage in switch Expressions</text:p>
      <text:p text:style-name="P52"><text:line-break/>We need to cover all the possible types or subtypes of object passed to switch expression. If we wont cover then we are going to get compile time error.</text:p>
      <text:p text:style-name="P52">Eg:- When we are passing <text:s/>obj as variable for switch expression then we should cover all possible type or sub types of object like Integer, String, Double .. </text:p>
      <text:p text:style-name="P52">if we wont cover then there will be compile time error like "<text:span text:style-name="T97">Switch statement does not cover all possible types</text:span>"</text:p>
      <text:p text:style-name="P52"/>
      <text:p text:style-name="P52">static int coverage(Object obj) {</text:p>
      <text:p text:style-name="P52"><text:tab/>return switch (obj) { <text:s text:c="8"/>// Error – <text:span text:style-name="T97">Switch statement does not cover all possible types</text:span></text:p>
      <text:p text:style-name="P52"><text:tab/><text:tab/>case String s <text:s/>-&gt; s.length();</text:p>
      <text:p text:style-name="P52"><text:tab/><text:tab/>case Integer i -&gt; i;</text:p>
      <text:p text:style-name="P52"><text:tab/>};</text:p>
      <text:p text:style-name="P52">}</text:p>
      <text:p text:style-name="P52"/>
      <text:p text:style-name="P52">To fix this issue either we need to add <text:span text:style-name="T78">default</text:span> statement which will cover all possible types.</text:p>
      <text:p text:style-name="P52"/>
      <text:p text:style-name="P52">switch (obj) {</text:p>
      <text:p text:style-name="P52"><text:tab/>case null -&gt; System.out.println("null value entered!");</text:p>
      <text:p text:style-name="P52"><text:soft-page-break/><text:tab/>case Integer val -&gt; System.out.println("I am integer");</text:p>
      <text:p text:style-name="P52"><text:tab/>case Double val -&gt; System.out.println("I am double");</text:p>
      <text:p text:style-name="P52"><text:tab/>case String string -&gt; System.out.println("I am string");</text:p>
      <text:p text:style-name="P52"><text:tab/><text:span text:style-name="T78">default</text:span> -&gt; System.out.println("none matching");</text:p>
      <text:p text:style-name="P52">}</text:p>
      <text:p text:style-name="P80"/>
      <text:p text:style-name="P52"/>
      <text:p text:style-name="P52">Java 17 Features :-</text:p>
      <text:p text:style-name="P52"/>
      <text:p text:style-name="P52"><text:a xlink:type="simple" xlink:href="https://docs.oracle.com/en/java/javase/23/language/sealed-classes-and-interfaces.html" text:style-name="Internet_20_link" text:visited-style-name="Visited_20_Internet_20_Link">https://docs.oracle.com/en/java/javase/23/language/sealed-classes-and-interfaces.html</text:a></text:p>
      <text:p text:style-name="P52"/>
      <text:h text:style-name="P78" text:outline-level="1"><text:bookmark text:name="JSLAN-GUID-0C709461-CC33-419A-82BF-61461336E65F"/>Sealed Classes :-</text:h>
      <text:p text:style-name="P53"/>
      <text:p text:style-name="P53">Sealed classes and interfaces <text:span text:style-name="T83">restrict</text:span> <text:span text:style-name="T78">which other classes or interfaces may extend or implement them</text:span>.</text:p>
      <text:p text:style-name="P52"/>
      <text:p text:style-name="P52">Its possible to create sealed classes and sealed interfaces also.</text:p>
      <text:p text:style-name="P52"/>
      <text:h text:style-name="P74" text:outline-level="3"><text:span text:style-name="T6">Why we need sealed classes ?</text:span> :-</text:h>
      <text:p text:style-name="P52">Let us say you <text:s/>are creating ComputerLab class and you want only <text:s/>three classes Desktop, Laptop and Tab need to extend this class and you don't want your clients of library to <text:s/>extend this class then we can use sealed classes concept.</text:p>
      <text:p text:style-name="P52"/>
      <text:p text:style-name="P52"><text:span text:style-name="T48">By sealing a class, you can specify which classes are </text:span><text:span text:style-name="T21">permitted</text:span><text:span text:style-name="T48"> to extend it and prevent any other arbitrary class from doing so.</text:span> </text:p>
      <text:p text:style-name="P52"/>
      <text:h text:style-name="P71" text:outline-level="2"><text:bookmark text:name="GUID-0C709461-CC33-419A-82BF-61461336E65F__GUID-64D2FDDD-A24C-431F-81E5-280A1C7AFE38"/>Declaring Sealed Classes</text:h>
      <text:p text:style-name="P52"><text:line-break/>To seal a class, add the <text:span text:style-name="T78">sealed</text:span> modifier to its declaration. Then, after any <text:span text:style-name="T78">extends</text:span> and <text:span text:style-name="T78">implements</text:span> clauses, add the <text:span text:style-name="T78">permits</text:span> clause. This clause specifies the classes that may extend the sealed class.</text:p>
      <text:p text:style-name="P52"/>
      <text:p text:style-name="P52"><text:soft-page-break/>For example, the following declaration of Shape specifies three permitted subclasses, Circle, Square, and Rectangle:</text:p>
      <text:p text:style-name="P22"><text:span text:style-name="T68">public </text:span><text:span text:style-name="T21">sealed</text:span><text:span text:style-name="T68"> class Shape </text:span><text:span text:style-name="T21">permits</text:span><text:span text:style-name="T68"> Circle, Square, Rectangle { }</text:span> </text:p>
      <text:p text:style-name="P22"/>
      <text:p text:style-name="P22">Define the following three permitted subclasses, Circle, Square, and Rectangle, in the <text:span text:style-name="T78">same module</text:span> or in the<text:span text:style-name="T70"> </text:span><text:span text:style-name="T78">same package</text:span> as the sealed class:</text:p>
      <text:p text:style-name="P52"/>
      <text:p text:style-name="P52"/>
      <text:p text:style-name="P52">Permitted subclasses should be declared as either <text:span text:style-name="T78">final / sealed / non-sealed</text:span>.</text:p>
      <text:p text:style-name="P52"/>
      <text:p text:style-name="P52">&gt;&gt;&gt; Circle.java</text:p>
      <text:p text:style-name="P52">public <text:span text:style-name="T78">final</text:span> class Circle <text:span text:style-name="T78">extends Shape</text:span> {</text:p>
      <text:p text:style-name="P52"><text:s text:c="4"/>public float radius;</text:p>
      <text:p text:style-name="P52">}</text:p>
      <text:p text:style-name="P52"/>
      <text:p text:style-name="P52">&gt;&gt;&gt; Square.java</text:p>
      <text:p text:style-name="P52">Square is <text:span text:style-name="T70">a non-sealed class</text:span>. This type of class is explained in Constraints on Permitted Subclasses.</text:p>
      <text:p text:style-name="P52"/>
      <text:p text:style-name="P52">public <text:span text:style-name="T78">non-sealed</text:span><text:span text:style-name="T77"> </text:span>class Square <text:span text:style-name="T78">extends Shape</text:span> {</text:p>
      <text:p text:style-name="P52"><text:s text:c="3"/>public double side;</text:p>
      <text:p text:style-name="P52">} <text:s text:c="2"/></text:p>
      <text:p text:style-name="P52"/>
      <text:p text:style-name="P52">&gt;&gt;&gt; <text:span text:style-name="T87">Rectangle.java</text:span> </text:p>
      <text:p text:style-name="P52">public <text:span text:style-name="T78">sealed</text:span> class Rectangle <text:span text:style-name="T70">extends Shape</text:span> <text:span text:style-name="T78">permits FilledRectangle</text:span> {</text:p>
      <text:p text:style-name="P52"><text:s text:c="4"/>public double length, width;</text:p>
      <text:p text:style-name="P52">}<text:line-break/></text:p>
      <text:p text:style-name="P52">Rectangle has a further subclass, FilledRectangle:</text:p>
      <text:p text:style-name="P52"/>
      <text:p text:style-name="P52">&gt;&gt; FilledRectangle.java</text:p>
      <text:p text:style-name="P52">public <text:span text:style-name="T78">final</text:span> class FilledRectangle <text:span text:style-name="T78">extends Rectangle</text:span> {</text:p>
      <text:p text:style-name="P52"><text:soft-page-break/><text:s text:c="4"/>public int red, green, blue;</text:p>
      <text:p text:style-name="P52">}</text:p>
      <text:p text:style-name="P52"/>
      <text:h text:style-name="P72" text:outline-level="2">Defining all permitted sub classes in the same file :-</text:h>
      <text:p text:style-name="P52"><text:s/></text:p>
      <text:p text:style-name="P52">Alternatively, you can define permitted subclasses in the same file as the sealed class. If you do so, then <text:span text:style-name="T78">you can omit the permits clause</text:span>:</text:p>
      <text:p text:style-name="P52"/>
      <text:p text:style-name="P52">package com.example.geometry;</text:p>
      <text:p text:style-name="P52"/>
      <text:p text:style-name="P52">public sealed class Figure</text:p>
      <text:p text:style-name="P52"><text:s text:c="3"/><text:span text:style-name="T7"><text:s/>// The permits clause has been omitted</text:span></text:p>
      <text:p text:style-name="P57"><text:s text:c="4"/>// as its permitted classes have been</text:p>
      <text:p text:style-name="P57"><text:s text:c="4"/>// defined in the same file.</text:p>
      <text:p text:style-name="P52">{ }</text:p>
      <text:p text:style-name="P52"/>
      <text:p text:style-name="P52">final class Circle extends Figure {</text:p>
      <text:p text:style-name="P52"><text:s text:c="4"/>float radius;</text:p>
      <text:p text:style-name="P52">}</text:p>
      <text:p text:style-name="P52">non-sealed class Square extends Figure {</text:p>
      <text:p text:style-name="P52"><text:s text:c="4"/>float side;</text:p>
      <text:p text:style-name="P52">}</text:p>
      <text:p text:style-name="P52">sealed class Rectangle extends Figure {</text:p>
      <text:p text:style-name="P52"><text:s text:c="4"/>float length, width;</text:p>
      <text:p text:style-name="P52">}</text:p>
      <text:p text:style-name="P52">final class FilledRectangle extends Rectangle {</text:p>
      <text:p text:style-name="P52"><text:s text:c="4"/>int red, green, blue;</text:p>
      <text:p text:style-name="P52">}</text:p>
      <text:p text:style-name="P52"/>
      <text:h text:style-name="P73" text:outline-level="2"><text:bookmark text:name="GUID-0C709461-CC33-419A-82BF-61461336E65F__GUID-3EEF768C-AE2A-45B2-9E57-F9687E35C8C2"/>Constraints on Permitted Subclasses</text:h>
      <text:p text:style-name="P52"><text:line-break/>Permitted subclasses have the following constraints:</text:p>
      <text:p text:style-name="P52"/>
      <text:p text:style-name="P52"><text:soft-page-break/>1) They<text:span text:style-name="T7"> must be accessible by the sealed class</text:span> at compile time.</text:p>
      <text:p text:style-name="P52"/>
      <text:p text:style-name="P52">For example, to compile Shape.java, the compiler must be able to access all of the permitted classes of Shape: Circle.java, Square.java, and Rectangle.java. In addition, because Rectangle is a sealed class, the compiler also needs access to FilledRectangle.java.</text:p>
      <text:p text:style-name="P52"/>
      <text:p text:style-name="P52">2) They must <text:span text:style-name="T78">directly extend the sealed class</text:span>.</text:p>
      <text:p text:style-name="P52"/>
      <text:p text:style-name="P52">They must have exactly one of the following modifiers to describe how it continues the sealing initiated by its superclass:</text:p>
      <text:p text:style-name="P52"/>
      <text:p text:style-name="P52"><text:s text:c="2"/><text:span text:style-name="T78">final:</text:span> <text:span text:style-name="T70">Cannot be extended further</text:span></text:p>
      <text:p text:style-name="P52"/>
      <text:p text:style-name="P52"><text:s text:c="2"/><text:span text:style-name="T78">sealed:</text:span> <text:span text:style-name="T70">Can only be extended by its permitted subclasses</text:span></text:p>
      <text:p text:style-name="P52"/>
      <text:p text:style-name="P52"><text:s/><text:span text:style-name="T78">non-sealed:</text:span> <text:span text:style-name="T70">Can be extended by unknown subclasses;</text:span> a sealed class cannot prevent its permitted subclasses from doing this</text:p>
      <text:p text:style-name="P52"/>
      <text:p text:style-name="P52">For example, the permitted subclasses of Shape demonstrate each of these three modifiers: Circle is final while Rectangle is sealed and Square is non-sealed.</text:p>
      <text:p text:style-name="P52"/>
      <text:p text:style-name="P52">3) They must <text:span text:style-name="T78">be in the same module as the sealed class</text:span> (if the sealed class is in a named module) or <text:span text:style-name="T78">in the same package</text:span> (if the sealed class is in the unnamed module, as in the Shape.java example).</text:p>
      <text:p text:style-name="P52"/>
      <text:p text:style-name="P52">For example, in the following declaration of com.example.graphics.Shape, its permitted subclasses are all in different packages. This example will compile only if Shape and all of its permitted subclasses are in the same named module.</text:p>
      <text:p text:style-name="P52"/>
      <text:p text:style-name="P52">package com.example.graphics;</text:p>
      <text:p text:style-name="P52"/>
      <text:p text:style-name="P52">public sealed class Shape </text:p>
      <text:p text:style-name="P52"><text:s text:c="4"/>permits com.example.polar.Circle,</text:p>
      <text:p text:style-name="P52"><text:soft-page-break/><text:s text:c="12"/>com.example.quad.Rectangle,</text:p>
      <text:p text:style-name="P52"><text:s text:c="12"/>com.example.quad.simple.Square { }</text:p>
      <text:p text:style-name="P52"/>
      <text:p text:style-name="P52"/>
      <text:h text:style-name="P75" text:outline-level="1">&gt;&gt; <text:bookmark text:name="GUID-0C709461-CC33-419A-82BF-61461336E65F__GUID-3D10CAF7-5B2D-4FE9-9E05-3FE6CF06BA39"/><text:span text:style-name="T49">Declaring Sealed Interfaces</text:span></text:h>
      <text:p text:style-name="P52"><text:line-break/>Like sealed classes, to seal an interface, add the <text:span text:style-name="T70">sealed</text:span> modifier to its declaration. Then, after any extends clause, add the permits clause, which specifies the <text:span text:style-name="T70">classes that can implement </text:span>the sealed interface and the <text:span text:style-name="T78">interfaces that can extend</text:span> the sealed interface.</text:p>
      <text:p text:style-name="P52"/>
      <text:p text:style-name="P52">The following example declares a sealed interface named Expr. Only the classes ConstantExpr, PlusExpr, TimesExpr, and NegExpr may implement it:</text:p>
      <text:p text:style-name="P52"/>
      <text:p text:style-name="P52">package com.example.expressions;</text:p>
      <text:p text:style-name="P52"/>
      <text:p text:style-name="P52">public class TestExpressions {</text:p>
      <text:p text:style-name="P52"><text:s text:c="2"/>public static void main(String[] args) {</text:p>
      <text:p text:style-name="P52"><text:s text:c="4"/>// (6 + 7) * -8</text:p>
      <text:p text:style-name="P52"><text:s text:c="4"/>System.out.println(</text:p>
      <text:p text:style-name="P52"><text:s text:c="6"/>new TimesExpr(</text:p>
      <text:p text:style-name="P52"><text:s text:c="8"/>new PlusExpr(new ConstantExpr(6), new ConstantExpr(7)),</text:p>
      <text:p text:style-name="P52"><text:s text:c="8"/>new NegExpr(new ConstantExpr(8))</text:p>
      <text:p text:style-name="P52"><text:s text:c="6"/>).eval());</text:p>
      <text:p text:style-name="P52"><text:s text:c="3"/>}</text:p>
      <text:p text:style-name="P52">}</text:p>
      <text:p text:style-name="P52"/>
      <text:p text:style-name="P52">sealed interface Expr</text:p>
      <text:p text:style-name="P52"><text:s text:c="4"/>permits ConstantExpr, PlusExpr, TimesExpr, NegExpr {</text:p>
      <text:p text:style-name="P52"><text:s text:c="4"/>public int eval();</text:p>
      <text:p text:style-name="P52">}</text:p>
      <text:p text:style-name="P52"/>
      <text:p text:style-name="P52">final class ConstantExpr implements Expr {</text:p>
      <text:p text:style-name="P52"><text:soft-page-break/><text:s text:c="4"/>int i;</text:p>
      <text:p text:style-name="P52"><text:s text:c="4"/>ConstantExpr(int i) { this.i = i; }</text:p>
      <text:p text:style-name="P52"><text:s text:c="4"/>public int eval() { return i; }</text:p>
      <text:p text:style-name="P52">}</text:p>
      <text:p text:style-name="P52"/>
      <text:p text:style-name="P52">final class PlusExpr implements Expr {</text:p>
      <text:p text:style-name="P52"><text:s text:c="4"/>Expr a, b;</text:p>
      <text:p text:style-name="P52"><text:s text:c="4"/>PlusExpr(Expr a, Expr b) { this.a = a; this.b = b; }</text:p>
      <text:p text:style-name="P52"><text:s text:c="4"/>public int eval() { return a.eval() + b.eval(); }</text:p>
      <text:p text:style-name="P52">}</text:p>
      <text:p text:style-name="P52"/>
      <text:p text:style-name="P52">final class TimesExpr implements Expr {</text:p>
      <text:p text:style-name="P52"><text:s text:c="4"/>Expr a, b;</text:p>
      <text:p text:style-name="P52"><text:s text:c="4"/>TimesExpr(Expr a, Expr b) { this.a = a; this.b = b; }</text:p>
      <text:p text:style-name="P52"><text:s text:c="4"/>public int eval() { return a.eval() * b.eval(); }</text:p>
      <text:p text:style-name="P52">}</text:p>
      <text:p text:style-name="P52"/>
      <text:p text:style-name="P52">final class NegExpr implements Expr {</text:p>
      <text:p text:style-name="P52"><text:s text:c="4"/>Expr e;</text:p>
      <text:p text:style-name="P52"><text:s text:c="4"/>NegExpr(Expr e) { this.e = e; }</text:p>
      <text:p text:style-name="P52"><text:s text:c="4"/>public int eval() { return -e.eval(); }</text:p>
      <text:p text:style-name="P52">}</text:p>
      <text:p text:style-name="P52"/>
      <text:h text:style-name="P77" text:outline-level="1"><text:bookmark text:name="GUID-0C709461-CC33-419A-82BF-61461336E65F__GUID-08817FA0-ECD8-4909-B0CF-4E8EE5BA8CBF"/>Record Classes as Permitted Subclasses</text:h>
      <text:p text:style-name="P52"/>
      <text:p text:style-name="P52">We can also use records as sub classes.</text:p>
      <text:p text:style-name="P52"/>
      <text:p text:style-name="P52">public class TestExpressions {</text:p>
      <text:p text:style-name="P52"><text:s text:c="2"/>public static void main(String[] args) {</text:p>
      <text:p text:style-name="P52"><text:s text:c="4"/>// (6 + 7) * -8</text:p>
      <text:p text:style-name="P52"><text:s text:c="4"/>System.out.println(</text:p>
      <text:p text:style-name="P52"><text:s text:c="6"/>new TimesExpr(</text:p>
      <text:p text:style-name="P52"><text:s text:c="8"/>new PlusExpr(new ConstantExpr(6), new ConstantExpr(7)),</text:p>
      <text:p text:style-name="P52"><text:soft-page-break/><text:s text:c="8"/>new NegExpr(new ConstantExpr(8))</text:p>
      <text:p text:style-name="P52"><text:s text:c="6"/>).eval());</text:p>
      <text:p text:style-name="P52"><text:s text:c="3"/>}</text:p>
      <text:p text:style-name="P52">}</text:p>
      <text:p text:style-name="P52"/>
      <text:p text:style-name="P52">sealed interface Expr</text:p>
      <text:p text:style-name="P52"><text:s text:c="4"/>permits ConstantExpr, PlusExpr, TimesExpr, NegExpr {</text:p>
      <text:p text:style-name="P52"><text:s text:c="4"/>public int eval();</text:p>
      <text:p text:style-name="P52">}</text:p>
      <text:p text:style-name="P52"/>
      <text:p text:style-name="P52">record ConstantExpr(int i) implements Expr {</text:p>
      <text:p text:style-name="P52"><text:s text:c="4"/>public int eval() { return i(); }</text:p>
      <text:p text:style-name="P52">}</text:p>
      <text:p text:style-name="P52"/>
      <text:p text:style-name="P52">record PlusExpr(Expr a, Expr b) implements Expr {</text:p>
      <text:p text:style-name="P52"><text:s text:c="4"/>public int eval() { return a.eval() + b.eval(); }</text:p>
      <text:p text:style-name="P52">}</text:p>
      <text:p text:style-name="P52"/>
      <text:p text:style-name="P52">record TimesExpr(Expr a, Expr b) implements Expr {</text:p>
      <text:p text:style-name="P52"><text:s text:c="4"/>public int eval() { return a.eval() * b.eval(); }</text:p>
      <text:p text:style-name="P52">}</text:p>
      <text:p text:style-name="P52"/>
      <text:p text:style-name="P52">record NegExpr(Expr e) implements Expr {</text:p>
      <text:p text:style-name="P52"><text:s text:c="4"/>public int eval() { return -e.eval(); }</text:p>
      <text:p text:style-name="P52">}</text:p>
      <text:h text:style-name="Heading_20_2" text:outline-level="2"><text:line-break/><text:span text:style-name="T77">APIs Related to Sealed Classes and Interfaces</text:span></text:h>
      <text:p text:style-name="P52"/>
      <text:p text:style-name="P52">The class java.lang.Class has two new methods related to sealed classes and interfaces:</text:p>
      <text:p text:style-name="P52"/>
      <text:p text:style-name="P52">java.lang.constant.ClassDesc[] <text:span text:style-name="T78">permittedSubclasses()</text:span>: Returns an array containing java.lang.constant.ClassDesc objects representing all <text:soft-page-break/>the <text:span text:style-name="T70">permitted subclasses of the class if it is sealed</text:span>; returns an empty array if the class is not sealed</text:p>
      <text:p text:style-name="P52">boolean <text:span text:style-name="T78">isSealed()</text:span>: Returns true if the given class or interface is sealed; returns false otherwise</text:p>
      <text:p text:style-name="P80"/>
      <text:p text:style-name="P52"/>
      <text:p text:style-name="P52">Java 22 :-</text:p>
      <text:p text:style-name="P52"/>
      <text:p text:style-name="P52">Unnamed Variables and Patterns :-</text:p>
      <text:p text:style-name="P52"/>
      <text:p text:style-name="P52">Unnamed variables are variables that can be initialized but not used. </text:p>
      <text:p text:style-name="P52"><text:s/>We can use the <text:span text:style-name="T70">underscore</text:span> <text:span text:style-name="T70">keyword</text:span> (_) as the name of a local variable, exception, or lambda parameter in a declaration <text:span text:style-name="T78">when the value of the declaration isn't needed.</text:span> This is called an unnamed variable, which represents a variable that’s being declared but it has no usable name.</text:p>
      <text:p text:style-name="P52"/>
      <text:p text:style-name="P52">Eg 1:-</text:p>
      <text:p text:style-name="P52"/>
      <text:p text:style-name="P52">List&lt;Integer&gt; nums = List.of(10, 23, 45, 67);</text:p>
      <text:p text:style-name="P52">int total = 0;</text:p>
      <text:p text:style-name="P52">for (int <text:span text:style-name="T78">_</text:span> : nums) {</text:p>
      <text:p text:style-name="P52"><text:tab/>total++;</text:p>
      <text:p text:style-name="P52">}</text:p>
      <text:p text:style-name="P52"/>
      <text:p text:style-name="P52">Eg2 :- </text:p>
      <text:p text:style-name="P52"/>
      <text:p text:style-name="P52">We can also unnamed variables in exception handling</text:p>
      <text:p text:style-name="P52"/>
      <text:p text:style-name="P52">try {</text:p>
      <text:p text:style-name="P52"><text:tab/>String msg = Files.readString(Path.of("myData.xml"));</text:p>
      <text:p text:style-name="P52">} catch (IOException <text:span text:style-name="T78">_</text:span>) {</text:p>
      <text:p text:style-name="P52"><text:tab/>System.out.println("File Reading exception happened");</text:p>
      <text:p text:style-name="P52">}</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inherit" svg:font-family="inherit"/>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8H19M25S</meta:editing-duration>
    <meta:editing-cycles>178</meta:editing-cycles>
    <meta:generator>OpenOffice/4.1.11$Win32 OpenOffice.org_project/4111m1$Build-9808</meta:generator>
    <dc:date>2025-01-10T10:21:34.85</dc:date>
    <dc:creator>sateesh </dc:creator>
    <meta:document-statistic meta:table-count="0" meta:image-count="0" meta:object-count="0" meta:page-count="39" meta:paragraph-count="973" meta:word-count="6509" meta:character-count="45554"/>
    <meta:user-defined meta:name="Info 1"/>
    <meta:user-defined meta:name="Info 2"/>
    <meta:user-defined meta:name="Info 3"/>
    <meta:user-defined meta:name="Info 4"/>
  </office:meta>
</office:document-meta>
</file>